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9807in"/>
    </style:style>
    <style:style style:name="co9" style:family="table-column">
      <style:table-column-properties fo:break-before="auto" style:column-width="0.6618in"/>
    </style:style>
    <style:style style:name="co10" style:family="table-column">
      <style:table-column-properties fo:break-before="auto" style:column-width="0.611in"/>
    </style:style>
    <style:style style:name="co11" style:family="table-column">
      <style:table-column-properties fo:break-before="auto" style:column-width="0.6236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8772in"/>
    </style:style>
    <style:style style:name="co14" style:family="table-column">
      <style:table-column-properties fo:break-before="auto" style:column-width="0.7508in"/>
    </style:style>
    <style:style style:name="co15" style:family="table-column">
      <style:table-column-properties fo:break-before="auto" style:column-width="1.1437in"/>
    </style:style>
    <style:style style:name="co16" style:family="table-column">
      <style:table-column-properties fo:break-before="auto" style:column-width="0.7374in"/>
    </style:style>
    <style:style style:name="co17" style:family="table-column">
      <style:table-column-properties fo:break-before="auto" style:column-width="0.7252in"/>
    </style:style>
    <style:style style:name="co18" style:family="table-column">
      <style:table-column-properties fo:break-before="auto" style:column-width="0.45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1.8283in"/>
    </style:style>
    <style:style style:name="co21" style:family="table-column">
      <style:table-column-properties fo:break-before="auto" style:column-width="1.8161in"/>
    </style:style>
    <style:style style:name="co22" style:family="table-column">
      <style:table-column-properties fo:break-before="auto" style:column-width="1.8417in"/>
    </style:style>
    <style:style style:name="co23" style:family="table-column">
      <style:table-column-properties fo:break-before="auto" style:column-width="1.8543in"/>
    </style:style>
    <style:style style:name="co24" style:family="table-column">
      <style:table-column-properties fo:break-before="auto" style:column-width="1.778in"/>
    </style:style>
    <style:style style:name="co25" style:family="table-column">
      <style:table-column-properties fo:break-before="auto" style:column-width="1.7654in"/>
    </style:style>
    <style:style style:name="co26" style:family="table-column">
      <style:table-column-properties fo:break-before="auto" style:column-width="1.7902in"/>
    </style:style>
    <style:style style:name="co27" style:family="table-column">
      <style:table-column-properties fo:break-before="auto" style:column-width="1.7272in"/>
    </style:style>
    <style:style style:name="co28" style:family="table-column">
      <style:table-column-properties fo:break-before="auto" style:column-width="1.7146in"/>
    </style:style>
    <style:style style:name="co29" style:family="table-column">
      <style:table-column-properties fo:break-before="auto" style:column-width="1.7398in"/>
    </style:style>
    <style:style style:name="co30" style:family="table-column">
      <style:table-column-properties fo:break-before="auto" style:column-width="1.9681in"/>
    </style:style>
    <style:style style:name="co31" style:family="table-column">
      <style:table-column-properties fo:break-before="auto" style:column-width="1.9937in"/>
    </style:style>
    <style:style style:name="co32" style:family="table-column">
      <style:table-column-properties fo:break-before="auto" style:column-width="1.8791in"/>
    </style:style>
    <style:style style:name="co33" style:family="table-column">
      <style:table-column-properties fo:break-before="auto" style:column-width="1.8665in"/>
    </style:style>
    <style:style style:name="co34" style:family="table-column">
      <style:table-column-properties fo:break-before="auto" style:column-width="1.8925in"/>
    </style:style>
    <style:style style:name="co35" style:family="table-column">
      <style:table-column-properties fo:break-before="auto" style:column-width="1.702in"/>
    </style:style>
    <style:style style:name="co36" style:family="table-column">
      <style:table-column-properties fo:break-before="auto" style:column-width="1.6638in"/>
    </style:style>
    <style:style style:name="co37" style:family="table-column">
      <style:table-column-properties fo:break-before="auto" style:column-width="1.6516in"/>
    </style:style>
    <style:style style:name="co38" style:family="table-column">
      <style:table-column-properties fo:break-before="auto" style:column-width="1.6764in"/>
    </style:style>
    <style:style style:name="co39" style:family="table-column">
      <style:table-column-properties fo:break-before="auto" style:column-width="1.6134in"/>
    </style:style>
    <style:style style:name="co40" style:family="table-column">
      <style:table-column-properties fo:break-before="auto" style:column-width="1.6in"/>
    </style:style>
    <style:style style:name="co41" style:family="table-column">
      <style:table-column-properties fo:break-before="auto" style:column-width="1.6256in"/>
    </style:style>
    <style:style style:name="co42" style:family="table-column">
      <style:table-column-properties fo:break-before="auto" style:column-width="1.7528in"/>
    </style:style>
    <style:style style:name="co43" style:family="table-column">
      <style:table-column-properties fo:break-before="auto" style:column-width="1.689in"/>
    </style:style>
    <style:style style:name="co44" style:family="table-column">
      <style:table-column-properties fo:break-before="auto" style:column-width="1.6382in"/>
    </style:style>
    <style:style style:name="co45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  <style:text-properties style:font-name="Arial Narrow"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style:font-name="Arial Narrow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26" style:family="table-cell" style:parent-style-name="Default" style:data-style-name="N129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29" style:family="table-cell" style:parent-style-name="Default" style:data-style-name="N129">
      <style:table-cell-properties fo:border-bottom="0.74pt solid #000000" fo:background-color="#ccccc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31" style:family="table-cell" style:parent-style-name="Red" style:data-style-name="N129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Red" style:data-style-name="N129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Red" style:data-style-name="N129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9">
      <style:text-properties fo:font-weight="normal" style:font-weight-asian="normal" style:font-weight-complex="normal"/>
    </style:style>
    <style:style style:name="ce47" style:family="table-cell" style:parent-style-name="Default" style:data-style-name="N129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39" style:family="table-cell" style:parent-style-name="Default" style:data-style-name="N129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40" style:family="table-cell" style:parent-style-name="Red" style:data-style-name="N129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Red" style:data-style-name="N12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Red" style:data-style-name="N12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Red" style:data-style-name="N129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Red" style:data-style-name="N129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29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54" style:family="table-cell" style:parent-style-name="Default" style:data-style-name="N129">
      <style:table-cell-properties fo:border-bottom="0.74pt solid #000000" fo:background-color="#ccccc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48" style:family="table-cell" style:parent-style-name="Red" style:data-style-name="N129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Red" style:data-style-name="N129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Red" style:data-style-name="N129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129">
      <style:table-cell-properties fo:border-bottom="none" fo:background-color="#ffb66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60" style:family="table-cell" style:parent-style-name="Default" style:data-style-name="N129">
      <style:table-cell-properties fo:border-bottom="0.74pt solid #000000" fo:background-color="#ffb66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7" style:family="table-cell" style:parent-style-name="Default" style:data-style-name="N129">
      <style:table-cell-properties fo:border-bottom="none" fo:background-color="#ffb66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129">
      <style:table-cell-properties fo:border-bottom="0.74pt solid #000000" fo:background-color="#ffb66c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77" style:family="table-cell" style:parent-style-name="Red" style:data-style-name="N12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ffb66c" fo:border-left="none" fo:border-right="none" fo:border-top="0.74pt solid #000000"/>
    </style:style>
    <style:style style:name="ce105" style:family="table-cell" style:parent-style-name="Default">
      <style:table-cell-properties fo:border-bottom="none" fo:background-color="#ffb66c" fo:border-left="none" fo:border-right="0.74pt solid #000000" fo:border-top="0.74pt solid #000000"/>
    </style:style>
    <style:style style:name="ce71" style:family="table-cell" style:parent-style-name="Default" style:data-style-name="N129">
      <style:table-cell-properties fo:border-bottom="0.74pt solid #000000" fo:background-color="#ffb66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09" style:family="table-cell" style:parent-style-name="Default" style:data-style-name="N129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73" style:family="table-cell" style:parent-style-name="Default" style:data-style-name="N129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8" style:family="table-cell" style:parent-style-name="Red" style:data-style-name="N13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Red" style:data-style-name="N13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Red" style:data-style-name="N13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29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86" style:family="table-cell" style:parent-style-name="Default" style:data-style-name="N129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74" style:family="table-cell" style:parent-style-name="Red" style:data-style-name="N13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Red" style:data-style-name="N13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Red" style:data-style-name="N13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b4c7dc" fo:border-left="none" fo:border-right="none" fo:border-top="0.74pt solid #000000"/>
    </style:style>
    <style:style style:name="ce123" style:family="table-cell" style:parent-style-name="Red" style:data-style-name="N13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Red" style:data-style-name="N13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b4c7dc" fo:border-left="none" fo:border-right="0.74pt solid #000000" fo:border-top="0.74pt solid #000000"/>
    </style:style>
    <style:style style:name="ce99" style:family="table-cell" style:parent-style-name="Default" style:data-style-name="N129">
      <style:table-cell-properties fo:border-bottom="0.74pt solid #000000" fo:background-color="#b4c7d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5" style:family="table-cell" style:parent-style-name="Red" style:data-style-name="N13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Red" style:data-style-name="N13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Red" style:data-style-name="N13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" table:default-cell-style-name="ce8"/>
        <table:table-column table:style-name="co7" table:number-columns-repeated="2" table:default-cell-style-name="ce8"/>
        <table:table-row table:style-name="ro1">
          <table:table-cell table:style-name="ce3"/>
          <table:table-cell table:style-name="ce12"/>
          <table:table-cell table:style-name="ce16" table:number-columns-repeated="4"/>
          <table:table-cell table:style-name="ce26" office:value-type="string" calcext:value-type="string" table:number-columns-spanned="6" table:number-rows-spanned="1">
            <text:p>BothSides</text:p>
          </table:table-cell>
          <table:covered-table-cell table:number-columns-repeated="4" table:style-name="ce47"/>
          <table:covered-table-cell table:style-name="ce81"/>
          <table:table-cell table:style-name="ce89" office:value-type="string" calcext:value-type="string" table:number-columns-spanned="6" table:number-rows-spanned="1">
            <text:p>PosSide</text:p>
          </table:table-cell>
          <table:covered-table-cell table:number-columns-repeated="2" table:style-name="ce97"/>
          <table:covered-table-cell table:number-columns-repeated="2" table:style-name="ce104"/>
          <table:covered-table-cell table:style-name="ce105"/>
          <table:table-cell table:style-name="ce109" office:value-type="string" calcext:value-type="string" table:number-columns-spanned="6" table:number-rows-spanned="1">
            <text:p>NegSide</text:p>
          </table:table-cell>
          <table:covered-table-cell table:number-columns-repeated="2" table:style-name="ce115"/>
          <table:covered-table-cell table:number-columns-repeated="2" table:style-name="ce122"/>
          <table:covered-table-cell table:style-name="ce128"/>
        </table:table-row>
        <table:table-row table:style-name="ro1">
          <table:table-cell table:style-name="ce5" office:value-type="string" calcext:value-type="string">
            <text:p>Scenario</text:p>
          </table:table-cell>
          <table:table-cell table:style-name="ce13" office:value-type="string" calcext:value-type="string">
            <text:p>Scenario #</text:p>
          </table:table-cell>
          <table:table-cell table:style-name="ce22" office:value-type="string" calcext:value-type="string">
            <text:p>fracPos</text:p>
          </table:table-cell>
          <table:table-cell table:style-name="ce22" office:value-type="string" calcext:value-type="string">
            <text:p>fracNeg</text:p>
          </table:table-cell>
          <table:table-cell table:style-name="ce22" office:value-type="string" calcext:value-type="string">
            <text:p>rho</text:p>
          </table:table-cell>
          <table:table-cell table:style-name="ce22" office:value-type="string" calcext:value-type="string">
            <text:p>FDRmethod</text:p>
          </table:table-cell>
          <table:table-cell table:style-name="ce29" office:value-type="string" calcext:value-type="string">
            <text:p>canonical</text:p>
          </table:table-cell>
          <table:table-cell table:style-name="ce39" office:value-type="string" calcext:value-type="string">
            <text:p>combined</text:p>
          </table:table-cell>
          <table:table-cell table:style-name="ce39" office:value-type="string" calcext:value-type="string">
            <text:p>twotailed</text:p>
          </table:table-cell>
          <table:table-cell table:style-name="ce39" office:value-type="string" calcext:value-type="string">
            <text:p>split</text:p>
          </table:table-cell>
          <table:table-cell table:style-name="ce39" office:value-type="string" calcext:value-type="string">
            <text:p>canbb</text:p>
          </table:table-cell>
          <table:table-cell table:style-name="ce54" office:value-type="string" calcext:value-type="string">
            <text:p>splitbb</text:p>
          </table:table-cell>
          <table:table-cell table:style-name="ce60" office:value-type="string" calcext:value-type="string">
            <text:p>canonical</text:p>
          </table:table-cell>
          <table:table-cell table:style-name="ce63" office:value-type="string" calcext:value-type="string">
            <text:p>combined</text:p>
          </table:table-cell>
          <table:table-cell table:style-name="ce63" office:value-type="string" calcext:value-type="string">
            <text:p>twotailed</text:p>
          </table:table-cell>
          <table:table-cell table:style-name="ce63" office:value-type="string" calcext:value-type="string">
            <text:p>split</text:p>
          </table:table-cell>
          <table:table-cell table:style-name="ce63" office:value-type="string" calcext:value-type="string">
            <text:p>canbb</text:p>
          </table:table-cell>
          <table:table-cell table:style-name="ce71" office:value-type="string" calcext:value-type="string">
            <text:p>splitbb</text:p>
          </table:table-cell>
          <table:table-cell table:style-name="ce73" office:value-type="string" calcext:value-type="string">
            <text:p>canonical</text:p>
          </table:table-cell>
          <table:table-cell table:style-name="ce86" office:value-type="string" calcext:value-type="string">
            <text:p>combined</text:p>
          </table:table-cell>
          <table:table-cell table:style-name="ce86" office:value-type="string" calcext:value-type="string">
            <text:p>twotailed</text:p>
          </table:table-cell>
          <table:table-cell table:style-name="ce86" office:value-type="string" calcext:value-type="string">
            <text:p>split</text:p>
          </table:table-cell>
          <table:table-cell table:style-name="ce86" office:value-type="string" calcext:value-type="string">
            <text:p>canbb</text:p>
          </table:table-cell>
          <table:table-cell table:style-name="ce99" office:value-type="string" calcext:value-type="string">
            <text:p>splitbb</text:p>
          </table:table-cell>
        </table:table-row>
        <table:table-row table:style-name="ro1">
          <table:table-cell table:style-name="ce3" table:formula="of:=[$raw.A2]" office:value-type="string" office:string-value="bh_indep_null_pwr" calcext:value-type="string">
            <text:p>bh_indep_null_pwr</text:p>
          </table:table-cell>
          <table:table-cell table:style-name="ce16" table:formula="of:=[$raw.B2]" office:value-type="float" office:value="1" calcext:value-type="float">
            <text:p>1</text:p>
          </table:table-cell>
          <table:table-cell table:style-name="ce16" table:formula="of:=[$raw.C2]" office:value-type="float" office:value="0" calcext:value-type="float">
            <text:p>0</text:p>
          </table:table-cell>
          <table:table-cell table:style-name="ce16" table:formula="of:=[$raw.D2]" office:value-type="float" office:value="0" calcext:value-type="float">
            <text:p>0</text:p>
          </table:table-cell>
          <table:table-cell table:style-name="ce16" table:formula="of:=[$raw.E2]" office:value-type="float" office:value="0" calcext:value-type="float">
            <text:p>0</text:p>
          </table:table-cell>
          <table:table-cell table:style-name="ce16" table:formula="of:=[$raw.F2]" office:value-type="string" office:string-value="BH1995" calcext:value-type="string">
            <text:p>BH1995</text:p>
          </table:table-cell>
          <table:table-cell table:style-name="ce31" table:formula="of:=[raw.N2]+ORG.OPENOFFICE.STYLE(IF([raw.K2]&lt;[raw.O2];&quot;Red&quot;;IF([raw.K2]&gt;[raw.P2];&quot;Blue&quot;;&quot;Green&quot;)))" office:value-type="string" office:string-value="" calcext:value-type="error">
            <text:p>#VALUE!</text:p>
          </table:table-cell>
          <table:table-cell table:style-name="ce40" table:formula="of:=[raw.Q2]+ORG.OPENOFFICE.STYLE(IF([raw.K2]&lt;[raw.R2];&quot;Red&quot;;IF([raw.K2]&gt;[raw.S2];&quot;Blue&quot;;&quot;Green&quot;)))" office:value-type="string" office:string-value="" calcext:value-type="error">
            <text:p>#VALUE!</text:p>
          </table:table-cell>
          <table:table-cell table:style-name="ce40" table:formula="of:=[raw.T2]+ORG.OPENOFFICE.STYLE(IF([raw.K2]&lt;[raw.U2];&quot;Red&quot;;IF([raw.K2]&gt;[raw.V2];&quot;Blue&quot;;&quot;Green&quot;)))" office:value-type="string" office:string-value="" calcext:value-type="error">
            <text:p>#VALUE!</text:p>
          </table:table-cell>
          <table:table-cell table:style-name="ce76" table:formula="of:=[raw.W2]+ORG.OPENOFFICE.STYLE(IF([raw.K2]&lt;[raw.X2];&quot;Red&quot;;IF([raw.K2]&gt;[raw.Y2];&quot;Blue&quot;;&quot;Green&quot;)))" office:value-type="string" office:string-value="" calcext:value-type="error">
            <text:p>#VALUE!</text:p>
          </table:table-cell>
          <table:table-cell table:style-name="ce76" table:formula="of:=[raw.Z2]+ORG.OPENOFFICE.STYLE(IF([raw.K2]&lt;[raw.AA2];&quot;Red&quot;;IF([raw.K2]&gt;[raw.AB2];&quot;Blue&quot;;&quot;Green&quot;)))" office:value-type="string" office:string-value="" calcext:value-type="error">
            <text:p>#VALUE!</text:p>
          </table:table-cell>
          <table:table-cell table:style-name="ce48" table:formula="of:=[raw.AC2]+ORG.OPENOFFICE.STYLE(IF([raw.K2]&lt;[raw.AD2];&quot;Red&quot;;IF([raw.K2]&gt;[raw.AE2];&quot;Blue&quot;;&quot;Green&quot;)))" office:value-type="string" office:string-value="" calcext:value-type="error">
            <text:p>#VALUE!</text:p>
          </table:table-cell>
          <table:table-cell table:style-name="ce31" table:formula="of:=[raw.AF2]+ORG.OPENOFFICE.STYLE(IF([raw.K2]&lt;[raw.AG2];&quot;Red&quot;;IF([raw.K2]&gt;[raw.AH2];&quot;Blue&quot;;&quot;Green&quot;)))" office:value-type="string" office:string-value="" calcext:value-type="error">
            <text:p>#VALUE!</text:p>
          </table:table-cell>
          <table:table-cell table:style-name="ce40" table:formula="of:=[raw.AI2]+ORG.OPENOFFICE.STYLE(IF([raw.K2]&lt;[raw.AJ2];&quot;Red&quot;;IF([raw.K2]&gt;[raw.AK2];&quot;Blue&quot;;&quot;Green&quot;)))" office:value-type="string" office:string-value="" calcext:value-type="error">
            <text:p>#VALUE!</text:p>
          </table:table-cell>
          <table:table-cell table:style-name="ce40" table:formula="of:=[raw.AL2]+ORG.OPENOFFICE.STYLE(IF([raw.K2]&lt;[raw.AM2];&quot;Red&quot;;IF([raw.K2]&gt;[raw.AN2];&quot;Blue&quot;;&quot;Green&quot;)))" office:value-type="string" office:string-value="" calcext:value-type="error">
            <text:p>#VALUE!</text:p>
          </table:table-cell>
          <table:table-cell table:style-name="ce40" table:formula="of:=[raw.AO2]+ORG.OPENOFFICE.STYLE(IF([raw.K2]&lt;[raw.AP2];&quot;Red&quot;;IF([raw.K2]&gt;[raw.AQ2];&quot;Blue&quot;;&quot;Green&quot;)))" office:value-type="string" office:string-value="" calcext:value-type="error">
            <text:p>#VALUE!</text:p>
          </table:table-cell>
          <table:table-cell table:style-name="ce40" table:formula="of:=[raw.AR2]+ORG.OPENOFFICE.STYLE(IF([raw.K2]&lt;[raw.AS2];&quot;Red&quot;;IF([raw.K2]&gt;[raw.AT2];&quot;Blue&quot;;&quot;Green&quot;)))" office:value-type="string" office:string-value="" calcext:value-type="error">
            <text:p>#VALUE!</text:p>
          </table:table-cell>
          <table:table-cell table:style-name="ce48" table:formula="of:=[raw.AU2]+ORG.OPENOFFICE.STYLE(IF([raw.K2]&lt;[raw.AV2];&quot;Red&quot;;IF([raw.K2]&gt;[raw.AW2];&quot;Blue&quot;;&quot;Green&quot;)))" office:value-type="string" office:string-value="" calcext:value-type="error">
            <text:p>#VALUE!</text:p>
          </table:table-cell>
          <table:table-cell table:style-name="ce68" table:formula="of:=[raw.AX2]+ORG.OPENOFFICE.STYLE(IF([raw.K2]&lt;[raw.AY2];&quot;Red&quot;;IF([raw.K2]&gt;[raw.AZ2];&quot;Blue&quot;;&quot;Green&quot;)))" office:value-type="string" office:string-value="" calcext:value-type="error">
            <text:p>#VALUE!</text:p>
          </table:table-cell>
          <table:table-cell table:style-name="ce74" table:formula="of:=[raw.BA2]+ORG.OPENOFFICE.STYLE(IF([raw.K2]&lt;[raw.BB2];&quot;Red&quot;;IF([raw.K2]&gt;[raw.BC2];&quot;Blue&quot;;&quot;Green&quot;)))" office:value-type="string" office:string-value="" calcext:value-type="error">
            <text:p>#VALUE!</text:p>
          </table:table-cell>
          <table:table-cell table:style-name="ce74" table:formula="of:=[raw.BD2]+ORG.OPENOFFICE.STYLE(IF([raw.K2]&lt;[raw.BF2];&quot;Red&quot;;IF([raw.K2]&gt;[raw.BG2];&quot;Blue&quot;;&quot;Green&quot;)))" office:value-type="string" office:string-value="" calcext:value-type="error">
            <text:p>#VALUE!</text:p>
          </table:table-cell>
          <table:table-cell table:style-name="ce123" table:formula="of:=[raw.BH2]+ORG.OPENOFFICE.STYLE(IF([raw.K2]&lt;[raw.BI2];&quot;Red&quot;;IF([raw.K2]&gt;[raw.BJ2];&quot;Blue&quot;;&quot;Green&quot;)))" office:value-type="string" office:string-value="" calcext:value-type="error">
            <text:p>#VALUE!</text:p>
          </table:table-cell>
          <table:table-cell table:style-name="ce74" table:formula="of:=[raw.BK2]+ORG.OPENOFFICE.STYLE(IF([raw.K2]&lt;[raw.BL2];&quot;Red&quot;;IF([raw.K2]&gt;[raw.BM2];&quot;Blue&quot;;&quot;Green&quot;)))" office:value-type="string" office:string-value="" calcext:value-type="error">
            <text:p>#VALUE!</text:p>
          </table:table-cell>
          <table:table-cell table:style-name="ce95" table:formula="of:=[raw.BN2]+ORG.OPENOFFICE.STYLE(IF([raw.K2]&lt;[raw.BO2];&quot;Red&quot;;IF([raw.K2]&gt;[raw.BP2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7" table:formula="of:=[$raw.A3]" office:value-type="string" office:string-value="bh_indep_posonly_pwr" calcext:value-type="string">
            <text:p>bh_indep_posonly_pwr</text:p>
          </table:table-cell>
          <table:table-cell table:style-name="ce2" table:formula="of:=[$raw.B3]" office:value-type="float" office:value="2" calcext:value-type="float">
            <text:p>2</text:p>
          </table:table-cell>
          <table:table-cell table:formula="of:=[$raw.C3]" office:value-type="float" office:value="0.25" calcext:value-type="float">
            <text:p>0.25</text:p>
          </table:table-cell>
          <table:table-cell table:formula="of:=[$raw.D3]" office:value-type="float" office:value="0" calcext:value-type="float">
            <text:p>0</text:p>
          </table:table-cell>
          <table:table-cell table:formula="of:=[$raw.E3]" office:value-type="float" office:value="0" calcext:value-type="float">
            <text:p>0</text:p>
          </table:table-cell>
          <table:table-cell table:style-name="ce18" table:formula="of:=[$raw.F3]" office:value-type="string" office:string-value="BH1995" calcext:value-type="string">
            <text:p>BH1995</text:p>
          </table:table-cell>
          <table:table-cell table:style-name="ce32" table:formula="of:=[raw.N3]+ORG.OPENOFFICE.STYLE(IF([raw.K3]&lt;[raw.O3];&quot;Red&quot;;IF([raw.K3]&gt;[raw.P3];&quot;Blue&quot;;&quot;Green&quot;)))" office:value-type="float" office:value="0.775165" calcext:value-type="float">
            <text:p>0.7752</text:p>
          </table:table-cell>
          <table:table-cell table:style-name="ce41" table:formula="of:=[raw.Q3]+ORG.OPENOFFICE.STYLE(IF([raw.K3]&lt;[raw.R3];&quot;Red&quot;;IF([raw.K3]&gt;[raw.S3];&quot;Blue&quot;;&quot;Green&quot;)))" office:value-type="float" office:value="0.666396" calcext:value-type="float">
            <text:p>0.6664</text:p>
          </table:table-cell>
          <table:table-cell table:style-name="ce41" table:formula="of:=[raw.T3]+ORG.OPENOFFICE.STYLE(IF([raw.K3]&lt;[raw.U3];&quot;Red&quot;;IF([raw.K3]&gt;[raw.V3];&quot;Blue&quot;;&quot;Green&quot;)))" office:value-type="float" office:value="0.666396" calcext:value-type="float">
            <text:p>0.6664</text:p>
          </table:table-cell>
          <table:table-cell table:style-name="ce42" table:formula="of:=[raw.W3]+ORG.OPENOFFICE.STYLE(IF([raw.K3]&lt;[raw.X3];&quot;Red&quot;;IF([raw.K3]&gt;[raw.Y3];&quot;Blue&quot;;&quot;Green&quot;)))" office:value-type="float" office:value="0.734829" calcext:value-type="float">
            <text:p>0.7348</text:p>
          </table:table-cell>
          <table:table-cell table:style-name="ce42" table:formula="of:=[raw.Z3]+ORG.OPENOFFICE.STYLE(IF([raw.K3]&lt;[raw.AA3];&quot;Red&quot;;IF([raw.K3]&gt;[raw.AB3];&quot;Blue&quot;;&quot;Green&quot;)))" office:value-type="float" office:value="0.655931" calcext:value-type="float">
            <text:p>0.6559</text:p>
          </table:table-cell>
          <table:table-cell table:style-name="ce50" table:formula="of:=[raw.AC3]+ORG.OPENOFFICE.STYLE(IF([raw.K3]&lt;[raw.AD3];&quot;Red&quot;;IF([raw.K3]&gt;[raw.AE3];&quot;Blue&quot;;&quot;Green&quot;)))" office:value-type="float" office:value="0.617955000000001" calcext:value-type="float">
            <text:p>0.6180</text:p>
          </table:table-cell>
          <table:table-cell table:style-name="ce32" table:formula="of:=[raw.AF3]+ORG.OPENOFFICE.STYLE(IF([raw.K3]&lt;[raw.AG3];&quot;Red&quot;;IF([raw.K3]&gt;[raw.AH3];&quot;Blue&quot;;&quot;Green&quot;)))" office:value-type="float" office:value="0.776081348315989" calcext:value-type="float">
            <text:p>0.7761</text:p>
          </table:table-cell>
          <table:table-cell table:style-name="ce77" table:formula="of:=[raw.AI3]+ORG.OPENOFFICE.STYLE(IF([raw.K3]&lt;[raw.AJ3];&quot;Red&quot;;IF([raw.K3]&gt;[raw.AK3];&quot;Blue&quot;;&quot;Green&quot;)))" office:value-type="float" office:value="0.654755142811155" calcext:value-type="float">
            <text:p>0.6548</text:p>
          </table:table-cell>
          <table:table-cell table:style-name="ce77" table:formula="of:=[raw.AL3]+ORG.OPENOFFICE.STYLE(IF([raw.K3]&lt;[raw.AM3];&quot;Red&quot;;IF([raw.K3]&gt;[raw.AN3];&quot;Blue&quot;;&quot;Green&quot;)))" office:value-type="float" office:value="0.654755142811155" calcext:value-type="float">
            <text:p>0.6548</text:p>
          </table:table-cell>
          <table:table-cell table:style-name="ce41" table:formula="of:=[raw.AO3]+ORG.OPENOFFICE.STYLE(IF([raw.K3]&lt;[raw.AP3];&quot;Red&quot;;IF([raw.K3]&gt;[raw.AQ3];&quot;Blue&quot;;&quot;Green&quot;)))" office:value-type="float" office:value="0.735669992185197" calcext:value-type="float">
            <text:p>0.7357</text:p>
          </table:table-cell>
          <table:table-cell table:style-name="ce41" table:formula="of:=[raw.AR3]+ORG.OPENOFFICE.STYLE(IF([raw.K3]&lt;[raw.AS3];&quot;Red&quot;;IF([raw.K3]&gt;[raw.AT3];&quot;Blue&quot;;&quot;Green&quot;)))" office:value-type="float" office:value="0.656691781279654" calcext:value-type="float">
            <text:p>0.6567</text:p>
          </table:table-cell>
          <table:table-cell table:style-name="ce50" table:formula="of:=[raw.AU3]+ORG.OPENOFFICE.STYLE(IF([raw.K3]&lt;[raw.AV3];&quot;Red&quot;;IF([raw.K3]&gt;[raw.AW3];&quot;Blue&quot;;&quot;Green&quot;)))" office:value-type="float" office:value="0.618645017663951" calcext:value-type="float">
            <text:p>0.6186</text:p>
          </table:table-cell>
          <table:table-cell table:style-name="ce69" table:formula="of:=[raw.AX3]+ORG.OPENOFFICE.STYLE(IF([raw.K3]&lt;[raw.AY3];&quot;Red&quot;;IF([raw.K3]&gt;[raw.AZ3];&quot;Blue&quot;;&quot;Green&quot;)))" office:value-type="string" office:string-value="" calcext:value-type="error">
            <text:p>#VALUE!</text:p>
          </table:table-cell>
          <table:table-cell table:style-name="ce118" table:formula="of:=[raw.BA3]+ORG.OPENOFFICE.STYLE(IF([raw.K3]&lt;[raw.BB3];&quot;Red&quot;;IF([raw.K3]&gt;[raw.BC3];&quot;Blue&quot;;&quot;Green&quot;)))" office:value-type="string" office:string-value="" calcext:value-type="error">
            <text:p>#VALUE!</text:p>
          </table:table-cell>
          <table:table-cell table:style-name="ce118" table:formula="of:=[raw.BD3]+ORG.OPENOFFICE.STYLE(IF([raw.K3]&lt;[raw.BF3];&quot;Red&quot;;IF([raw.K3]&gt;[raw.BG3];&quot;Blue&quot;;&quot;Green&quot;)))" office:value-type="string" office:string-value="" calcext:value-type="error">
            <text:p>#VALUE!</text:p>
          </table:table-cell>
          <table:table-cell table:style-name="ce118" table:formula="of:=[raw.BH3]+ORG.OPENOFFICE.STYLE(IF([raw.K3]&lt;[raw.BI3];&quot;Red&quot;;IF([raw.K3]&gt;[raw.BJ3];&quot;Blue&quot;;&quot;Green&quot;)))" office:value-type="string" office:string-value="" calcext:value-type="error">
            <text:p>#VALUE!</text:p>
          </table:table-cell>
          <table:table-cell table:style-name="ce85" table:formula="of:=[raw.BK3]+ORG.OPENOFFICE.STYLE(IF([raw.K3]&lt;[raw.BL3];&quot;Red&quot;;IF([raw.K3]&gt;[raw.BM3];&quot;Blue&quot;;&quot;Green&quot;)))" office:value-type="string" office:string-value="" calcext:value-type="error">
            <text:p>#VALUE!</text:p>
          </table:table-cell>
          <table:table-cell table:style-name="ce131" table:formula="of:=[raw.BN3]+ORG.OPENOFFICE.STYLE(IF([raw.K3]&lt;[raw.BO3];&quot;Red&quot;;IF([raw.K3]&gt;[raw.BP3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7" table:formula="of:=[$raw.A4]" office:value-type="string" office:string-value="bh_indep_negonly_pwr" calcext:value-type="string">
            <text:p>bh_indep_negonly_pwr</text:p>
          </table:table-cell>
          <table:table-cell table:style-name="ce2" table:formula="of:=[$raw.B4]" office:value-type="float" office:value="3" calcext:value-type="float">
            <text:p>3</text:p>
          </table:table-cell>
          <table:table-cell table:formula="of:=[$raw.C4]" office:value-type="float" office:value="0" calcext:value-type="float">
            <text:p>0</text:p>
          </table:table-cell>
          <table:table-cell table:formula="of:=[$raw.D4]" office:value-type="float" office:value="0.25" calcext:value-type="float">
            <text:p>0.25</text:p>
          </table:table-cell>
          <table:table-cell table:formula="of:=[$raw.E4]" office:value-type="float" office:value="0" calcext:value-type="float">
            <text:p>0</text:p>
          </table:table-cell>
          <table:table-cell table:style-name="ce18" table:formula="of:=[$raw.F4]" office:value-type="string" office:string-value="BH1995" calcext:value-type="string">
            <text:p>BH1995</text:p>
          </table:table-cell>
          <table:table-cell table:style-name="ce32" table:formula="of:=[raw.N4]+ORG.OPENOFFICE.STYLE(IF([raw.K4]&lt;[raw.O4];&quot;Red&quot;;IF([raw.K4]&gt;[raw.P4];&quot;Blue&quot;;&quot;Green&quot;)))" office:value-type="float" office:value="0.777569" calcext:value-type="float">
            <text:p>0.7776</text:p>
          </table:table-cell>
          <table:table-cell table:style-name="ce41" table:formula="of:=[raw.Q4]+ORG.OPENOFFICE.STYLE(IF([raw.K4]&lt;[raw.R4];&quot;Red&quot;;IF([raw.K4]&gt;[raw.S4];&quot;Blue&quot;;&quot;Green&quot;)))" office:value-type="float" office:value="0.668014" calcext:value-type="float">
            <text:p>0.6680</text:p>
          </table:table-cell>
          <table:table-cell table:style-name="ce41" table:formula="of:=[raw.T4]+ORG.OPENOFFICE.STYLE(IF([raw.K4]&lt;[raw.U4];&quot;Red&quot;;IF([raw.K4]&gt;[raw.V4];&quot;Blue&quot;;&quot;Green&quot;)))" office:value-type="float" office:value="0.668014" calcext:value-type="float">
            <text:p>0.6680</text:p>
          </table:table-cell>
          <table:table-cell table:style-name="ce42" table:formula="of:=[raw.W4]+ORG.OPENOFFICE.STYLE(IF([raw.K4]&lt;[raw.X4];&quot;Red&quot;;IF([raw.K4]&gt;[raw.Y4];&quot;Blue&quot;;&quot;Green&quot;)))" office:value-type="float" office:value="0.736484" calcext:value-type="float">
            <text:p>0.7365</text:p>
          </table:table-cell>
          <table:table-cell table:style-name="ce42" table:formula="of:=[raw.Z4]+ORG.OPENOFFICE.STYLE(IF([raw.K4]&lt;[raw.AA4];&quot;Red&quot;;IF([raw.K4]&gt;[raw.AB4];&quot;Blue&quot;;&quot;Green&quot;)))" office:value-type="float" office:value="0.658028999999999" calcext:value-type="float">
            <text:p>0.6580</text:p>
          </table:table-cell>
          <table:table-cell table:style-name="ce50" table:formula="of:=[raw.AC4]+ORG.OPENOFFICE.STYLE(IF([raw.K4]&lt;[raw.AD4];&quot;Red&quot;;IF([raw.K4]&gt;[raw.AE4];&quot;Blue&quot;;&quot;Green&quot;)))" office:value-type="float" office:value="0.619595" calcext:value-type="float">
            <text:p>0.6196</text:p>
          </table:table-cell>
          <table:table-cell table:style-name="ce32" table:formula="of:=[raw.AF4]+ORG.OPENOFFICE.STYLE(IF([raw.K4]&lt;[raw.AG4];&quot;Red&quot;;IF([raw.K4]&gt;[raw.AH4];&quot;Blue&quot;;&quot;Green&quot;)))" office:value-type="string" office:string-value="" calcext:value-type="error">
            <text:p>#VALUE!</text:p>
          </table:table-cell>
          <table:table-cell table:style-name="ce77" table:formula="of:=[raw.AI4]+ORG.OPENOFFICE.STYLE(IF([raw.K4]&lt;[raw.AJ4];&quot;Red&quot;;IF([raw.K4]&gt;[raw.AK4];&quot;Blue&quot;;&quot;Green&quot;)))" office:value-type="string" office:string-value="" calcext:value-type="error">
            <text:p>#VALUE!</text:p>
          </table:table-cell>
          <table:table-cell table:style-name="ce77" table:formula="of:=[raw.AL4]+ORG.OPENOFFICE.STYLE(IF([raw.K4]&lt;[raw.AM4];&quot;Red&quot;;IF([raw.K4]&gt;[raw.AN4];&quot;Blue&quot;;&quot;Green&quot;)))" office:value-type="string" office:string-value="" calcext:value-type="error">
            <text:p>#VALUE!</text:p>
          </table:table-cell>
          <table:table-cell table:style-name="ce41" table:formula="of:=[raw.AO4]+ORG.OPENOFFICE.STYLE(IF([raw.K4]&lt;[raw.AP4];&quot;Red&quot;;IF([raw.K4]&gt;[raw.AQ4];&quot;Blue&quot;;&quot;Green&quot;)))" office:value-type="string" office:string-value="" calcext:value-type="error">
            <text:p>#VALUE!</text:p>
          </table:table-cell>
          <table:table-cell table:style-name="ce41" table:formula="of:=[raw.AR4]+ORG.OPENOFFICE.STYLE(IF([raw.K4]&lt;[raw.AS4];&quot;Red&quot;;IF([raw.K4]&gt;[raw.AT4];&quot;Blue&quot;;&quot;Green&quot;)))" office:value-type="string" office:string-value="" calcext:value-type="error">
            <text:p>#VALUE!</text:p>
          </table:table-cell>
          <table:table-cell table:style-name="ce50" table:formula="of:=[raw.AU4]+ORG.OPENOFFICE.STYLE(IF([raw.K4]&lt;[raw.AV4];&quot;Red&quot;;IF([raw.K4]&gt;[raw.AW4];&quot;Blue&quot;;&quot;Green&quot;)))" office:value-type="string" office:string-value="" calcext:value-type="error">
            <text:p>#VALUE!</text:p>
          </table:table-cell>
          <table:table-cell table:style-name="ce69" table:formula="of:=[raw.AX4]+ORG.OPENOFFICE.STYLE(IF([raw.K4]&lt;[raw.AY4];&quot;Red&quot;;IF([raw.K4]&gt;[raw.AZ4];&quot;Blue&quot;;&quot;Green&quot;)))" office:value-type="float" office:value="0.778539599526218" calcext:value-type="float">
            <text:p>0.7785</text:p>
          </table:table-cell>
          <table:table-cell table:style-name="ce118" table:formula="of:=[raw.BA4]+ORG.OPENOFFICE.STYLE(IF([raw.K4]&lt;[raw.BB4];&quot;Red&quot;;IF([raw.K4]&gt;[raw.BC4];&quot;Blue&quot;;&quot;Green&quot;)))" office:value-type="float" office:value="0.656295265179877" calcext:value-type="float">
            <text:p>0.6563</text:p>
          </table:table-cell>
          <table:table-cell table:style-name="ce118" table:formula="of:=[raw.BD4]+ORG.OPENOFFICE.STYLE(IF([raw.K4]&lt;[raw.BF4];&quot;Red&quot;;IF([raw.K4]&gt;[raw.BG4];&quot;Blue&quot;;&quot;Green&quot;)))" office:value-type="float" office:value="0.656295265179877" calcext:value-type="float">
            <text:p>0.6563</text:p>
          </table:table-cell>
          <table:table-cell table:style-name="ce118" table:formula="of:=[raw.BH4]+ORG.OPENOFFICE.STYLE(IF([raw.K4]&lt;[raw.BI4];&quot;Red&quot;;IF([raw.K4]&gt;[raw.BJ4];&quot;Blue&quot;;&quot;Green&quot;)))" office:value-type="float" office:value="0.736201825995507" calcext:value-type="float">
            <text:p>0.7362</text:p>
          </table:table-cell>
          <table:table-cell table:style-name="ce85" table:formula="of:=[raw.BK4]+ORG.OPENOFFICE.STYLE(IF([raw.K4]&lt;[raw.BL4];&quot;Red&quot;;IF([raw.K4]&gt;[raw.BM4];&quot;Blue&quot;;&quot;Green&quot;)))" office:value-type="float" office:value="0.657149517134682" calcext:value-type="float">
            <text:p>0.6571</text:p>
          </table:table-cell>
          <table:table-cell table:style-name="ce131" table:formula="of:=[raw.BN4]+ORG.OPENOFFICE.STYLE(IF([raw.K4]&lt;[raw.BO4];&quot;Red&quot;;IF([raw.K4]&gt;[raw.BP4];&quot;Blue&quot;;&quot;Green&quot;)))" office:value-type="float" office:value="0.618577538169266" calcext:value-type="float">
            <text:p>0.6186</text:p>
          </table:table-cell>
        </table:table-row>
        <table:table-row table:style-name="ro1">
          <table:table-cell table:style-name="ce7" table:formula="of:=[$raw.A5]" office:value-type="string" office:string-value="bh_indep_balanced_pwr" calcext:value-type="string">
            <text:p>bh_indep_balanced_pwr</text:p>
          </table:table-cell>
          <table:table-cell table:style-name="ce2" table:formula="of:=[$raw.B5]" office:value-type="float" office:value="4" calcext:value-type="float">
            <text:p>4</text:p>
          </table:table-cell>
          <table:table-cell table:formula="of:=[$raw.C5]" office:value-type="float" office:value="0.25" calcext:value-type="float">
            <text:p>0.25</text:p>
          </table:table-cell>
          <table:table-cell table:formula="of:=[$raw.D5]" office:value-type="float" office:value="0.25" calcext:value-type="float">
            <text:p>0.25</text:p>
          </table:table-cell>
          <table:table-cell table:formula="of:=[$raw.E5]" office:value-type="float" office:value="0" calcext:value-type="float">
            <text:p>0</text:p>
          </table:table-cell>
          <table:table-cell table:style-name="ce18" table:formula="of:=[$raw.F5]" office:value-type="string" office:string-value="BH1995" calcext:value-type="string">
            <text:p>BH1995</text:p>
          </table:table-cell>
          <table:table-cell table:style-name="ce32" table:formula="of:=[raw.N5]+ORG.OPENOFFICE.STYLE(IF([raw.K5]&lt;[raw.O5];&quot;Red&quot;;IF([raw.K5]&gt;[raw.P5];&quot;Blue&quot;;&quot;Green&quot;)))" office:value-type="float" office:value="0.764328499999999" calcext:value-type="float">
            <text:p>0.7643</text:p>
          </table:table-cell>
          <table:table-cell table:style-name="ce41" table:formula="of:=[raw.Q5]+ORG.OPENOFFICE.STYLE(IF([raw.K5]&lt;[raw.R5];&quot;Red&quot;;IF([raw.K5]&gt;[raw.S5];&quot;Blue&quot;;&quot;Green&quot;)))" office:value-type="float" office:value="0.764354" calcext:value-type="float">
            <text:p>0.7644</text:p>
          </table:table-cell>
          <table:table-cell table:style-name="ce41" table:formula="of:=[raw.T5]+ORG.OPENOFFICE.STYLE(IF([raw.K5]&lt;[raw.U5];&quot;Red&quot;;IF([raw.K5]&gt;[raw.V5];&quot;Blue&quot;;&quot;Green&quot;)))" office:value-type="float" office:value="0.764354" calcext:value-type="float">
            <text:p>0.7644</text:p>
          </table:table-cell>
          <table:table-cell table:style-name="ce42" table:formula="of:=[raw.W5]+ORG.OPENOFFICE.STYLE(IF([raw.K5]&lt;[raw.X5];&quot;Red&quot;;IF([raw.K5]&gt;[raw.Y5];&quot;Blue&quot;;&quot;Green&quot;)))" office:value-type="float" office:value="0.7643075" calcext:value-type="float">
            <text:p>0.7643</text:p>
          </table:table-cell>
          <table:table-cell table:style-name="ce42" table:formula="of:=[raw.Z5]+ORG.OPENOFFICE.STYLE(IF([raw.K5]&lt;[raw.AA5];&quot;Red&quot;;IF([raw.K5]&gt;[raw.AB5];&quot;Blue&quot;;&quot;Green&quot;)))" office:value-type="float" office:value="0.764328499999999" calcext:value-type="float">
            <text:p>0.7643</text:p>
          </table:table-cell>
          <table:table-cell table:style-name="ce50" table:formula="of:=[raw.AC5]+ORG.OPENOFFICE.STYLE(IF([raw.K5]&lt;[raw.AD5];&quot;Red&quot;;IF([raw.K5]&gt;[raw.AE5];&quot;Blue&quot;;&quot;Green&quot;)))" office:value-type="float" office:value="0.7643075" calcext:value-type="float">
            <text:p>0.7643</text:p>
          </table:table-cell>
          <table:table-cell table:style-name="ce32" table:formula="of:=[raw.AF5]+ORG.OPENOFFICE.STYLE(IF([raw.K5]&lt;[raw.AG5];&quot;Red&quot;;IF([raw.K5]&gt;[raw.AH5];&quot;Blue&quot;;&quot;Green&quot;)))" office:value-type="float" office:value="0.764608421331078" calcext:value-type="float">
            <text:p>0.7646</text:p>
          </table:table-cell>
          <table:table-cell table:style-name="ce77" table:formula="of:=[raw.AI5]+ORG.OPENOFFICE.STYLE(IF([raw.K5]&lt;[raw.AJ5];&quot;Red&quot;;IF([raw.K5]&gt;[raw.AK5];&quot;Blue&quot;;&quot;Green&quot;)))" office:value-type="float" office:value="0.764752009911182" calcext:value-type="float">
            <text:p>0.7648</text:p>
          </table:table-cell>
          <table:table-cell table:style-name="ce77" table:formula="of:=[raw.AL5]+ORG.OPENOFFICE.STYLE(IF([raw.K5]&lt;[raw.AM5];&quot;Red&quot;;IF([raw.K5]&gt;[raw.AN5];&quot;Blue&quot;;&quot;Green&quot;)))" office:value-type="float" office:value="0.764752009911182" calcext:value-type="float">
            <text:p>0.7648</text:p>
          </table:table-cell>
          <table:table-cell table:style-name="ce41" table:formula="of:=[raw.AO5]+ORG.OPENOFFICE.STYLE(IF([raw.K5]&lt;[raw.AP5];&quot;Red&quot;;IF([raw.K5]&gt;[raw.AQ5];&quot;Blue&quot;;&quot;Green&quot;)))" office:value-type="float" office:value="0.764684507407381" calcext:value-type="float">
            <text:p>0.7647</text:p>
          </table:table-cell>
          <table:table-cell table:style-name="ce41" table:formula="of:=[raw.AR5]+ORG.OPENOFFICE.STYLE(IF([raw.K5]&lt;[raw.AS5];&quot;Red&quot;;IF([raw.K5]&gt;[raw.AT5];&quot;Blue&quot;;&quot;Green&quot;)))" office:value-type="float" office:value="0.764608421331078" calcext:value-type="float">
            <text:p>0.7646</text:p>
          </table:table-cell>
          <table:table-cell table:style-name="ce50" table:formula="of:=[raw.AU5]+ORG.OPENOFFICE.STYLE(IF([raw.K5]&lt;[raw.AV5];&quot;Red&quot;;IF([raw.K5]&gt;[raw.AW5];&quot;Blue&quot;;&quot;Green&quot;)))" office:value-type="float" office:value="0.764684507407381" calcext:value-type="float">
            <text:p>0.7647</text:p>
          </table:table-cell>
          <table:table-cell table:style-name="ce69" table:formula="of:=[raw.AX5]+ORG.OPENOFFICE.STYLE(IF([raw.K5]&lt;[raw.AY5];&quot;Red&quot;;IF([raw.K5]&gt;[raw.AZ5];&quot;Blue&quot;;&quot;Green&quot;)))" office:value-type="float" office:value="0.766110101278214" calcext:value-type="float">
            <text:p>0.7661</text:p>
          </table:table-cell>
          <table:table-cell table:style-name="ce118" table:formula="of:=[raw.BA5]+ORG.OPENOFFICE.STYLE(IF([raw.K5]&lt;[raw.BB5];&quot;Red&quot;;IF([raw.K5]&gt;[raw.BC5];&quot;Blue&quot;;&quot;Green&quot;)))" office:value-type="float" office:value="0.76601797947175" calcext:value-type="float">
            <text:p>0.7660</text:p>
          </table:table-cell>
          <table:table-cell table:style-name="ce118" table:formula="of:=[raw.BD5]+ORG.OPENOFFICE.STYLE(IF([raw.K5]&lt;[raw.BF5];&quot;Red&quot;;IF([raw.K5]&gt;[raw.BG5];&quot;Blue&quot;;&quot;Green&quot;)))" office:value-type="float" office:value="0.76601797947175" calcext:value-type="float">
            <text:p>0.7660</text:p>
          </table:table-cell>
          <table:table-cell table:style-name="ce118" table:formula="of:=[raw.BH5]+ORG.OPENOFFICE.STYLE(IF([raw.K5]&lt;[raw.BI5];&quot;Red&quot;;IF([raw.K5]&gt;[raw.BJ5];&quot;Blue&quot;;&quot;Green&quot;)))" office:value-type="float" office:value="0.764886034682499" calcext:value-type="float">
            <text:p>0.7649</text:p>
          </table:table-cell>
          <table:table-cell table:style-name="ce85" table:formula="of:=[raw.BK5]+ORG.OPENOFFICE.STYLE(IF([raw.K5]&lt;[raw.BL5];&quot;Red&quot;;IF([raw.K5]&gt;[raw.BM5];&quot;Blue&quot;;&quot;Green&quot;)))" office:value-type="float" office:value="0.7650120373902" calcext:value-type="float">
            <text:p>0.7650</text:p>
          </table:table-cell>
          <table:table-cell table:style-name="ce131" table:formula="of:=[raw.BN5]+ORG.OPENOFFICE.STYLE(IF([raw.K5]&lt;[raw.BO5];&quot;Red&quot;;IF([raw.K5]&gt;[raw.BP5];&quot;Blue&quot;;&quot;Green&quot;)))" office:value-type="float" office:value="0.764886034682499" calcext:value-type="float">
            <text:p>0.7649</text:p>
          </table:table-cell>
        </table:table-row>
        <table:table-row table:style-name="ro1">
          <table:table-cell table:style-name="ce7" table:formula="of:=[$raw.A6]" office:value-type="string" office:string-value="bh_indep_unbalanced_pwr" calcext:value-type="string">
            <text:p>bh_indep_unbalanced_pwr</text:p>
          </table:table-cell>
          <table:table-cell table:style-name="ce2" table:formula="of:=[$raw.B6]" office:value-type="float" office:value="5" calcext:value-type="float">
            <text:p>5</text:p>
          </table:table-cell>
          <table:table-cell table:formula="of:=[$raw.C6]" office:value-type="float" office:value="0.1" calcext:value-type="float">
            <text:p>0.1</text:p>
          </table:table-cell>
          <table:table-cell table:formula="of:=[$raw.D6]" office:value-type="float" office:value="0.4" calcext:value-type="float">
            <text:p>0.4</text:p>
          </table:table-cell>
          <table:table-cell table:formula="of:=[$raw.E6]" office:value-type="float" office:value="0" calcext:value-type="float">
            <text:p>0</text:p>
          </table:table-cell>
          <table:table-cell table:style-name="ce18" table:formula="of:=[$raw.F6]" office:value-type="string" office:string-value="BH1995" calcext:value-type="string">
            <text:p>BH1995</text:p>
          </table:table-cell>
          <table:table-cell table:style-name="ce32" table:formula="of:=[raw.N6]+ORG.OPENOFFICE.STYLE(IF([raw.K6]&lt;[raw.O6];&quot;Red&quot;;IF([raw.K6]&gt;[raw.P6];&quot;Blue&quot;;&quot;Green&quot;)))" office:value-type="float" office:value="0.787545499999999" calcext:value-type="float">
            <text:p>0.7875</text:p>
          </table:table-cell>
          <table:table-cell table:style-name="ce41" table:formula="of:=[raw.Q6]+ORG.OPENOFFICE.STYLE(IF([raw.K6]&lt;[raw.R6];&quot;Red&quot;;IF([raw.K6]&gt;[raw.S6];&quot;Blue&quot;;&quot;Green&quot;)))" office:value-type="float" office:value="0.763912999999999" calcext:value-type="float">
            <text:p>0.7639</text:p>
          </table:table-cell>
          <table:table-cell table:style-name="ce41" table:formula="of:=[raw.T6]+ORG.OPENOFFICE.STYLE(IF([raw.K6]&lt;[raw.U6];&quot;Red&quot;;IF([raw.K6]&gt;[raw.V6];&quot;Blue&quot;;&quot;Green&quot;)))" office:value-type="float" office:value="0.763912999999999" calcext:value-type="float">
            <text:p>0.7639</text:p>
          </table:table-cell>
          <table:table-cell table:style-name="ce42" table:formula="of:=[raw.W6]+ORG.OPENOFFICE.STYLE(IF([raw.K6]&lt;[raw.X6];&quot;Red&quot;;IF([raw.K6]&gt;[raw.Y6];&quot;Blue&quot;;&quot;Green&quot;)))" office:value-type="float" office:value="0.7684555" calcext:value-type="float">
            <text:p>0.7685</text:p>
          </table:table-cell>
          <table:table-cell table:style-name="ce42" table:formula="of:=[raw.Z6]+ORG.OPENOFFICE.STYLE(IF([raw.K6]&lt;[raw.AA6];&quot;Red&quot;;IF([raw.K6]&gt;[raw.AB6];&quot;Blue&quot;;&quot;Green&quot;)))" office:value-type="float" office:value="0.787545499999999" calcext:value-type="float">
            <text:p>0.7875</text:p>
          </table:table-cell>
          <table:table-cell table:style-name="ce50" table:formula="of:=[raw.AC6]+ORG.OPENOFFICE.STYLE(IF([raw.K6]&lt;[raw.AD6];&quot;Red&quot;;IF([raw.K6]&gt;[raw.AE6];&quot;Blue&quot;;&quot;Green&quot;)))" office:value-type="float" office:value="0.7684555" calcext:value-type="float">
            <text:p>0.7685</text:p>
          </table:table-cell>
          <table:table-cell table:style-name="ce32" table:formula="of:=[raw.AF6]+ORG.OPENOFFICE.STYLE(IF([raw.K6]&lt;[raw.AG6];&quot;Red&quot;;IF([raw.K6]&gt;[raw.AH6];&quot;Blue&quot;;&quot;Green&quot;)))" office:value-type="float" office:value="0.621548275401259" calcext:value-type="float">
            <text:p>0.6215</text:p>
          </table:table-cell>
          <table:table-cell table:style-name="ce77" table:formula="of:=[raw.AI6]+ORG.OPENOFFICE.STYLE(IF([raw.K6]&lt;[raw.AJ6];&quot;Red&quot;;IF([raw.K6]&gt;[raw.AK6];&quot;Blue&quot;;&quot;Green&quot;)))" office:value-type="float" office:value="0.793549728791885" calcext:value-type="float">
            <text:p>0.7935</text:p>
          </table:table-cell>
          <table:table-cell table:style-name="ce77" table:formula="of:=[raw.AL6]+ORG.OPENOFFICE.STYLE(IF([raw.K6]&lt;[raw.AM6];&quot;Red&quot;;IF([raw.K6]&gt;[raw.AN6];&quot;Blue&quot;;&quot;Green&quot;)))" office:value-type="float" office:value="0.793549728791885" calcext:value-type="float">
            <text:p>0.7935</text:p>
          </table:table-cell>
          <table:table-cell table:style-name="ce41" table:formula="of:=[raw.AO6]+ORG.OPENOFFICE.STYLE(IF([raw.K6]&lt;[raw.AP6];&quot;Red&quot;;IF([raw.K6]&gt;[raw.AQ6];&quot;Blue&quot;;&quot;Green&quot;)))" office:value-type="float" office:value="0.688869240960094" calcext:value-type="float">
            <text:p>0.6889</text:p>
          </table:table-cell>
          <table:table-cell table:style-name="ce41" table:formula="of:=[raw.AR6]+ORG.OPENOFFICE.STYLE(IF([raw.K6]&lt;[raw.AS6];&quot;Red&quot;;IF([raw.K6]&gt;[raw.AT6];&quot;Blue&quot;;&quot;Green&quot;)))" office:value-type="float" office:value="0.621548275401259" calcext:value-type="float">
            <text:p>0.6215</text:p>
          </table:table-cell>
          <table:table-cell table:style-name="ce50" table:formula="of:=[raw.AU6]+ORG.OPENOFFICE.STYLE(IF([raw.K6]&lt;[raw.AV6];&quot;Red&quot;;IF([raw.K6]&gt;[raw.AW6];&quot;Blue&quot;;&quot;Green&quot;)))" office:value-type="float" office:value="0.688869240960094" calcext:value-type="float">
            <text:p>0.6889</text:p>
          </table:table-cell>
          <table:table-cell table:style-name="ce69" table:formula="of:=[raw.AX6]+ORG.OPENOFFICE.STYLE(IF([raw.K6]&lt;[raw.AY6];&quot;Red&quot;;IF([raw.K6]&gt;[raw.AZ6];&quot;Blue&quot;;&quot;Green&quot;)))" office:value-type="float" office:value="0.830352212305735" calcext:value-type="float">
            <text:p>0.8304</text:p>
          </table:table-cell>
          <table:table-cell table:style-name="ce118" table:formula="of:=[raw.BA6]+ORG.OPENOFFICE.STYLE(IF([raw.K6]&lt;[raw.BB6];&quot;Red&quot;;IF([raw.K6]&gt;[raw.BC6];&quot;Blue&quot;;&quot;Green&quot;)))" office:value-type="float" office:value="0.757773393692945" calcext:value-type="float">
            <text:p>0.7578</text:p>
          </table:table-cell>
          <table:table-cell table:style-name="ce118" table:formula="of:=[raw.BD6]+ORG.OPENOFFICE.STYLE(IF([raw.K6]&lt;[raw.BF6];&quot;Red&quot;;IF([raw.K6]&gt;[raw.BG6];&quot;Blue&quot;;&quot;Green&quot;)))" office:value-type="float" office:value="0.757773393692945" calcext:value-type="float">
            <text:p>0.7578</text:p>
          </table:table-cell>
          <table:table-cell table:style-name="ce118" table:formula="of:=[raw.BH6]+ORG.OPENOFFICE.STYLE(IF([raw.K6]&lt;[raw.BI6];&quot;Red&quot;;IF([raw.K6]&gt;[raw.BJ6];&quot;Blue&quot;;&quot;Green&quot;)))" office:value-type="float" office:value="0.788777959675027" calcext:value-type="float">
            <text:p>0.7888</text:p>
          </table:table-cell>
          <table:table-cell table:style-name="ce85" table:formula="of:=[raw.BK6]+ORG.OPENOFFICE.STYLE(IF([raw.K6]&lt;[raw.BL6];&quot;Red&quot;;IF([raw.K6]&gt;[raw.BM6];&quot;Blue&quot;;&quot;Green&quot;)))" office:value-type="float" office:value="0.829543032342881" calcext:value-type="float">
            <text:p>0.8295</text:p>
          </table:table-cell>
          <table:table-cell table:style-name="ce131" table:formula="of:=[raw.BN6]+ORG.OPENOFFICE.STYLE(IF([raw.K6]&lt;[raw.BO6];&quot;Red&quot;;IF([raw.K6]&gt;[raw.BP6];&quot;Blue&quot;;&quot;Green&quot;)))" office:value-type="float" office:value="0.788777959675027" calcext:value-type="float">
            <text:p>0.7888</text:p>
          </table:table-cell>
        </table:table-row>
        <table:table-row table:style-name="ro1">
          <table:table-cell table:style-name="ce7" table:formula="of:=[$raw.A7]" office:value-type="string" office:string-value="bh_posdep_null_pwr" calcext:value-type="string">
            <text:p>bh_posdep_null_pwr</text:p>
          </table:table-cell>
          <table:table-cell table:style-name="ce18" table:formula="of:=[$raw.B7]" office:value-type="float" office:value="6" calcext:value-type="float">
            <text:p>6</text:p>
          </table:table-cell>
          <table:table-cell table:style-name="ce18" table:formula="of:=[$raw.C7]" office:value-type="float" office:value="0" calcext:value-type="float">
            <text:p>0</text:p>
          </table:table-cell>
          <table:table-cell table:style-name="ce18" table:formula="of:=[$raw.D7]" office:value-type="float" office:value="0" calcext:value-type="float">
            <text:p>0</text:p>
          </table:table-cell>
          <table:table-cell table:style-name="ce18" table:formula="of:=[$raw.E7]" office:value-type="float" office:value="0.25" calcext:value-type="float">
            <text:p>0.25</text:p>
          </table:table-cell>
          <table:table-cell table:style-name="ce18" table:formula="of:=[$raw.F7]" office:value-type="string" office:string-value="BH1995" calcext:value-type="string">
            <text:p>BH1995</text:p>
          </table:table-cell>
          <table:table-cell table:style-name="ce32" table:formula="of:=[raw.N7]+ORG.OPENOFFICE.STYLE(IF([raw.K7]&lt;[raw.O7];&quot;Red&quot;;IF([raw.K7]&gt;[raw.P7];&quot;Blue&quot;;&quot;Green&quot;)))" office:value-type="string" office:string-value="" calcext:value-type="error">
            <text:p>#VALUE!</text:p>
          </table:table-cell>
          <table:table-cell table:style-name="ce42" table:formula="of:=[raw.Q7]+ORG.OPENOFFICE.STYLE(IF([raw.K7]&lt;[raw.R7];&quot;Red&quot;;IF([raw.K7]&gt;[raw.S7];&quot;Blue&quot;;&quot;Green&quot;)))" office:value-type="string" office:string-value="" calcext:value-type="error">
            <text:p>#VALUE!</text:p>
          </table:table-cell>
          <table:table-cell table:style-name="ce42" table:formula="of:=[raw.T7]+ORG.OPENOFFICE.STYLE(IF([raw.K7]&lt;[raw.U7];&quot;Red&quot;;IF([raw.K7]&gt;[raw.V7];&quot;Blue&quot;;&quot;Green&quot;)))" office:value-type="string" office:string-value="" calcext:value-type="error">
            <text:p>#VALUE!</text:p>
          </table:table-cell>
          <table:table-cell table:style-name="ce42" table:formula="of:=[raw.W7]+ORG.OPENOFFICE.STYLE(IF([raw.K7]&lt;[raw.X7];&quot;Red&quot;;IF([raw.K7]&gt;[raw.Y7];&quot;Blue&quot;;&quot;Green&quot;)))" office:value-type="string" office:string-value="" calcext:value-type="error">
            <text:p>#VALUE!</text:p>
          </table:table-cell>
          <table:table-cell table:style-name="ce42" table:formula="of:=[raw.Z7]+ORG.OPENOFFICE.STYLE(IF([raw.K7]&lt;[raw.AA7];&quot;Red&quot;;IF([raw.K7]&gt;[raw.AB7];&quot;Blue&quot;;&quot;Green&quot;)))" office:value-type="string" office:string-value="" calcext:value-type="error">
            <text:p>#VALUE!</text:p>
          </table:table-cell>
          <table:table-cell table:style-name="ce50" table:formula="of:=[raw.AC7]+ORG.OPENOFFICE.STYLE(IF([raw.K7]&lt;[raw.AD7];&quot;Red&quot;;IF([raw.K7]&gt;[raw.AE7];&quot;Blue&quot;;&quot;Green&quot;)))" office:value-type="string" office:string-value="" calcext:value-type="error">
            <text:p>#VALUE!</text:p>
          </table:table-cell>
          <table:table-cell table:style-name="ce32" table:formula="of:=[raw.AF7]+ORG.OPENOFFICE.STYLE(IF([raw.K7]&lt;[raw.AG7];&quot;Red&quot;;IF([raw.K7]&gt;[raw.AH7];&quot;Blue&quot;;&quot;Green&quot;)))" office:value-type="string" office:string-value="" calcext:value-type="error">
            <text:p>#VALUE!</text:p>
          </table:table-cell>
          <table:table-cell table:style-name="ce77" table:formula="of:=[raw.AI7]+ORG.OPENOFFICE.STYLE(IF([raw.K7]&lt;[raw.AJ7];&quot;Red&quot;;IF([raw.K7]&gt;[raw.AK7];&quot;Blue&quot;;&quot;Green&quot;)))" office:value-type="string" office:string-value="" calcext:value-type="error">
            <text:p>#VALUE!</text:p>
          </table:table-cell>
          <table:table-cell table:style-name="ce77" table:formula="of:=[raw.AL7]+ORG.OPENOFFICE.STYLE(IF([raw.K7]&lt;[raw.AM7];&quot;Red&quot;;IF([raw.K7]&gt;[raw.AN7];&quot;Blue&quot;;&quot;Green&quot;)))" office:value-type="string" office:string-value="" calcext:value-type="error">
            <text:p>#VALUE!</text:p>
          </table:table-cell>
          <table:table-cell table:style-name="ce42" table:formula="of:=[raw.AO7]+ORG.OPENOFFICE.STYLE(IF([raw.K7]&lt;[raw.AP7];&quot;Red&quot;;IF([raw.K7]&gt;[raw.AQ7];&quot;Blue&quot;;&quot;Green&quot;)))" office:value-type="string" office:string-value="" calcext:value-type="error">
            <text:p>#VALUE!</text:p>
          </table:table-cell>
          <table:table-cell table:style-name="ce42" table:formula="of:=[raw.AR7]+ORG.OPENOFFICE.STYLE(IF([raw.K7]&lt;[raw.AS7];&quot;Red&quot;;IF([raw.K7]&gt;[raw.AT7];&quot;Blue&quot;;&quot;Green&quot;)))" office:value-type="string" office:string-value="" calcext:value-type="error">
            <text:p>#VALUE!</text:p>
          </table:table-cell>
          <table:table-cell table:style-name="ce50" table:formula="of:=[raw.AU7]+ORG.OPENOFFICE.STYLE(IF([raw.K7]&lt;[raw.AV7];&quot;Red&quot;;IF([raw.K7]&gt;[raw.AW7];&quot;Blue&quot;;&quot;Green&quot;)))" office:value-type="string" office:string-value="" calcext:value-type="error">
            <text:p>#VALUE!</text:p>
          </table:table-cell>
          <table:table-cell table:style-name="ce69" table:formula="of:=[raw.AX7]+ORG.OPENOFFICE.STYLE(IF([raw.K7]&lt;[raw.AY7];&quot;Red&quot;;IF([raw.K7]&gt;[raw.AZ7];&quot;Blue&quot;;&quot;Green&quot;)))" office:value-type="string" office:string-value="" calcext:value-type="error">
            <text:p>#VALUE!</text:p>
          </table:table-cell>
          <table:table-cell table:style-name="ce118" table:formula="of:=[raw.BA7]+ORG.OPENOFFICE.STYLE(IF([raw.K7]&lt;[raw.BB7];&quot;Red&quot;;IF([raw.K7]&gt;[raw.BC7];&quot;Blue&quot;;&quot;Green&quot;)))" office:value-type="string" office:string-value="" calcext:value-type="error">
            <text:p>#VALUE!</text:p>
          </table:table-cell>
          <table:table-cell table:style-name="ce118" table:formula="of:=[raw.BD7]+ORG.OPENOFFICE.STYLE(IF([raw.K7]&lt;[raw.BF7];&quot;Red&quot;;IF([raw.K7]&gt;[raw.BG7];&quot;Blue&quot;;&quot;Green&quot;)))" office:value-type="string" office:string-value="" calcext:value-type="error">
            <text:p>#VALUE!</text:p>
          </table:table-cell>
          <table:table-cell table:style-name="ce118" table:formula="of:=[raw.BH7]+ORG.OPENOFFICE.STYLE(IF([raw.K7]&lt;[raw.BI7];&quot;Red&quot;;IF([raw.K7]&gt;[raw.BJ7];&quot;Blue&quot;;&quot;Green&quot;)))" office:value-type="string" office:string-value="" calcext:value-type="error">
            <text:p>#VALUE!</text:p>
          </table:table-cell>
          <table:table-cell table:style-name="ce85" table:formula="of:=[raw.BK7]+ORG.OPENOFFICE.STYLE(IF([raw.K7]&lt;[raw.BL7];&quot;Red&quot;;IF([raw.K7]&gt;[raw.BM7];&quot;Blue&quot;;&quot;Green&quot;)))" office:value-type="string" office:string-value="" calcext:value-type="error">
            <text:p>#VALUE!</text:p>
          </table:table-cell>
          <table:table-cell table:style-name="ce131" table:formula="of:=[raw.BN7]+ORG.OPENOFFICE.STYLE(IF([raw.K7]&lt;[raw.BO7];&quot;Red&quot;;IF([raw.K7]&gt;[raw.BP7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7" table:formula="of:=[$raw.A8]" office:value-type="string" office:string-value="bh_posdep_posonly_pwr" calcext:value-type="string">
            <text:p>bh_posdep_posonly_pwr</text:p>
          </table:table-cell>
          <table:table-cell table:style-name="ce2" table:formula="of:=[$raw.B8]" office:value-type="float" office:value="7" calcext:value-type="float">
            <text:p>7</text:p>
          </table:table-cell>
          <table:table-cell table:formula="of:=[$raw.C8]" office:value-type="float" office:value="0.25" calcext:value-type="float">
            <text:p>0.25</text:p>
          </table:table-cell>
          <table:table-cell table:formula="of:=[$raw.D8]" office:value-type="float" office:value="0" calcext:value-type="float">
            <text:p>0</text:p>
          </table:table-cell>
          <table:table-cell table:formula="of:=[$raw.E8]" office:value-type="float" office:value="0.25" calcext:value-type="float">
            <text:p>0.25</text:p>
          </table:table-cell>
          <table:table-cell table:style-name="ce18" table:formula="of:=[$raw.F8]" office:value-type="string" office:string-value="BH1995" calcext:value-type="string">
            <text:p>BH1995</text:p>
          </table:table-cell>
          <table:table-cell table:style-name="ce32" table:formula="of:=[raw.N8]+ORG.OPENOFFICE.STYLE(IF([raw.K8]&lt;[raw.O8];&quot;Red&quot;;IF([raw.K8]&gt;[raw.P8];&quot;Blue&quot;;&quot;Green&quot;)))" office:value-type="float" office:value="0.776201" calcext:value-type="float">
            <text:p>0.7762</text:p>
          </table:table-cell>
          <table:table-cell table:style-name="ce41" table:formula="of:=[raw.Q8]+ORG.OPENOFFICE.STYLE(IF([raw.K8]&lt;[raw.R8];&quot;Red&quot;;IF([raw.K8]&gt;[raw.S8];&quot;Blue&quot;;&quot;Green&quot;)))" office:value-type="float" office:value="0.652712" calcext:value-type="float">
            <text:p>0.6527</text:p>
          </table:table-cell>
          <table:table-cell table:style-name="ce41" table:formula="of:=[raw.T8]+ORG.OPENOFFICE.STYLE(IF([raw.K8]&lt;[raw.U8];&quot;Red&quot;;IF([raw.K8]&gt;[raw.V8];&quot;Blue&quot;;&quot;Green&quot;)))" office:value-type="float" office:value="0.652712" calcext:value-type="float">
            <text:p>0.6527</text:p>
          </table:table-cell>
          <table:table-cell table:style-name="ce42" table:formula="of:=[raw.W8]+ORG.OPENOFFICE.STYLE(IF([raw.K8]&lt;[raw.X8];&quot;Red&quot;;IF([raw.K8]&gt;[raw.Y8];&quot;Blue&quot;;&quot;Green&quot;)))" office:value-type="float" office:value="0.74148" calcext:value-type="float">
            <text:p>0.7415</text:p>
          </table:table-cell>
          <table:table-cell table:style-name="ce42" table:formula="of:=[raw.Z8]+ORG.OPENOFFICE.STYLE(IF([raw.K8]&lt;[raw.AA8];&quot;Red&quot;;IF([raw.K8]&gt;[raw.AB8];&quot;Blue&quot;;&quot;Green&quot;)))" office:value-type="float" office:value="0.647833" calcext:value-type="float">
            <text:p>0.6478</text:p>
          </table:table-cell>
          <table:table-cell table:style-name="ce50" table:formula="of:=[raw.AC8]+ORG.OPENOFFICE.STYLE(IF([raw.K8]&lt;[raw.AD8];&quot;Red&quot;;IF([raw.K8]&gt;[raw.AE8];&quot;Blue&quot;;&quot;Green&quot;)))" office:value-type="float" office:value="0.615053" calcext:value-type="float">
            <text:p>0.6151</text:p>
          </table:table-cell>
          <table:table-cell table:style-name="ce32" table:formula="of:=[raw.AF8]+ORG.OPENOFFICE.STYLE(IF([raw.K8]&lt;[raw.AG8];&quot;Red&quot;;IF([raw.K8]&gt;[raw.AH8];&quot;Blue&quot;;&quot;Green&quot;)))" office:value-type="float" office:value="0.775744926007608" calcext:value-type="float">
            <text:p>0.7757</text:p>
          </table:table-cell>
          <table:table-cell table:style-name="ce77" table:formula="of:=[raw.AI8]+ORG.OPENOFFICE.STYLE(IF([raw.K8]&lt;[raw.AJ8];&quot;Red&quot;;IF([raw.K8]&gt;[raw.AK8];&quot;Blue&quot;;&quot;Green&quot;)))" office:value-type="float" office:value="0.647865069548634" calcext:value-type="float">
            <text:p>0.6479</text:p>
          </table:table-cell>
          <table:table-cell table:style-name="ce77" table:formula="of:=[raw.AL8]+ORG.OPENOFFICE.STYLE(IF([raw.K8]&lt;[raw.AM8];&quot;Red&quot;;IF([raw.K8]&gt;[raw.AN8];&quot;Blue&quot;;&quot;Green&quot;)))" office:value-type="float" office:value="0.647865069548634" calcext:value-type="float">
            <text:p>0.6479</text:p>
          </table:table-cell>
          <table:table-cell table:style-name="ce41" table:formula="of:=[raw.AO8]+ORG.OPENOFFICE.STYLE(IF([raw.K8]&lt;[raw.AP8];&quot;Red&quot;;IF([raw.K8]&gt;[raw.AQ8];&quot;Blue&quot;;&quot;Green&quot;)))" office:value-type="float" office:value="0.741513842829023" calcext:value-type="float">
            <text:p>0.7415</text:p>
          </table:table-cell>
          <table:table-cell table:style-name="ce41" table:formula="of:=[raw.AR8]+ORG.OPENOFFICE.STYLE(IF([raw.K8]&lt;[raw.AS8];&quot;Red&quot;;IF([raw.K8]&gt;[raw.AT8];&quot;Blue&quot;;&quot;Green&quot;)))" office:value-type="float" office:value="0.647516986561358" calcext:value-type="float">
            <text:p>0.6475</text:p>
          </table:table-cell>
          <table:table-cell table:style-name="ce50" table:formula="of:=[raw.AU8]+ORG.OPENOFFICE.STYLE(IF([raw.K8]&lt;[raw.AV8];&quot;Red&quot;;IF([raw.K8]&gt;[raw.AW8];&quot;Blue&quot;;&quot;Green&quot;)))" office:value-type="float" office:value="0.614950476484972" calcext:value-type="float">
            <text:p>0.6150</text:p>
          </table:table-cell>
          <table:table-cell table:style-name="ce69" table:formula="of:=[raw.AX8]+ORG.OPENOFFICE.STYLE(IF([raw.K8]&lt;[raw.AY8];&quot;Red&quot;;IF([raw.K8]&gt;[raw.AZ8];&quot;Blue&quot;;&quot;Green&quot;)))" office:value-type="string" office:string-value="" calcext:value-type="error">
            <text:p>#VALUE!</text:p>
          </table:table-cell>
          <table:table-cell table:style-name="ce118" table:formula="of:=[raw.BA8]+ORG.OPENOFFICE.STYLE(IF([raw.K8]&lt;[raw.BB8];&quot;Red&quot;;IF([raw.K8]&gt;[raw.BC8];&quot;Blue&quot;;&quot;Green&quot;)))" office:value-type="string" office:string-value="" calcext:value-type="error">
            <text:p>#VALUE!</text:p>
          </table:table-cell>
          <table:table-cell table:style-name="ce118" table:formula="of:=[raw.BD8]+ORG.OPENOFFICE.STYLE(IF([raw.K8]&lt;[raw.BF8];&quot;Red&quot;;IF([raw.K8]&gt;[raw.BG8];&quot;Blue&quot;;&quot;Green&quot;)))" office:value-type="string" office:string-value="" calcext:value-type="error">
            <text:p>#VALUE!</text:p>
          </table:table-cell>
          <table:table-cell table:style-name="ce118" table:formula="of:=[raw.BH8]+ORG.OPENOFFICE.STYLE(IF([raw.K8]&lt;[raw.BI8];&quot;Red&quot;;IF([raw.K8]&gt;[raw.BJ8];&quot;Blue&quot;;&quot;Green&quot;)))" office:value-type="string" office:string-value="" calcext:value-type="error">
            <text:p>#VALUE!</text:p>
          </table:table-cell>
          <table:table-cell table:style-name="ce85" table:formula="of:=[raw.BK8]+ORG.OPENOFFICE.STYLE(IF([raw.K8]&lt;[raw.BL8];&quot;Red&quot;;IF([raw.K8]&gt;[raw.BM8];&quot;Blue&quot;;&quot;Green&quot;)))" office:value-type="string" office:string-value="" calcext:value-type="error">
            <text:p>#VALUE!</text:p>
          </table:table-cell>
          <table:table-cell table:style-name="ce131" table:formula="of:=[raw.BN8]+ORG.OPENOFFICE.STYLE(IF([raw.K8]&lt;[raw.BO8];&quot;Red&quot;;IF([raw.K8]&gt;[raw.BP8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7" table:formula="of:=[$raw.A9]" office:value-type="string" office:string-value="bh_posdep_negonly_pwr" calcext:value-type="string">
            <text:p>bh_posdep_negonly_pwr</text:p>
          </table:table-cell>
          <table:table-cell table:style-name="ce2" table:formula="of:=[$raw.B9]" office:value-type="float" office:value="8" calcext:value-type="float">
            <text:p>8</text:p>
          </table:table-cell>
          <table:table-cell table:formula="of:=[$raw.C9]" office:value-type="float" office:value="0" calcext:value-type="float">
            <text:p>0</text:p>
          </table:table-cell>
          <table:table-cell table:formula="of:=[$raw.D9]" office:value-type="float" office:value="0.25" calcext:value-type="float">
            <text:p>0.25</text:p>
          </table:table-cell>
          <table:table-cell table:formula="of:=[$raw.E9]" office:value-type="float" office:value="0.25" calcext:value-type="float">
            <text:p>0.25</text:p>
          </table:table-cell>
          <table:table-cell table:style-name="ce18" table:formula="of:=[$raw.F9]" office:value-type="string" office:string-value="BH1995" calcext:value-type="string">
            <text:p>BH1995</text:p>
          </table:table-cell>
          <table:table-cell table:style-name="ce32" table:formula="of:=[raw.N9]+ORG.OPENOFFICE.STYLE(IF([raw.K9]&lt;[raw.O9];&quot;Red&quot;;IF([raw.K9]&gt;[raw.P9];&quot;Blue&quot;;&quot;Green&quot;)))" office:value-type="float" office:value="0.769601" calcext:value-type="float">
            <text:p>0.7696</text:p>
          </table:table-cell>
          <table:table-cell table:style-name="ce41" table:formula="of:=[raw.Q9]+ORG.OPENOFFICE.STYLE(IF([raw.K9]&lt;[raw.R9];&quot;Red&quot;;IF([raw.K9]&gt;[raw.S9];&quot;Blue&quot;;&quot;Green&quot;)))" office:value-type="float" office:value="0.64838" calcext:value-type="float">
            <text:p>0.6484</text:p>
          </table:table-cell>
          <table:table-cell table:style-name="ce41" table:formula="of:=[raw.T9]+ORG.OPENOFFICE.STYLE(IF([raw.K9]&lt;[raw.U9];&quot;Red&quot;;IF([raw.K9]&gt;[raw.V9];&quot;Blue&quot;;&quot;Green&quot;)))" office:value-type="float" office:value="0.64838" calcext:value-type="float">
            <text:p>0.6484</text:p>
          </table:table-cell>
          <table:table-cell table:style-name="ce42" table:formula="of:=[raw.W9]+ORG.OPENOFFICE.STYLE(IF([raw.K9]&lt;[raw.X9];&quot;Red&quot;;IF([raw.K9]&gt;[raw.Y9];&quot;Blue&quot;;&quot;Green&quot;)))" office:value-type="float" office:value="0.736977" calcext:value-type="float">
            <text:p>0.7370</text:p>
          </table:table-cell>
          <table:table-cell table:style-name="ce42" table:formula="of:=[raw.Z9]+ORG.OPENOFFICE.STYLE(IF([raw.K9]&lt;[raw.AA9];&quot;Red&quot;;IF([raw.K9]&gt;[raw.AB9];&quot;Blue&quot;;&quot;Green&quot;)))" office:value-type="float" office:value="0.643308" calcext:value-type="float">
            <text:p>0.6433</text:p>
          </table:table-cell>
          <table:table-cell table:style-name="ce50" table:formula="of:=[raw.AC9]+ORG.OPENOFFICE.STYLE(IF([raw.K9]&lt;[raw.AD9];&quot;Red&quot;;IF([raw.K9]&gt;[raw.AE9];&quot;Blue&quot;;&quot;Green&quot;)))" office:value-type="float" office:value="0.610755" calcext:value-type="float">
            <text:p>0.6108</text:p>
          </table:table-cell>
          <table:table-cell table:style-name="ce32" table:formula="of:=[raw.AF9]+ORG.OPENOFFICE.STYLE(IF([raw.K9]&lt;[raw.AG9];&quot;Red&quot;;IF([raw.K9]&gt;[raw.AH9];&quot;Blue&quot;;&quot;Green&quot;)))" office:value-type="string" office:string-value="" calcext:value-type="error">
            <text:p>#VALUE!</text:p>
          </table:table-cell>
          <table:table-cell table:style-name="ce77" table:formula="of:=[raw.AI9]+ORG.OPENOFFICE.STYLE(IF([raw.K9]&lt;[raw.AJ9];&quot;Red&quot;;IF([raw.K9]&gt;[raw.AK9];&quot;Blue&quot;;&quot;Green&quot;)))" office:value-type="string" office:string-value="" calcext:value-type="error">
            <text:p>#VALUE!</text:p>
          </table:table-cell>
          <table:table-cell table:style-name="ce77" table:formula="of:=[raw.AL9]+ORG.OPENOFFICE.STYLE(IF([raw.K9]&lt;[raw.AM9];&quot;Red&quot;;IF([raw.K9]&gt;[raw.AN9];&quot;Blue&quot;;&quot;Green&quot;)))" office:value-type="string" office:string-value="" calcext:value-type="error">
            <text:p>#VALUE!</text:p>
          </table:table-cell>
          <table:table-cell table:style-name="ce41" table:formula="of:=[raw.AO9]+ORG.OPENOFFICE.STYLE(IF([raw.K9]&lt;[raw.AP9];&quot;Red&quot;;IF([raw.K9]&gt;[raw.AQ9];&quot;Blue&quot;;&quot;Green&quot;)))" office:value-type="string" office:string-value="" calcext:value-type="error">
            <text:p>#VALUE!</text:p>
          </table:table-cell>
          <table:table-cell table:style-name="ce41" table:formula="of:=[raw.AR9]+ORG.OPENOFFICE.STYLE(IF([raw.K9]&lt;[raw.AS9];&quot;Red&quot;;IF([raw.K9]&gt;[raw.AT9];&quot;Blue&quot;;&quot;Green&quot;)))" office:value-type="string" office:string-value="" calcext:value-type="error">
            <text:p>#VALUE!</text:p>
          </table:table-cell>
          <table:table-cell table:style-name="ce50" table:formula="of:=[raw.AU9]+ORG.OPENOFFICE.STYLE(IF([raw.K9]&lt;[raw.AV9];&quot;Red&quot;;IF([raw.K9]&gt;[raw.AW9];&quot;Blue&quot;;&quot;Green&quot;)))" office:value-type="string" office:string-value="" calcext:value-type="error">
            <text:p>#VALUE!</text:p>
          </table:table-cell>
          <table:table-cell table:style-name="ce69" table:formula="of:=[raw.AX9]+ORG.OPENOFFICE.STYLE(IF([raw.K9]&lt;[raw.AY9];&quot;Red&quot;;IF([raw.K9]&gt;[raw.AZ9];&quot;Blue&quot;;&quot;Green&quot;)))" office:value-type="float" office:value="0.769033810551895" calcext:value-type="float">
            <text:p>0.7690</text:p>
          </table:table-cell>
          <table:table-cell table:style-name="ce118" table:formula="of:=[raw.BA9]+ORG.OPENOFFICE.STYLE(IF([raw.K9]&lt;[raw.BB9];&quot;Red&quot;;IF([raw.K9]&gt;[raw.BC9];&quot;Blue&quot;;&quot;Green&quot;)))" office:value-type="float" office:value="0.643444320328914" calcext:value-type="float">
            <text:p>0.6434</text:p>
          </table:table-cell>
          <table:table-cell table:style-name="ce118" table:formula="of:=[raw.BD9]+ORG.OPENOFFICE.STYLE(IF([raw.K9]&lt;[raw.BF9];&quot;Red&quot;;IF([raw.K9]&gt;[raw.BG9];&quot;Blue&quot;;&quot;Green&quot;)))" office:value-type="float" office:value="0.643444320328914" calcext:value-type="float">
            <text:p>0.6434</text:p>
          </table:table-cell>
          <table:table-cell table:style-name="ce118" table:formula="of:=[raw.BH9]+ORG.OPENOFFICE.STYLE(IF([raw.K9]&lt;[raw.BI9];&quot;Red&quot;;IF([raw.K9]&gt;[raw.BJ9];&quot;Blue&quot;;&quot;Green&quot;)))" office:value-type="float" office:value="0.727379202247391" calcext:value-type="float">
            <text:p>0.7274</text:p>
          </table:table-cell>
          <table:table-cell table:style-name="ce85" table:formula="of:=[raw.BK9]+ORG.OPENOFFICE.STYLE(IF([raw.K9]&lt;[raw.BL9];&quot;Red&quot;;IF([raw.K9]&gt;[raw.BM9];&quot;Blue&quot;;&quot;Green&quot;)))" office:value-type="float" office:value="0.630883053640085" calcext:value-type="float">
            <text:p>0.6309</text:p>
          </table:table-cell>
          <table:table-cell table:style-name="ce131" table:formula="of:=[raw.BN9]+ORG.OPENOFFICE.STYLE(IF([raw.K9]&lt;[raw.BO9];&quot;Red&quot;;IF([raw.K9]&gt;[raw.BP9];&quot;Blue&quot;;&quot;Green&quot;)))" office:value-type="float" office:value="0.600503525415368" calcext:value-type="float">
            <text:p>0.6005</text:p>
          </table:table-cell>
        </table:table-row>
        <table:table-row table:style-name="ro1">
          <table:table-cell table:style-name="ce7" table:formula="of:=[$raw.A10]" office:value-type="string" office:string-value="bh_posdep_balanced_pwr" calcext:value-type="string">
            <text:p>bh_posdep_balanced_pwr</text:p>
          </table:table-cell>
          <table:table-cell table:style-name="ce2" table:formula="of:=[$raw.B10]" office:value-type="float" office:value="9" calcext:value-type="float">
            <text:p>9</text:p>
          </table:table-cell>
          <table:table-cell table:formula="of:=[$raw.C10]" office:value-type="float" office:value="0.25" calcext:value-type="float">
            <text:p>0.25</text:p>
          </table:table-cell>
          <table:table-cell table:formula="of:=[$raw.D10]" office:value-type="float" office:value="0.25" calcext:value-type="float">
            <text:p>0.25</text:p>
          </table:table-cell>
          <table:table-cell table:formula="of:=[$raw.E10]" office:value-type="float" office:value="0.25" calcext:value-type="float">
            <text:p>0.25</text:p>
          </table:table-cell>
          <table:table-cell table:style-name="ce18" table:formula="of:=[$raw.F10]" office:value-type="string" office:string-value="BH1995" calcext:value-type="string">
            <text:p>BH1995</text:p>
          </table:table-cell>
          <table:table-cell table:style-name="ce32" table:formula="of:=[raw.N10]+ORG.OPENOFFICE.STYLE(IF([raw.K10]&lt;[raw.O10];&quot;Red&quot;;IF([raw.K10]&gt;[raw.P10];&quot;Blue&quot;;&quot;Green&quot;)))" office:value-type="float" office:value="0.746022" calcext:value-type="float">
            <text:p>0.7460</text:p>
          </table:table-cell>
          <table:table-cell table:style-name="ce41" table:formula="of:=[raw.Q10]+ORG.OPENOFFICE.STYLE(IF([raw.K10]&lt;[raw.R10];&quot;Red&quot;;IF([raw.K10]&gt;[raw.S10];&quot;Blue&quot;;&quot;Green&quot;)))" office:value-type="float" office:value="0.762805999999999" calcext:value-type="float">
            <text:p>0.7628</text:p>
          </table:table-cell>
          <table:table-cell table:style-name="ce41" table:formula="of:=[raw.T10]+ORG.OPENOFFICE.STYLE(IF([raw.K10]&lt;[raw.U10];&quot;Red&quot;;IF([raw.K10]&gt;[raw.V10];&quot;Blue&quot;;&quot;Green&quot;)))" office:value-type="float" office:value="0.762805999999999" calcext:value-type="float">
            <text:p>0.7628</text:p>
          </table:table-cell>
          <table:table-cell table:style-name="ce42" table:formula="of:=[raw.W10]+ORG.OPENOFFICE.STYLE(IF([raw.K10]&lt;[raw.X10];&quot;Red&quot;;IF([raw.K10]&gt;[raw.Y10];&quot;Blue&quot;;&quot;Green&quot;)))" office:value-type="float" office:value="0.757759" calcext:value-type="float">
            <text:p>0.7578</text:p>
          </table:table-cell>
          <table:table-cell table:style-name="ce42" table:formula="of:=[raw.Z10]+ORG.OPENOFFICE.STYLE(IF([raw.K10]&lt;[raw.AA10];&quot;Red&quot;;IF([raw.K10]&gt;[raw.AB10];&quot;Blue&quot;;&quot;Green&quot;)))" office:value-type="float" office:value="0.7455325" calcext:value-type="float">
            <text:p>0.7455</text:p>
          </table:table-cell>
          <table:table-cell table:style-name="ce50" table:formula="of:=[raw.AC10]+ORG.OPENOFFICE.STYLE(IF([raw.K10]&lt;[raw.AD10];&quot;Red&quot;;IF([raw.K10]&gt;[raw.AE10];&quot;Blue&quot;;&quot;Green&quot;)))" office:value-type="float" office:value="0.757477" calcext:value-type="float">
            <text:p>0.7575</text:p>
          </table:table-cell>
          <table:table-cell table:style-name="ce32" table:formula="of:=[raw.AF10]+ORG.OPENOFFICE.STYLE(IF([raw.K10]&lt;[raw.AG10];&quot;Red&quot;;IF([raw.K10]&gt;[raw.AH10];&quot;Blue&quot;;&quot;Green&quot;)))" office:value-type="float" office:value="0.741674158711539" calcext:value-type="float">
            <text:p>0.7417</text:p>
          </table:table-cell>
          <table:table-cell table:style-name="ce77" table:formula="of:=[raw.AI10]+ORG.OPENOFFICE.STYLE(IF([raw.K10]&lt;[raw.AJ10];&quot;Red&quot;;IF([raw.K10]&gt;[raw.AK10];&quot;Blue&quot;;&quot;Green&quot;)))" office:value-type="float" office:value="0.760057948604686" calcext:value-type="float">
            <text:p>0.7601</text:p>
          </table:table-cell>
          <table:table-cell table:style-name="ce77" table:formula="of:=[raw.AL10]+ORG.OPENOFFICE.STYLE(IF([raw.K10]&lt;[raw.AM10];&quot;Red&quot;;IF([raw.K10]&gt;[raw.AN10];&quot;Blue&quot;;&quot;Green&quot;)))" office:value-type="float" office:value="0.760057948604686" calcext:value-type="float">
            <text:p>0.7601</text:p>
          </table:table-cell>
          <table:table-cell table:style-name="ce41" table:formula="of:=[raw.AO10]+ORG.OPENOFFICE.STYLE(IF([raw.K10]&lt;[raw.AP10];&quot;Red&quot;;IF([raw.K10]&gt;[raw.AQ10];&quot;Blue&quot;;&quot;Green&quot;)))" office:value-type="float" office:value="0.754319126636763" calcext:value-type="float">
            <text:p>0.7543</text:p>
          </table:table-cell>
          <table:table-cell table:style-name="ce41" table:formula="of:=[raw.AR10]+ORG.OPENOFFICE.STYLE(IF([raw.K10]&lt;[raw.AS10];&quot;Red&quot;;IF([raw.K10]&gt;[raw.AT10];&quot;Blue&quot;;&quot;Green&quot;)))" office:value-type="float" office:value="0.741328158711539" calcext:value-type="float">
            <text:p>0.7413</text:p>
          </table:table-cell>
          <table:table-cell table:style-name="ce50" table:formula="of:=[raw.AU10]+ORG.OPENOFFICE.STYLE(IF([raw.K10]&lt;[raw.AV10];&quot;Red&quot;;IF([raw.K10]&gt;[raw.AW10];&quot;Blue&quot;;&quot;Green&quot;)))" office:value-type="float" office:value="0.754210126636763" calcext:value-type="float">
            <text:p>0.7542</text:p>
          </table:table-cell>
          <table:table-cell table:style-name="ce69" table:formula="of:=[raw.AX10]+ORG.OPENOFFICE.STYLE(IF([raw.K10]&lt;[raw.AY10];&quot;Red&quot;;IF([raw.K10]&gt;[raw.AZ10];&quot;Blue&quot;;&quot;Green&quot;)))" office:value-type="float" office:value="0.751228372755692" calcext:value-type="float">
            <text:p>0.7512</text:p>
          </table:table-cell>
          <table:table-cell table:style-name="ce118" table:formula="of:=[raw.BA10]+ORG.OPENOFFICE.STYLE(IF([raw.K10]&lt;[raw.BB10];&quot;Red&quot;;IF([raw.K10]&gt;[raw.BC10];&quot;Blue&quot;;&quot;Green&quot;)))" office:value-type="float" office:value="0.766772421303746" calcext:value-type="float">
            <text:p>0.7668</text:p>
          </table:table-cell>
          <table:table-cell table:style-name="ce118" table:formula="of:=[raw.BD10]+ORG.OPENOFFICE.STYLE(IF([raw.K10]&lt;[raw.BF10];&quot;Red&quot;;IF([raw.K10]&gt;[raw.BG10];&quot;Blue&quot;;&quot;Green&quot;)))" office:value-type="float" office:value="0.766772421303746" calcext:value-type="float">
            <text:p>0.7668</text:p>
          </table:table-cell>
          <table:table-cell table:style-name="ce118" table:formula="of:=[raw.BH10]+ORG.OPENOFFICE.STYLE(IF([raw.K10]&lt;[raw.BI10];&quot;Red&quot;;IF([raw.K10]&gt;[raw.BJ10];&quot;Blue&quot;;&quot;Green&quot;)))" office:value-type="float" office:value="0.75296093147611" calcext:value-type="float">
            <text:p>0.7530</text:p>
          </table:table-cell>
          <table:table-cell table:style-name="ce85" table:formula="of:=[raw.BK10]+ORG.OPENOFFICE.STYLE(IF([raw.K10]&lt;[raw.BL10];&quot;Red&quot;;IF([raw.K10]&gt;[raw.BM10];&quot;Blue&quot;;&quot;Green&quot;)))" office:value-type="float" office:value="0.739539117074175" calcext:value-type="float">
            <text:p>0.7395</text:p>
          </table:table-cell>
          <table:table-cell table:style-name="ce131" table:formula="of:=[raw.BN10]+ORG.OPENOFFICE.STYLE(IF([raw.K10]&lt;[raw.BO10];&quot;Red&quot;;IF([raw.K10]&gt;[raw.BP10];&quot;Blue&quot;;&quot;Green&quot;)))" office:value-type="float" office:value="0.752579475279427" calcext:value-type="float">
            <text:p>0.7526</text:p>
          </table:table-cell>
        </table:table-row>
        <table:table-row table:style-name="ro1">
          <table:table-cell table:style-name="ce7" table:formula="of:=[$raw.A11]" office:value-type="string" office:string-value="bh_posdep_unbalanced_pwr" calcext:value-type="string">
            <text:p>bh_posdep_unbalanced_pwr</text:p>
          </table:table-cell>
          <table:table-cell table:style-name="ce18" table:formula="of:=[$raw.B11]" office:value-type="float" office:value="10" calcext:value-type="float">
            <text:p>10</text:p>
          </table:table-cell>
          <table:table-cell table:style-name="ce18" table:formula="of:=[$raw.C11]" office:value-type="float" office:value="0.1" calcext:value-type="float">
            <text:p>0.1</text:p>
          </table:table-cell>
          <table:table-cell table:style-name="ce18" table:formula="of:=[$raw.D11]" office:value-type="float" office:value="0.4" calcext:value-type="float">
            <text:p>0.4</text:p>
          </table:table-cell>
          <table:table-cell table:style-name="ce18" table:formula="of:=[$raw.E11]" office:value-type="float" office:value="0.25" calcext:value-type="float">
            <text:p>0.25</text:p>
          </table:table-cell>
          <table:table-cell table:style-name="ce18" table:formula="of:=[$raw.F11]" office:value-type="string" office:string-value="BH1995" calcext:value-type="string">
            <text:p>BH1995</text:p>
          </table:table-cell>
          <table:table-cell table:style-name="ce32" table:formula="of:=[raw.N11]+ORG.OPENOFFICE.STYLE(IF([raw.K11]&lt;[raw.O11];&quot;Red&quot;;IF([raw.K11]&gt;[raw.P11];&quot;Blue&quot;;&quot;Green&quot;)))" office:value-type="float" office:value="0.772394" calcext:value-type="float">
            <text:p>0.7724</text:p>
          </table:table-cell>
          <table:table-cell table:style-name="ce42" table:formula="of:=[raw.Q11]+ORG.OPENOFFICE.STYLE(IF([raw.K11]&lt;[raw.R11];&quot;Red&quot;;IF([raw.K11]&gt;[raw.S11];&quot;Blue&quot;;&quot;Green&quot;)))" office:value-type="float" office:value="0.755951" calcext:value-type="float">
            <text:p>0.7560</text:p>
          </table:table-cell>
          <table:table-cell table:style-name="ce42" table:formula="of:=[raw.T11]+ORG.OPENOFFICE.STYLE(IF([raw.K11]&lt;[raw.U11];&quot;Red&quot;;IF([raw.K11]&gt;[raw.V11];&quot;Blue&quot;;&quot;Green&quot;)))" office:value-type="float" office:value="0.755951" calcext:value-type="float">
            <text:p>0.7560</text:p>
          </table:table-cell>
          <table:table-cell table:style-name="ce42" table:formula="of:=[raw.W11]+ORG.OPENOFFICE.STYLE(IF([raw.K11]&lt;[raw.X11];&quot;Red&quot;;IF([raw.K11]&gt;[raw.Y11];&quot;Blue&quot;;&quot;Green&quot;)))" office:value-type="float" office:value="0.760993" calcext:value-type="float">
            <text:p>0.7610</text:p>
          </table:table-cell>
          <table:table-cell table:style-name="ce42" table:formula="of:=[raw.Z11]+ORG.OPENOFFICE.STYLE(IF([raw.K11]&lt;[raw.AA11];&quot;Red&quot;;IF([raw.K11]&gt;[raw.AB11];&quot;Blue&quot;;&quot;Green&quot;)))" office:value-type="float" office:value="0.771542" calcext:value-type="float">
            <text:p>0.7715</text:p>
          </table:table-cell>
          <table:table-cell table:style-name="ce50" table:formula="of:=[raw.AC11]+ORG.OPENOFFICE.STYLE(IF([raw.K11]&lt;[raw.AD11];&quot;Red&quot;;IF([raw.K11]&gt;[raw.AE11];&quot;Blue&quot;;&quot;Green&quot;)))" office:value-type="float" office:value="0.7607815" calcext:value-type="float">
            <text:p>0.7608</text:p>
          </table:table-cell>
          <table:table-cell table:style-name="ce32" table:formula="of:=[raw.AF11]+ORG.OPENOFFICE.STYLE(IF([raw.K11]&lt;[raw.AG11];&quot;Red&quot;;IF([raw.K11]&gt;[raw.AH11];&quot;Blue&quot;;&quot;Green&quot;)))" office:value-type="float" office:value="0.607465388525762" calcext:value-type="float">
            <text:p>0.6075</text:p>
          </table:table-cell>
          <table:table-cell table:style-name="ce77" table:formula="of:=[raw.AI11]+ORG.OPENOFFICE.STYLE(IF([raw.K11]&lt;[raw.AJ11];&quot;Red&quot;;IF([raw.K11]&gt;[raw.AK11];&quot;Blue&quot;;&quot;Green&quot;)))" office:value-type="float" office:value="0.78636894338008" calcext:value-type="float">
            <text:p>0.7864</text:p>
          </table:table-cell>
          <table:table-cell table:style-name="ce77" table:formula="of:=[raw.AL11]+ORG.OPENOFFICE.STYLE(IF([raw.K11]&lt;[raw.AM11];&quot;Red&quot;;IF([raw.K11]&gt;[raw.AN11];&quot;Blue&quot;;&quot;Green&quot;)))" office:value-type="float" office:value="0.78636894338008" calcext:value-type="float">
            <text:p>0.7864</text:p>
          </table:table-cell>
          <table:table-cell table:style-name="ce42" table:formula="of:=[raw.AO11]+ORG.OPENOFFICE.STYLE(IF([raw.K11]&lt;[raw.AP11];&quot;Red&quot;;IF([raw.K11]&gt;[raw.AQ11];&quot;Blue&quot;;&quot;Green&quot;)))" office:value-type="float" office:value="0.684999371962455" calcext:value-type="float">
            <text:p>0.6850</text:p>
          </table:table-cell>
          <table:table-cell table:style-name="ce42" table:formula="of:=[raw.AR11]+ORG.OPENOFFICE.STYLE(IF([raw.K11]&lt;[raw.AS11];&quot;Red&quot;;IF([raw.K11]&gt;[raw.AT11];&quot;Blue&quot;;&quot;Green&quot;)))" office:value-type="float" office:value="0.606815388525762" calcext:value-type="float">
            <text:p>0.6068</text:p>
          </table:table-cell>
          <table:table-cell table:style-name="ce50" table:formula="of:=[raw.AU11]+ORG.OPENOFFICE.STYLE(IF([raw.K11]&lt;[raw.AV11];&quot;Red&quot;;IF([raw.K11]&gt;[raw.AW11];&quot;Blue&quot;;&quot;Green&quot;)))" office:value-type="float" office:value="0.684511871962455" calcext:value-type="float">
            <text:p>0.6845</text:p>
          </table:table-cell>
          <table:table-cell table:style-name="ce69" table:formula="of:=[raw.AX11]+ORG.OPENOFFICE.STYLE(IF([raw.K11]&lt;[raw.AY11];&quot;Red&quot;;IF([raw.K11]&gt;[raw.AZ11];&quot;Blue&quot;;&quot;Green&quot;)))" office:value-type="float" office:value="0.814243945390439" calcext:value-type="float">
            <text:p>0.8142</text:p>
          </table:table-cell>
          <table:table-cell table:style-name="ce118" table:formula="of:=[raw.BA11]+ORG.OPENOFFICE.STYLE(IF([raw.K11]&lt;[raw.BB11];&quot;Red&quot;;IF([raw.K11]&gt;[raw.BC11];&quot;Blue&quot;;&quot;Green&quot;)))" office:value-type="float" office:value="0.749047765383972" calcext:value-type="float">
            <text:p>0.7490</text:p>
          </table:table-cell>
          <table:table-cell table:style-name="ce118" table:formula="of:=[raw.BD11]+ORG.OPENOFFICE.STYLE(IF([raw.K11]&lt;[raw.BF11];&quot;Red&quot;;IF([raw.K11]&gt;[raw.BG11];&quot;Blue&quot;;&quot;Green&quot;)))" office:value-type="float" office:value="0.749047765383972" calcext:value-type="float">
            <text:p>0.7490</text:p>
          </table:table-cell>
          <table:table-cell table:style-name="ce118" table:formula="of:=[raw.BH11]+ORG.OPENOFFICE.STYLE(IF([raw.K11]&lt;[raw.BI11];&quot;Red&quot;;IF([raw.K11]&gt;[raw.BJ11];&quot;Blue&quot;;&quot;Green&quot;)))" office:value-type="float" office:value="0.77195569129442" calcext:value-type="float">
            <text:p>0.7720</text:p>
          </table:table-cell>
          <table:table-cell table:style-name="ce85" table:formula="of:=[raw.BK11]+ORG.OPENOFFICE.STYLE(IF([raw.K11]&lt;[raw.BL11];&quot;Red&quot;;IF([raw.K11]&gt;[raw.BM11];&quot;Blue&quot;;&quot;Green&quot;)))" office:value-type="float" office:value="0.803869186446248" calcext:value-type="float">
            <text:p>0.8039</text:p>
          </table:table-cell>
          <table:table-cell table:style-name="ce131" table:formula="of:=[raw.BN11]+ORG.OPENOFFICE.STYLE(IF([raw.K11]&lt;[raw.BO11];&quot;Red&quot;;IF([raw.K11]&gt;[raw.BP11];&quot;Blue&quot;;&quot;Green&quot;)))" office:value-type="float" office:value="0.771832240454827" calcext:value-type="float">
            <text:p>0.7718</text:p>
          </table:table-cell>
        </table:table-row>
        <table:table-row table:style-name="ro1">
          <table:table-cell table:style-name="ce3" table:formula="of:=[$raw.A12]" office:value-type="string" office:string-value="bky_indep_null_pwr" calcext:value-type="string">
            <text:p>bky_indep_null_pwr</text:p>
          </table:table-cell>
          <table:table-cell table:style-name="ce16" table:formula="of:=[$raw.B12]" office:value-type="float" office:value="1" calcext:value-type="float">
            <text:p>1</text:p>
          </table:table-cell>
          <table:table-cell table:style-name="ce16" table:formula="of:=[$raw.C12]" office:value-type="float" office:value="0" calcext:value-type="float">
            <text:p>0</text:p>
          </table:table-cell>
          <table:table-cell table:style-name="ce16" table:formula="of:=[$raw.D12]" office:value-type="float" office:value="0" calcext:value-type="float">
            <text:p>0</text:p>
          </table:table-cell>
          <table:table-cell table:style-name="ce16" table:formula="of:=[$raw.E12]" office:value-type="float" office:value="0" calcext:value-type="float">
            <text:p>0</text:p>
          </table:table-cell>
          <table:table-cell table:style-name="ce16" table:formula="of:=[$raw.F12]" office:value-type="string" office:string-value="BKY2006" calcext:value-type="string">
            <text:p>BKY2006</text:p>
          </table:table-cell>
          <table:table-cell table:style-name="ce31" table:formula="of:=[raw.N12]+ORG.OPENOFFICE.STYLE(IF([raw.K12]&lt;[raw.O12];&quot;Red&quot;;IF([raw.K12]&gt;[raw.P12];&quot;Blue&quot;;&quot;Green&quot;)))" office:value-type="string" office:string-value="" calcext:value-type="error">
            <text:p>#VALUE!</text:p>
          </table:table-cell>
          <table:table-cell table:style-name="ce40" table:formula="of:=[raw.Q12]+ORG.OPENOFFICE.STYLE(IF([raw.K12]&lt;[raw.R12];&quot;Red&quot;;IF([raw.K12]&gt;[raw.S12];&quot;Blue&quot;;&quot;Green&quot;)))" office:value-type="string" office:string-value="" calcext:value-type="error">
            <text:p>#VALUE!</text:p>
          </table:table-cell>
          <table:table-cell table:style-name="ce40" table:formula="of:=[raw.T12]+ORG.OPENOFFICE.STYLE(IF([raw.K12]&lt;[raw.U12];&quot;Red&quot;;IF([raw.K12]&gt;[raw.V12];&quot;Blue&quot;;&quot;Green&quot;)))" office:value-type="string" office:string-value="" calcext:value-type="error">
            <text:p>#VALUE!</text:p>
          </table:table-cell>
          <table:table-cell table:style-name="ce76" table:formula="of:=[raw.W12]+ORG.OPENOFFICE.STYLE(IF([raw.K12]&lt;[raw.X12];&quot;Red&quot;;IF([raw.K12]&gt;[raw.Y12];&quot;Blue&quot;;&quot;Green&quot;)))" office:value-type="string" office:string-value="" calcext:value-type="error">
            <text:p>#VALUE!</text:p>
          </table:table-cell>
          <table:table-cell table:style-name="ce76" table:formula="of:=[raw.Z12]+ORG.OPENOFFICE.STYLE(IF([raw.K12]&lt;[raw.AA12];&quot;Red&quot;;IF([raw.K12]&gt;[raw.AB12];&quot;Blue&quot;;&quot;Green&quot;)))" office:value-type="string" office:string-value="" calcext:value-type="error">
            <text:p>#VALUE!</text:p>
          </table:table-cell>
          <table:table-cell table:style-name="ce48" table:formula="of:=[raw.AC12]+ORG.OPENOFFICE.STYLE(IF([raw.K12]&lt;[raw.AD12];&quot;Red&quot;;IF([raw.K12]&gt;[raw.AE12];&quot;Blue&quot;;&quot;Green&quot;)))" office:value-type="string" office:string-value="" calcext:value-type="error">
            <text:p>#VALUE!</text:p>
          </table:table-cell>
          <table:table-cell table:style-name="ce31" table:formula="of:=[raw.AF12]+ORG.OPENOFFICE.STYLE(IF([raw.K12]&lt;[raw.AG12];&quot;Red&quot;;IF([raw.K12]&gt;[raw.AH12];&quot;Blue&quot;;&quot;Green&quot;)))" office:value-type="string" office:string-value="" calcext:value-type="error">
            <text:p>#VALUE!</text:p>
          </table:table-cell>
          <table:table-cell table:style-name="ce40" table:formula="of:=[raw.AI12]+ORG.OPENOFFICE.STYLE(IF([raw.K12]&lt;[raw.AJ12];&quot;Red&quot;;IF([raw.K12]&gt;[raw.AK12];&quot;Blue&quot;;&quot;Green&quot;)))" office:value-type="string" office:string-value="" calcext:value-type="error">
            <text:p>#VALUE!</text:p>
          </table:table-cell>
          <table:table-cell table:style-name="ce40" table:formula="of:=[raw.AL12]+ORG.OPENOFFICE.STYLE(IF([raw.K12]&lt;[raw.AM12];&quot;Red&quot;;IF([raw.K12]&gt;[raw.AN12];&quot;Blue&quot;;&quot;Green&quot;)))" office:value-type="string" office:string-value="" calcext:value-type="error">
            <text:p>#VALUE!</text:p>
          </table:table-cell>
          <table:table-cell table:style-name="ce40" table:formula="of:=[raw.AO12]+ORG.OPENOFFICE.STYLE(IF([raw.K12]&lt;[raw.AP12];&quot;Red&quot;;IF([raw.K12]&gt;[raw.AQ12];&quot;Blue&quot;;&quot;Green&quot;)))" office:value-type="string" office:string-value="" calcext:value-type="error">
            <text:p>#VALUE!</text:p>
          </table:table-cell>
          <table:table-cell table:style-name="ce40" table:formula="of:=[raw.AR12]+ORG.OPENOFFICE.STYLE(IF([raw.K12]&lt;[raw.AS12];&quot;Red&quot;;IF([raw.K12]&gt;[raw.AT12];&quot;Blue&quot;;&quot;Green&quot;)))" office:value-type="string" office:string-value="" calcext:value-type="error">
            <text:p>#VALUE!</text:p>
          </table:table-cell>
          <table:table-cell table:style-name="ce48" table:formula="of:=[raw.AU12]+ORG.OPENOFFICE.STYLE(IF([raw.K12]&lt;[raw.AV12];&quot;Red&quot;;IF([raw.K12]&gt;[raw.AW12];&quot;Blue&quot;;&quot;Green&quot;)))" office:value-type="string" office:string-value="" calcext:value-type="error">
            <text:p>#VALUE!</text:p>
          </table:table-cell>
          <table:table-cell table:style-name="ce68" table:formula="of:=[raw.AX12]+ORG.OPENOFFICE.STYLE(IF([raw.K12]&lt;[raw.AY12];&quot;Red&quot;;IF([raw.K12]&gt;[raw.AZ12];&quot;Blue&quot;;&quot;Green&quot;)))" office:value-type="string" office:string-value="" calcext:value-type="error">
            <text:p>#VALUE!</text:p>
          </table:table-cell>
          <table:table-cell table:style-name="ce74" table:formula="of:=[raw.BA12]+ORG.OPENOFFICE.STYLE(IF([raw.K12]&lt;[raw.BB12];&quot;Red&quot;;IF([raw.K12]&gt;[raw.BC12];&quot;Blue&quot;;&quot;Green&quot;)))" office:value-type="string" office:string-value="" calcext:value-type="error">
            <text:p>#VALUE!</text:p>
          </table:table-cell>
          <table:table-cell table:style-name="ce74" table:formula="of:=[raw.BD12]+ORG.OPENOFFICE.STYLE(IF([raw.K12]&lt;[raw.BF12];&quot;Red&quot;;IF([raw.K12]&gt;[raw.BG12];&quot;Blue&quot;;&quot;Green&quot;)))" office:value-type="string" office:string-value="" calcext:value-type="error">
            <text:p>#VALUE!</text:p>
          </table:table-cell>
          <table:table-cell table:style-name="ce123" table:formula="of:=[raw.BH12]+ORG.OPENOFFICE.STYLE(IF([raw.K12]&lt;[raw.BI12];&quot;Red&quot;;IF([raw.K12]&gt;[raw.BJ12];&quot;Blue&quot;;&quot;Green&quot;)))" office:value-type="string" office:string-value="" calcext:value-type="error">
            <text:p>#VALUE!</text:p>
          </table:table-cell>
          <table:table-cell table:style-name="ce74" table:formula="of:=[raw.BK12]+ORG.OPENOFFICE.STYLE(IF([raw.K12]&lt;[raw.BL12];&quot;Red&quot;;IF([raw.K12]&gt;[raw.BM12];&quot;Blue&quot;;&quot;Green&quot;)))" office:value-type="string" office:string-value="" calcext:value-type="error">
            <text:p>#VALUE!</text:p>
          </table:table-cell>
          <table:table-cell table:style-name="ce95" table:formula="of:=[raw.BN12]+ORG.OPENOFFICE.STYLE(IF([raw.K12]&lt;[raw.BO12];&quot;Red&quot;;IF([raw.K12]&gt;[raw.BP12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7" table:formula="of:=[$raw.A13]" office:value-type="string" office:string-value="bky_indep_posonly_pwr" calcext:value-type="string">
            <text:p>bky_indep_posonly_pwr</text:p>
          </table:table-cell>
          <table:table-cell table:style-name="ce2" table:formula="of:=[$raw.B13]" office:value-type="float" office:value="2" calcext:value-type="float">
            <text:p>2</text:p>
          </table:table-cell>
          <table:table-cell table:formula="of:=[$raw.C13]" office:value-type="float" office:value="0.25" calcext:value-type="float">
            <text:p>0.25</text:p>
          </table:table-cell>
          <table:table-cell table:formula="of:=[$raw.D13]" office:value-type="float" office:value="0" calcext:value-type="float">
            <text:p>0</text:p>
          </table:table-cell>
          <table:table-cell table:formula="of:=[$raw.E13]" office:value-type="float" office:value="0" calcext:value-type="float">
            <text:p>0</text:p>
          </table:table-cell>
          <table:table-cell table:style-name="ce18" table:formula="of:=[$raw.F13]" office:value-type="string" office:string-value="BKY2006" calcext:value-type="string">
            <text:p>BKY2006</text:p>
          </table:table-cell>
          <table:table-cell table:style-name="ce32" table:formula="of:=[raw.N13]+ORG.OPENOFFICE.STYLE(IF([raw.K13]&lt;[raw.O13];&quot;Red&quot;;IF([raw.K13]&gt;[raw.P13];&quot;Blue&quot;;&quot;Green&quot;)))" office:value-type="float" office:value="0.815166" calcext:value-type="float">
            <text:p>0.8152</text:p>
          </table:table-cell>
          <table:table-cell table:style-name="ce41" table:formula="of:=[raw.Q13]+ORG.OPENOFFICE.STYLE(IF([raw.K13]&lt;[raw.R13];&quot;Red&quot;;IF([raw.K13]&gt;[raw.S13];&quot;Blue&quot;;&quot;Green&quot;)))" office:value-type="float" office:value="0.683206" calcext:value-type="float">
            <text:p>0.6832</text:p>
          </table:table-cell>
          <table:table-cell table:style-name="ce41" table:formula="of:=[raw.T13]+ORG.OPENOFFICE.STYLE(IF([raw.K13]&lt;[raw.U13];&quot;Red&quot;;IF([raw.K13]&gt;[raw.V13];&quot;Blue&quot;;&quot;Green&quot;)))" office:value-type="float" office:value="0.702845" calcext:value-type="float">
            <text:p>0.7028</text:p>
          </table:table-cell>
          <table:table-cell table:style-name="ce42" table:formula="of:=[raw.W13]+ORG.OPENOFFICE.STYLE(IF([raw.K13]&lt;[raw.X13];&quot;Red&quot;;IF([raw.K13]&gt;[raw.Y13];&quot;Blue&quot;;&quot;Green&quot;)))" office:value-type="float" office:value="0.801121" calcext:value-type="float">
            <text:p>0.8011</text:p>
          </table:table-cell>
          <table:table-cell table:style-name="ce42" table:formula="of:=[raw.Z13]+ORG.OPENOFFICE.STYLE(IF([raw.K13]&lt;[raw.AA13];&quot;Red&quot;;IF([raw.K13]&gt;[raw.AB13];&quot;Blue&quot;;&quot;Green&quot;)))" office:value-type="float" office:value="0.693808" calcext:value-type="float">
            <text:p>0.6938</text:p>
          </table:table-cell>
          <table:table-cell table:style-name="ce50" table:formula="of:=[raw.AC13]+ORG.OPENOFFICE.STYLE(IF([raw.K13]&lt;[raw.AD13];&quot;Red&quot;;IF([raw.K13]&gt;[raw.AE13];&quot;Blue&quot;;&quot;Green&quot;)))" office:value-type="float" office:value="0.67858" calcext:value-type="float">
            <text:p>0.6786</text:p>
          </table:table-cell>
          <table:table-cell table:style-name="ce32" table:formula="of:=[raw.AF13]+ORG.OPENOFFICE.STYLE(IF([raw.K13]&lt;[raw.AG13];&quot;Red&quot;;IF([raw.K13]&gt;[raw.AH13];&quot;Blue&quot;;&quot;Green&quot;)))" office:value-type="float" office:value="0.816185376176499" calcext:value-type="float">
            <text:p>0.8162</text:p>
          </table:table-cell>
          <table:table-cell table:style-name="ce77" table:formula="of:=[raw.AI13]+ORG.OPENOFFICE.STYLE(IF([raw.K13]&lt;[raw.AJ13];&quot;Red&quot;;IF([raw.K13]&gt;[raw.AK13];&quot;Blue&quot;;&quot;Green&quot;)))" office:value-type="float" office:value="0.670159141848117" calcext:value-type="float">
            <text:p>0.6702</text:p>
          </table:table-cell>
          <table:table-cell table:style-name="ce77" table:formula="of:=[raw.AL13]+ORG.OPENOFFICE.STYLE(IF([raw.K13]&lt;[raw.AM13];&quot;Red&quot;;IF([raw.K13]&gt;[raw.AN13];&quot;Blue&quot;;&quot;Green&quot;)))" office:value-type="float" office:value="0.687886595827777" calcext:value-type="float">
            <text:p>0.6879</text:p>
          </table:table-cell>
          <table:table-cell table:style-name="ce41" table:formula="of:=[raw.AO13]+ORG.OPENOFFICE.STYLE(IF([raw.K13]&lt;[raw.AP13];&quot;Red&quot;;IF([raw.K13]&gt;[raw.AQ13];&quot;Blue&quot;;&quot;Green&quot;)))" office:value-type="float" office:value="0.80208453180921" calcext:value-type="float">
            <text:p>0.8021</text:p>
          </table:table-cell>
          <table:table-cell table:style-name="ce41" table:formula="of:=[raw.AR13]+ORG.OPENOFFICE.STYLE(IF([raw.K13]&lt;[raw.AS13];&quot;Red&quot;;IF([raw.K13]&gt;[raw.AT13];&quot;Blue&quot;;&quot;Green&quot;)))" office:value-type="float" office:value="0.69466084112139" calcext:value-type="float">
            <text:p>0.6947</text:p>
          </table:table-cell>
          <table:table-cell table:style-name="ce50" table:formula="of:=[raw.AU13]+ORG.OPENOFFICE.STYLE(IF([raw.K13]&lt;[raw.AV13];&quot;Red&quot;;IF([raw.K13]&gt;[raw.AW13];&quot;Blue&quot;;&quot;Green&quot;)))" office:value-type="float" office:value="0.679374992254874" calcext:value-type="float">
            <text:p>0.6794</text:p>
          </table:table-cell>
          <table:table-cell table:style-name="ce69" table:formula="of:=[raw.AX13]+ORG.OPENOFFICE.STYLE(IF([raw.K13]&lt;[raw.AY13];&quot;Red&quot;;IF([raw.K13]&gt;[raw.AZ13];&quot;Blue&quot;;&quot;Green&quot;)))" office:value-type="string" office:string-value="" calcext:value-type="error">
            <text:p>#VALUE!</text:p>
          </table:table-cell>
          <table:table-cell table:style-name="ce118" table:formula="of:=[raw.BA13]+ORG.OPENOFFICE.STYLE(IF([raw.K13]&lt;[raw.BB13];&quot;Red&quot;;IF([raw.K13]&gt;[raw.BC13];&quot;Blue&quot;;&quot;Green&quot;)))" office:value-type="string" office:string-value="" calcext:value-type="error">
            <text:p>#VALUE!</text:p>
          </table:table-cell>
          <table:table-cell table:style-name="ce118" table:formula="of:=[raw.BD13]+ORG.OPENOFFICE.STYLE(IF([raw.K13]&lt;[raw.BF13];&quot;Red&quot;;IF([raw.K13]&gt;[raw.BG13];&quot;Blue&quot;;&quot;Green&quot;)))" office:value-type="string" office:string-value="" calcext:value-type="error">
            <text:p>#VALUE!</text:p>
          </table:table-cell>
          <table:table-cell table:style-name="ce118" table:formula="of:=[raw.BH13]+ORG.OPENOFFICE.STYLE(IF([raw.K13]&lt;[raw.BI13];&quot;Red&quot;;IF([raw.K13]&gt;[raw.BJ13];&quot;Blue&quot;;&quot;Green&quot;)))" office:value-type="string" office:string-value="" calcext:value-type="error">
            <text:p>#VALUE!</text:p>
          </table:table-cell>
          <table:table-cell table:style-name="ce85" table:formula="of:=[raw.BK13]+ORG.OPENOFFICE.STYLE(IF([raw.K13]&lt;[raw.BL13];&quot;Red&quot;;IF([raw.K13]&gt;[raw.BM13];&quot;Blue&quot;;&quot;Green&quot;)))" office:value-type="string" office:string-value="" calcext:value-type="error">
            <text:p>#VALUE!</text:p>
          </table:table-cell>
          <table:table-cell table:style-name="ce131" table:formula="of:=[raw.BN13]+ORG.OPENOFFICE.STYLE(IF([raw.K13]&lt;[raw.BO13];&quot;Red&quot;;IF([raw.K13]&gt;[raw.BP13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7" table:formula="of:=[$raw.A14]" office:value-type="string" office:string-value="bky_indep_negonly_pwr" calcext:value-type="string">
            <text:p>bky_indep_negonly_pwr</text:p>
          </table:table-cell>
          <table:table-cell table:style-name="ce2" table:formula="of:=[$raw.B14]" office:value-type="float" office:value="3" calcext:value-type="float">
            <text:p>3</text:p>
          </table:table-cell>
          <table:table-cell table:formula="of:=[$raw.C14]" office:value-type="float" office:value="0" calcext:value-type="float">
            <text:p>0</text:p>
          </table:table-cell>
          <table:table-cell table:formula="of:=[$raw.D14]" office:value-type="float" office:value="0.25" calcext:value-type="float">
            <text:p>0.25</text:p>
          </table:table-cell>
          <table:table-cell table:formula="of:=[$raw.E14]" office:value-type="float" office:value="0" calcext:value-type="float">
            <text:p>0</text:p>
          </table:table-cell>
          <table:table-cell table:style-name="ce18" table:formula="of:=[$raw.F14]" office:value-type="string" office:string-value="BKY2006" calcext:value-type="string">
            <text:p>BKY2006</text:p>
          </table:table-cell>
          <table:table-cell table:style-name="ce32" table:formula="of:=[raw.N14]+ORG.OPENOFFICE.STYLE(IF([raw.K14]&lt;[raw.O14];&quot;Red&quot;;IF([raw.K14]&gt;[raw.P14];&quot;Blue&quot;;&quot;Green&quot;)))" office:value-type="float" office:value="0.817017" calcext:value-type="float">
            <text:p>0.8170</text:p>
          </table:table-cell>
          <table:table-cell table:style-name="ce41" table:formula="of:=[raw.Q14]+ORG.OPENOFFICE.STYLE(IF([raw.K14]&lt;[raw.R14];&quot;Red&quot;;IF([raw.K14]&gt;[raw.S14];&quot;Blue&quot;;&quot;Green&quot;)))" office:value-type="float" office:value="0.68498" calcext:value-type="float">
            <text:p>0.6850</text:p>
          </table:table-cell>
          <table:table-cell table:style-name="ce41" table:formula="of:=[raw.T14]+ORG.OPENOFFICE.STYLE(IF([raw.K14]&lt;[raw.U14];&quot;Red&quot;;IF([raw.K14]&gt;[raw.V14];&quot;Blue&quot;;&quot;Green&quot;)))" office:value-type="float" office:value="0.704612" calcext:value-type="float">
            <text:p>0.7046</text:p>
          </table:table-cell>
          <table:table-cell table:style-name="ce42" table:formula="of:=[raw.W14]+ORG.OPENOFFICE.STYLE(IF([raw.K14]&lt;[raw.X14];&quot;Red&quot;;IF([raw.K14]&gt;[raw.Y14];&quot;Blue&quot;;&quot;Green&quot;)))" office:value-type="float" office:value="0.803128" calcext:value-type="float">
            <text:p>0.8031</text:p>
          </table:table-cell>
          <table:table-cell table:style-name="ce42" table:formula="of:=[raw.Z14]+ORG.OPENOFFICE.STYLE(IF([raw.K14]&lt;[raw.AA14];&quot;Red&quot;;IF([raw.K14]&gt;[raw.AB14];&quot;Blue&quot;;&quot;Green&quot;)))" office:value-type="float" office:value="0.692943" calcext:value-type="float">
            <text:p>0.6929</text:p>
          </table:table-cell>
          <table:table-cell table:style-name="ce50" table:formula="of:=[raw.AC14]+ORG.OPENOFFICE.STYLE(IF([raw.K14]&lt;[raw.AD14];&quot;Red&quot;;IF([raw.K14]&gt;[raw.AE14];&quot;Blue&quot;;&quot;Green&quot;)))" office:value-type="float" office:value="0.678949" calcext:value-type="float">
            <text:p>0.6789</text:p>
          </table:table-cell>
          <table:table-cell table:style-name="ce32" table:formula="of:=[raw.AF14]+ORG.OPENOFFICE.STYLE(IF([raw.K14]&lt;[raw.AG14];&quot;Red&quot;;IF([raw.K14]&gt;[raw.AH14];&quot;Blue&quot;;&quot;Green&quot;)))" office:value-type="string" office:string-value="" calcext:value-type="error">
            <text:p>#VALUE!</text:p>
          </table:table-cell>
          <table:table-cell table:style-name="ce77" table:formula="of:=[raw.AI14]+ORG.OPENOFFICE.STYLE(IF([raw.K14]&lt;[raw.AJ14];&quot;Red&quot;;IF([raw.K14]&gt;[raw.AK14];&quot;Blue&quot;;&quot;Green&quot;)))" office:value-type="string" office:string-value="" calcext:value-type="error">
            <text:p>#VALUE!</text:p>
          </table:table-cell>
          <table:table-cell table:style-name="ce77" table:formula="of:=[raw.AL14]+ORG.OPENOFFICE.STYLE(IF([raw.K14]&lt;[raw.AM14];&quot;Red&quot;;IF([raw.K14]&gt;[raw.AN14];&quot;Blue&quot;;&quot;Green&quot;)))" office:value-type="string" office:string-value="" calcext:value-type="error">
            <text:p>#VALUE!</text:p>
          </table:table-cell>
          <table:table-cell table:style-name="ce41" table:formula="of:=[raw.AO14]+ORG.OPENOFFICE.STYLE(IF([raw.K14]&lt;[raw.AP14];&quot;Red&quot;;IF([raw.K14]&gt;[raw.AQ14];&quot;Blue&quot;;&quot;Green&quot;)))" office:value-type="string" office:string-value="" calcext:value-type="error">
            <text:p>#VALUE!</text:p>
          </table:table-cell>
          <table:table-cell table:style-name="ce41" table:formula="of:=[raw.AR14]+ORG.OPENOFFICE.STYLE(IF([raw.K14]&lt;[raw.AS14];&quot;Red&quot;;IF([raw.K14]&gt;[raw.AT14];&quot;Blue&quot;;&quot;Green&quot;)))" office:value-type="string" office:string-value="" calcext:value-type="error">
            <text:p>#VALUE!</text:p>
          </table:table-cell>
          <table:table-cell table:style-name="ce50" table:formula="of:=[raw.AU14]+ORG.OPENOFFICE.STYLE(IF([raw.K14]&lt;[raw.AV14];&quot;Red&quot;;IF([raw.K14]&gt;[raw.AW14];&quot;Blue&quot;;&quot;Green&quot;)))" office:value-type="string" office:string-value="" calcext:value-type="error">
            <text:p>#VALUE!</text:p>
          </table:table-cell>
          <table:table-cell table:style-name="ce69" table:formula="of:=[raw.AX14]+ORG.OPENOFFICE.STYLE(IF([raw.K14]&lt;[raw.AY14];&quot;Red&quot;;IF([raw.K14]&gt;[raw.AZ14];&quot;Blue&quot;;&quot;Green&quot;)))" office:value-type="float" office:value="0.818059214562808" calcext:value-type="float">
            <text:p>0.8181</text:p>
          </table:table-cell>
          <table:table-cell table:style-name="ce118" table:formula="of:=[raw.BA14]+ORG.OPENOFFICE.STYLE(IF([raw.K14]&lt;[raw.BB14];&quot;Red&quot;;IF([raw.K14]&gt;[raw.BC14];&quot;Blue&quot;;&quot;Green&quot;)))" office:value-type="float" office:value="0.671840633510591" calcext:value-type="float">
            <text:p>0.6718</text:p>
          </table:table-cell>
          <table:table-cell table:style-name="ce118" table:formula="of:=[raw.BD14]+ORG.OPENOFFICE.STYLE(IF([raw.K14]&lt;[raw.BF14];&quot;Red&quot;;IF([raw.K14]&gt;[raw.BG14];&quot;Blue&quot;;&quot;Green&quot;)))" office:value-type="float" office:value="0.689621654035697" calcext:value-type="float">
            <text:p>0.6896</text:p>
          </table:table-cell>
          <table:table-cell table:style-name="ce118" table:formula="of:=[raw.BH14]+ORG.OPENOFFICE.STYLE(IF([raw.K14]&lt;[raw.BI14];&quot;Red&quot;;IF([raw.K14]&gt;[raw.BJ14];&quot;Blue&quot;;&quot;Green&quot;)))" office:value-type="float" office:value="0.802901797013343" calcext:value-type="float">
            <text:p>0.8029</text:p>
          </table:table-cell>
          <table:table-cell table:style-name="ce85" table:formula="of:=[raw.BK14]+ORG.OPENOFFICE.STYLE(IF([raw.K14]&lt;[raw.BL14];&quot;Red&quot;;IF([raw.K14]&gt;[raw.BM14];&quot;Blue&quot;;&quot;Green&quot;)))" office:value-type="float" office:value="0.69189915331759" calcext:value-type="float">
            <text:p>0.6919</text:p>
          </table:table-cell>
          <table:table-cell table:style-name="ce131" table:formula="of:=[raw.BN14]+ORG.OPENOFFICE.STYLE(IF([raw.K14]&lt;[raw.BO14];&quot;Red&quot;;IF([raw.K14]&gt;[raw.BP14];&quot;Blue&quot;;&quot;Green&quot;)))" office:value-type="float" office:value="0.677564096849035" calcext:value-type="float">
            <text:p>0.6776</text:p>
          </table:table-cell>
        </table:table-row>
        <table:table-row table:style-name="ro1">
          <table:table-cell table:style-name="ce7" table:formula="of:=[$raw.A15]" office:value-type="string" office:string-value="bky_indep_balanced_pwr" calcext:value-type="string">
            <text:p>bky_indep_balanced_pwr</text:p>
          </table:table-cell>
          <table:table-cell table:style-name="ce2" table:formula="of:=[$raw.B15]" office:value-type="float" office:value="4" calcext:value-type="float">
            <text:p>4</text:p>
          </table:table-cell>
          <table:table-cell table:formula="of:=[$raw.C15]" office:value-type="float" office:value="0.25" calcext:value-type="float">
            <text:p>0.25</text:p>
          </table:table-cell>
          <table:table-cell table:formula="of:=[$raw.D15]" office:value-type="float" office:value="0.25" calcext:value-type="float">
            <text:p>0.25</text:p>
          </table:table-cell>
          <table:table-cell table:formula="of:=[$raw.E15]" office:value-type="float" office:value="0" calcext:value-type="float">
            <text:p>0</text:p>
          </table:table-cell>
          <table:table-cell table:style-name="ce18" table:formula="of:=[$raw.F15]" office:value-type="string" office:string-value="BKY2006" calcext:value-type="string">
            <text:p>BKY2006</text:p>
          </table:table-cell>
          <table:table-cell table:style-name="ce32" table:formula="of:=[raw.N15]+ORG.OPENOFFICE.STYLE(IF([raw.K15]&lt;[raw.O15];&quot;Red&quot;;IF([raw.K15]&gt;[raw.P15];&quot;Blue&quot;;&quot;Green&quot;)))" office:value-type="float" office:value="0.8002555" calcext:value-type="float">
            <text:p>0.8003</text:p>
          </table:table-cell>
          <table:table-cell table:style-name="ce41" table:formula="of:=[raw.Q15]+ORG.OPENOFFICE.STYLE(IF([raw.K15]&lt;[raw.R15];&quot;Red&quot;;IF([raw.K15]&gt;[raw.S15];&quot;Blue&quot;;&quot;Green&quot;)))" office:value-type="float" office:value="0.800302" calcext:value-type="float">
            <text:p>0.8003</text:p>
          </table:table-cell>
          <table:table-cell table:style-name="ce41" table:formula="of:=[raw.T15]+ORG.OPENOFFICE.STYLE(IF([raw.K15]&lt;[raw.U15];&quot;Red&quot;;IF([raw.K15]&gt;[raw.V15];&quot;Blue&quot;;&quot;Green&quot;)))" office:value-type="float" office:value="0.852818" calcext:value-type="float">
            <text:p>0.8528</text:p>
          </table:table-cell>
          <table:table-cell table:style-name="ce42" table:formula="of:=[raw.W15]+ORG.OPENOFFICE.STYLE(IF([raw.K15]&lt;[raw.X15];&quot;Red&quot;;IF([raw.K15]&gt;[raw.Y15];&quot;Blue&quot;;&quot;Green&quot;)))" office:value-type="float" office:value="0.852737500000001" calcext:value-type="float">
            <text:p>0.8527</text:p>
          </table:table-cell>
          <table:table-cell table:style-name="ce42" table:formula="of:=[raw.Z15]+ORG.OPENOFFICE.STYLE(IF([raw.K15]&lt;[raw.AA15];&quot;Red&quot;;IF([raw.K15]&gt;[raw.AB15];&quot;Blue&quot;;&quot;Green&quot;)))" office:value-type="float" office:value="0.8002555" calcext:value-type="float">
            <text:p>0.8003</text:p>
          </table:table-cell>
          <table:table-cell table:style-name="ce50" table:formula="of:=[raw.AC15]+ORG.OPENOFFICE.STYLE(IF([raw.K15]&lt;[raw.AD15];&quot;Red&quot;;IF([raw.K15]&gt;[raw.AE15];&quot;Blue&quot;;&quot;Green&quot;)))" office:value-type="float" office:value="0.852737500000001" calcext:value-type="float">
            <text:p>0.8527</text:p>
          </table:table-cell>
          <table:table-cell table:style-name="ce32" table:formula="of:=[raw.AF15]+ORG.OPENOFFICE.STYLE(IF([raw.K15]&lt;[raw.AG15];&quot;Red&quot;;IF([raw.K15]&gt;[raw.AH15];&quot;Blue&quot;;&quot;Green&quot;)))" office:value-type="float" office:value="0.800590885375833" calcext:value-type="float">
            <text:p>0.8006</text:p>
          </table:table-cell>
          <table:table-cell table:style-name="ce77" table:formula="of:=[raw.AI15]+ORG.OPENOFFICE.STYLE(IF([raw.K15]&lt;[raw.AJ15];&quot;Red&quot;;IF([raw.K15]&gt;[raw.AK15];&quot;Blue&quot;;&quot;Green&quot;)))" office:value-type="float" office:value="0.800747093653998" calcext:value-type="float">
            <text:p>0.8007</text:p>
          </table:table-cell>
          <table:table-cell table:style-name="ce77" table:formula="of:=[raw.AL15]+ORG.OPENOFFICE.STYLE(IF([raw.K15]&lt;[raw.AM15];&quot;Red&quot;;IF([raw.K15]&gt;[raw.AN15];&quot;Blue&quot;;&quot;Green&quot;)))" office:value-type="float" office:value="0.853269495783179" calcext:value-type="float">
            <text:p>0.8533</text:p>
          </table:table-cell>
          <table:table-cell table:style-name="ce41" table:formula="of:=[raw.AO15]+ORG.OPENOFFICE.STYLE(IF([raw.K15]&lt;[raw.AP15];&quot;Red&quot;;IF([raw.K15]&gt;[raw.AQ15];&quot;Blue&quot;;&quot;Green&quot;)))" office:value-type="float" office:value="0.853072468785425" calcext:value-type="float">
            <text:p>0.8531</text:p>
          </table:table-cell>
          <table:table-cell table:style-name="ce41" table:formula="of:=[raw.AR15]+ORG.OPENOFFICE.STYLE(IF([raw.K15]&lt;[raw.AS15];&quot;Red&quot;;IF([raw.K15]&gt;[raw.AT15];&quot;Blue&quot;;&quot;Green&quot;)))" office:value-type="float" office:value="0.800590885375833" calcext:value-type="float">
            <text:p>0.8006</text:p>
          </table:table-cell>
          <table:table-cell table:style-name="ce50" table:formula="of:=[raw.AU15]+ORG.OPENOFFICE.STYLE(IF([raw.K15]&lt;[raw.AV15];&quot;Red&quot;;IF([raw.K15]&gt;[raw.AW15];&quot;Blue&quot;;&quot;Green&quot;)))" office:value-type="float" office:value="0.853072468785425" calcext:value-type="float">
            <text:p>0.8531</text:p>
          </table:table-cell>
          <table:table-cell table:style-name="ce69" table:formula="of:=[raw.AX15]+ORG.OPENOFFICE.STYLE(IF([raw.K15]&lt;[raw.AY15];&quot;Red&quot;;IF([raw.K15]&gt;[raw.AZ15];&quot;Blue&quot;;&quot;Green&quot;)))" office:value-type="float" office:value="0.802046035322276" calcext:value-type="float">
            <text:p>0.8020</text:p>
          </table:table-cell>
          <table:table-cell table:style-name="ce118" table:formula="of:=[raw.BA15]+ORG.OPENOFFICE.STYLE(IF([raw.K15]&lt;[raw.BB15];&quot;Red&quot;;IF([raw.K15]&gt;[raw.BC15];&quot;Blue&quot;;&quot;Green&quot;)))" office:value-type="float" office:value="0.801983050803551" calcext:value-type="float">
            <text:p>0.8020</text:p>
          </table:table-cell>
          <table:table-cell table:style-name="ce118" table:formula="of:=[raw.BD15]+ORG.OPENOFFICE.STYLE(IF([raw.K15]&lt;[raw.BF15];&quot;Red&quot;;IF([raw.K15]&gt;[raw.BG15];&quot;Blue&quot;;&quot;Green&quot;)))" office:value-type="float" office:value="0.85463234412906" calcext:value-type="float">
            <text:p>0.8546</text:p>
          </table:table-cell>
          <table:table-cell table:style-name="ce118" table:formula="of:=[raw.BH15]+ORG.OPENOFFICE.STYLE(IF([raw.K15]&lt;[raw.BI15];&quot;Red&quot;;IF([raw.K15]&gt;[raw.BJ15];&quot;Blue&quot;;&quot;Green&quot;)))" office:value-type="float" office:value="0.85344630676323" calcext:value-type="float">
            <text:p>0.8534</text:p>
          </table:table-cell>
          <table:table-cell table:style-name="ce85" table:formula="of:=[raw.BK15]+ORG.OPENOFFICE.STYLE(IF([raw.K15]&lt;[raw.BL15];&quot;Red&quot;;IF([raw.K15]&gt;[raw.BM15];&quot;Blue&quot;;&quot;Green&quot;)))" office:value-type="float" office:value="0.800895255825343" calcext:value-type="float">
            <text:p>0.8009</text:p>
          </table:table-cell>
          <table:table-cell table:style-name="ce131" table:formula="of:=[raw.BN15]+ORG.OPENOFFICE.STYLE(IF([raw.K15]&lt;[raw.BO15];&quot;Red&quot;;IF([raw.K15]&gt;[raw.BP15];&quot;Blue&quot;;&quot;Green&quot;)))" office:value-type="float" office:value="0.85344630676323" calcext:value-type="float">
            <text:p>0.8534</text:p>
          </table:table-cell>
        </table:table-row>
        <table:table-row table:style-name="ro1">
          <table:table-cell table:style-name="ce7" table:formula="of:=[$raw.A16]" office:value-type="string" office:string-value="bky_indep_unbalanced_pwr" calcext:value-type="string">
            <text:p>bky_indep_unbalanced_pwr</text:p>
          </table:table-cell>
          <table:table-cell table:style-name="ce18" table:formula="of:=[$raw.B16]" office:value-type="float" office:value="5" calcext:value-type="float">
            <text:p>5</text:p>
          </table:table-cell>
          <table:table-cell table:style-name="ce18" table:formula="of:=[$raw.C16]" office:value-type="float" office:value="0.1" calcext:value-type="float">
            <text:p>0.1</text:p>
          </table:table-cell>
          <table:table-cell table:style-name="ce18" table:formula="of:=[$raw.D16]" office:value-type="float" office:value="0.4" calcext:value-type="float">
            <text:p>0.4</text:p>
          </table:table-cell>
          <table:table-cell table:style-name="ce18" table:formula="of:=[$raw.E16]" office:value-type="float" office:value="0" calcext:value-type="float">
            <text:p>0</text:p>
          </table:table-cell>
          <table:table-cell table:style-name="ce18" table:formula="of:=[$raw.F16]" office:value-type="string" office:string-value="BKY2006" calcext:value-type="string">
            <text:p>BKY2006</text:p>
          </table:table-cell>
          <table:table-cell table:style-name="ce32" table:formula="of:=[raw.N16]+ORG.OPENOFFICE.STYLE(IF([raw.K16]&lt;[raw.O16];&quot;Red&quot;;IF([raw.K16]&gt;[raw.P16];&quot;Blue&quot;;&quot;Green&quot;)))" office:value-type="float" office:value="0.841200500000001" calcext:value-type="float">
            <text:p>0.8412</text:p>
          </table:table-cell>
          <table:table-cell table:style-name="ce42" table:formula="of:=[raw.Q16]+ORG.OPENOFFICE.STYLE(IF([raw.K16]&lt;[raw.R16];&quot;Red&quot;;IF([raw.K16]&gt;[raw.S16];&quot;Blue&quot;;&quot;Green&quot;)))" office:value-type="float" office:value="0.8001605" calcext:value-type="float">
            <text:p>0.8002</text:p>
          </table:table-cell>
          <table:table-cell table:style-name="ce42" table:formula="of:=[raw.T16]+ORG.OPENOFFICE.STYLE(IF([raw.K16]&lt;[raw.U16];&quot;Red&quot;;IF([raw.K16]&gt;[raw.V16];&quot;Blue&quot;;&quot;Green&quot;)))" office:value-type="float" office:value="0.8529705" calcext:value-type="float">
            <text:p>0.8530</text:p>
          </table:table-cell>
          <table:table-cell table:style-name="ce42" table:formula="of:=[raw.W16]+ORG.OPENOFFICE.STYLE(IF([raw.K16]&lt;[raw.X16];&quot;Red&quot;;IF([raw.K16]&gt;[raw.Y16];&quot;Blue&quot;;&quot;Green&quot;)))" office:value-type="float" office:value="0.8702785" calcext:value-type="float">
            <text:p>0.8703</text:p>
          </table:table-cell>
          <table:table-cell table:style-name="ce42" table:formula="of:=[raw.Z16]+ORG.OPENOFFICE.STYLE(IF([raw.K16]&lt;[raw.AA16];&quot;Red&quot;;IF([raw.K16]&gt;[raw.AB16];&quot;Blue&quot;;&quot;Green&quot;)))" office:value-type="float" office:value="0.841200500000001" calcext:value-type="float">
            <text:p>0.8412</text:p>
          </table:table-cell>
          <table:table-cell table:style-name="ce50" table:formula="of:=[raw.AC16]+ORG.OPENOFFICE.STYLE(IF([raw.K16]&lt;[raw.AD16];&quot;Red&quot;;IF([raw.K16]&gt;[raw.AE16];&quot;Blue&quot;;&quot;Green&quot;)))" office:value-type="float" office:value="0.8702785" calcext:value-type="float">
            <text:p>0.8703</text:p>
          </table:table-cell>
          <table:table-cell table:style-name="ce32" table:formula="of:=[raw.AF16]+ORG.OPENOFFICE.STYLE(IF([raw.K16]&lt;[raw.AG16];&quot;Red&quot;;IF([raw.K16]&gt;[raw.AH16];&quot;Blue&quot;;&quot;Green&quot;)))" office:value-type="float" office:value="0.630163825429382" calcext:value-type="float">
            <text:p>0.6302</text:p>
          </table:table-cell>
          <table:table-cell table:style-name="ce77" table:formula="of:=[raw.AI16]+ORG.OPENOFFICE.STYLE(IF([raw.K16]&lt;[raw.AJ16];&quot;Red&quot;;IF([raw.K16]&gt;[raw.AK16];&quot;Blue&quot;;&quot;Green&quot;)))" office:value-type="float" office:value="0.836462453759852" calcext:value-type="float">
            <text:p>0.8365</text:p>
          </table:table-cell>
          <table:table-cell table:style-name="ce77" table:formula="of:=[raw.AL16]+ORG.OPENOFFICE.STYLE(IF([raw.K16]&lt;[raw.AM16];&quot;Red&quot;;IF([raw.K16]&gt;[raw.AN16];&quot;Blue&quot;;&quot;Green&quot;)))" office:value-type="float" office:value="0.906497630660867" calcext:value-type="float">
            <text:p>0.9065</text:p>
          </table:table-cell>
          <table:table-cell table:style-name="ce42" table:formula="of:=[raw.AO16]+ORG.OPENOFFICE.STYLE(IF([raw.K16]&lt;[raw.AP16];&quot;Red&quot;;IF([raw.K16]&gt;[raw.AQ16];&quot;Blue&quot;;&quot;Green&quot;)))" office:value-type="float" office:value="0.72967712416103" calcext:value-type="float">
            <text:p>0.7297</text:p>
          </table:table-cell>
          <table:table-cell table:style-name="ce42" table:formula="of:=[raw.AR16]+ORG.OPENOFFICE.STYLE(IF([raw.K16]&lt;[raw.AS16];&quot;Red&quot;;IF([raw.K16]&gt;[raw.AT16];&quot;Blue&quot;;&quot;Green&quot;)))" office:value-type="float" office:value="0.630163825429382" calcext:value-type="float">
            <text:p>0.6302</text:p>
          </table:table-cell>
          <table:table-cell table:style-name="ce50" table:formula="of:=[raw.AU16]+ORG.OPENOFFICE.STYLE(IF([raw.K16]&lt;[raw.AV16];&quot;Red&quot;;IF([raw.K16]&gt;[raw.AW16];&quot;Blue&quot;;&quot;Green&quot;)))" office:value-type="float" office:value="0.72967712416103" calcext:value-type="float">
            <text:p>0.7297</text:p>
          </table:table-cell>
          <table:table-cell table:style-name="ce69" table:formula="of:=[raw.AX16]+ORG.OPENOFFICE.STYLE(IF([raw.K16]&lt;[raw.AY16];&quot;Red&quot;;IF([raw.K16]&gt;[raw.AZ16];&quot;Blue&quot;;&quot;Green&quot;)))" office:value-type="float" office:value="0.895356632333205" calcext:value-type="float">
            <text:p>0.8954</text:p>
          </table:table-cell>
          <table:table-cell table:style-name="ce118" table:formula="of:=[raw.BA16]+ORG.OPENOFFICE.STYLE(IF([raw.K16]&lt;[raw.BB16];&quot;Red&quot;;IF([raw.K16]&gt;[raw.BC16];&quot;Blue&quot;;&quot;Green&quot;)))" office:value-type="float" office:value="0.79240773677352" calcext:value-type="float">
            <text:p>0.7924</text:p>
          </table:table-cell>
          <table:table-cell table:style-name="ce118" table:formula="of:=[raw.BD16]+ORG.OPENOFFICE.STYLE(IF([raw.K16]&lt;[raw.BF16];&quot;Red&quot;;IF([raw.K16]&gt;[raw.BG16];&quot;Blue&quot;;&quot;Green&quot;)))" office:value-type="float" office:value="0.840997688027918" calcext:value-type="float">
            <text:p>0.8410</text:p>
          </table:table-cell>
          <table:table-cell table:style-name="ce118" table:formula="of:=[raw.BH16]+ORG.OPENOFFICE.STYLE(IF([raw.K16]&lt;[raw.BI16];&quot;Red&quot;;IF([raw.K16]&gt;[raw.BJ16];&quot;Blue&quot;;&quot;Green&quot;)))" office:value-type="float" office:value="0.905999413801789" calcext:value-type="float">
            <text:p>0.9060</text:p>
          </table:table-cell>
          <table:table-cell table:style-name="ce85" table:formula="of:=[raw.BK16]+ORG.OPENOFFICE.STYLE(IF([raw.K16]&lt;[raw.BL16];&quot;Red&quot;;IF([raw.K16]&gt;[raw.BM16];&quot;Blue&quot;;&quot;Green&quot;)))" office:value-type="float" office:value="0.894582720137654" calcext:value-type="float">
            <text:p>0.8946</text:p>
          </table:table-cell>
          <table:table-cell table:style-name="ce131" table:formula="of:=[raw.BN16]+ORG.OPENOFFICE.STYLE(IF([raw.K16]&lt;[raw.BO16];&quot;Red&quot;;IF([raw.K16]&gt;[raw.BP16];&quot;Blue&quot;;&quot;Green&quot;)))" office:value-type="float" office:value="0.905999413801789" calcext:value-type="float">
            <text:p>0.9060</text:p>
          </table:table-cell>
        </table:table-row>
        <table:table-row table:style-name="ro1">
          <table:table-cell table:style-name="ce7" table:formula="of:=[$raw.A17]" office:value-type="string" office:string-value="bky_posdep_null_pwr" calcext:value-type="string">
            <text:p>bky_posdep_null_pwr</text:p>
          </table:table-cell>
          <table:table-cell table:style-name="ce18" table:formula="of:=[$raw.B17]" office:value-type="float" office:value="6" calcext:value-type="float">
            <text:p>6</text:p>
          </table:table-cell>
          <table:table-cell table:style-name="ce18" table:formula="of:=[$raw.C17]" office:value-type="float" office:value="0" calcext:value-type="float">
            <text:p>0</text:p>
          </table:table-cell>
          <table:table-cell table:style-name="ce18" table:formula="of:=[$raw.D17]" office:value-type="float" office:value="0" calcext:value-type="float">
            <text:p>0</text:p>
          </table:table-cell>
          <table:table-cell table:style-name="ce18" table:formula="of:=[$raw.E17]" office:value-type="float" office:value="0.25" calcext:value-type="float">
            <text:p>0.25</text:p>
          </table:table-cell>
          <table:table-cell table:style-name="ce18" table:formula="of:=[$raw.F17]" office:value-type="string" office:string-value="BKY2006" calcext:value-type="string">
            <text:p>BKY2006</text:p>
          </table:table-cell>
          <table:table-cell table:style-name="ce32" table:formula="of:=[raw.N17]+ORG.OPENOFFICE.STYLE(IF([raw.K17]&lt;[raw.O17];&quot;Red&quot;;IF([raw.K17]&gt;[raw.P17];&quot;Blue&quot;;&quot;Green&quot;)))" office:value-type="string" office:string-value="" calcext:value-type="error">
            <text:p>#VALUE!</text:p>
          </table:table-cell>
          <table:table-cell table:style-name="ce42" table:formula="of:=[raw.Q17]+ORG.OPENOFFICE.STYLE(IF([raw.K17]&lt;[raw.R17];&quot;Red&quot;;IF([raw.K17]&gt;[raw.S17];&quot;Blue&quot;;&quot;Green&quot;)))" office:value-type="string" office:string-value="" calcext:value-type="error">
            <text:p>#VALUE!</text:p>
          </table:table-cell>
          <table:table-cell table:style-name="ce42" table:formula="of:=[raw.T17]+ORG.OPENOFFICE.STYLE(IF([raw.K17]&lt;[raw.U17];&quot;Red&quot;;IF([raw.K17]&gt;[raw.V17];&quot;Blue&quot;;&quot;Green&quot;)))" office:value-type="string" office:string-value="" calcext:value-type="error">
            <text:p>#VALUE!</text:p>
          </table:table-cell>
          <table:table-cell table:style-name="ce42" table:formula="of:=[raw.W17]+ORG.OPENOFFICE.STYLE(IF([raw.K17]&lt;[raw.X17];&quot;Red&quot;;IF([raw.K17]&gt;[raw.Y17];&quot;Blue&quot;;&quot;Green&quot;)))" office:value-type="string" office:string-value="" calcext:value-type="error">
            <text:p>#VALUE!</text:p>
          </table:table-cell>
          <table:table-cell table:style-name="ce42" table:formula="of:=[raw.Z17]+ORG.OPENOFFICE.STYLE(IF([raw.K17]&lt;[raw.AA17];&quot;Red&quot;;IF([raw.K17]&gt;[raw.AB17];&quot;Blue&quot;;&quot;Green&quot;)))" office:value-type="string" office:string-value="" calcext:value-type="error">
            <text:p>#VALUE!</text:p>
          </table:table-cell>
          <table:table-cell table:style-name="ce50" table:formula="of:=[raw.AC17]+ORG.OPENOFFICE.STYLE(IF([raw.K17]&lt;[raw.AD17];&quot;Red&quot;;IF([raw.K17]&gt;[raw.AE17];&quot;Blue&quot;;&quot;Green&quot;)))" office:value-type="string" office:string-value="" calcext:value-type="error">
            <text:p>#VALUE!</text:p>
          </table:table-cell>
          <table:table-cell table:style-name="ce32" table:formula="of:=[raw.AF17]+ORG.OPENOFFICE.STYLE(IF([raw.K17]&lt;[raw.AG17];&quot;Red&quot;;IF([raw.K17]&gt;[raw.AH17];&quot;Blue&quot;;&quot;Green&quot;)))" office:value-type="string" office:string-value="" calcext:value-type="error">
            <text:p>#VALUE!</text:p>
          </table:table-cell>
          <table:table-cell table:style-name="ce77" table:formula="of:=[raw.AI17]+ORG.OPENOFFICE.STYLE(IF([raw.K17]&lt;[raw.AJ17];&quot;Red&quot;;IF([raw.K17]&gt;[raw.AK17];&quot;Blue&quot;;&quot;Green&quot;)))" office:value-type="string" office:string-value="" calcext:value-type="error">
            <text:p>#VALUE!</text:p>
          </table:table-cell>
          <table:table-cell table:style-name="ce77" table:formula="of:=[raw.AL17]+ORG.OPENOFFICE.STYLE(IF([raw.K17]&lt;[raw.AM17];&quot;Red&quot;;IF([raw.K17]&gt;[raw.AN17];&quot;Blue&quot;;&quot;Green&quot;)))" office:value-type="string" office:string-value="" calcext:value-type="error">
            <text:p>#VALUE!</text:p>
          </table:table-cell>
          <table:table-cell table:style-name="ce42" table:formula="of:=[raw.AO17]+ORG.OPENOFFICE.STYLE(IF([raw.K17]&lt;[raw.AP17];&quot;Red&quot;;IF([raw.K17]&gt;[raw.AQ17];&quot;Blue&quot;;&quot;Green&quot;)))" office:value-type="string" office:string-value="" calcext:value-type="error">
            <text:p>#VALUE!</text:p>
          </table:table-cell>
          <table:table-cell table:style-name="ce42" table:formula="of:=[raw.AR17]+ORG.OPENOFFICE.STYLE(IF([raw.K17]&lt;[raw.AS17];&quot;Red&quot;;IF([raw.K17]&gt;[raw.AT17];&quot;Blue&quot;;&quot;Green&quot;)))" office:value-type="string" office:string-value="" calcext:value-type="error">
            <text:p>#VALUE!</text:p>
          </table:table-cell>
          <table:table-cell table:style-name="ce50" table:formula="of:=[raw.AU17]+ORG.OPENOFFICE.STYLE(IF([raw.K17]&lt;[raw.AV17];&quot;Red&quot;;IF([raw.K17]&gt;[raw.AW17];&quot;Blue&quot;;&quot;Green&quot;)))" office:value-type="string" office:string-value="" calcext:value-type="error">
            <text:p>#VALUE!</text:p>
          </table:table-cell>
          <table:table-cell table:style-name="ce69" table:formula="of:=[raw.AX17]+ORG.OPENOFFICE.STYLE(IF([raw.K17]&lt;[raw.AY17];&quot;Red&quot;;IF([raw.K17]&gt;[raw.AZ17];&quot;Blue&quot;;&quot;Green&quot;)))" office:value-type="string" office:string-value="" calcext:value-type="error">
            <text:p>#VALUE!</text:p>
          </table:table-cell>
          <table:table-cell table:style-name="ce118" table:formula="of:=[raw.BA17]+ORG.OPENOFFICE.STYLE(IF([raw.K17]&lt;[raw.BB17];&quot;Red&quot;;IF([raw.K17]&gt;[raw.BC17];&quot;Blue&quot;;&quot;Green&quot;)))" office:value-type="string" office:string-value="" calcext:value-type="error">
            <text:p>#VALUE!</text:p>
          </table:table-cell>
          <table:table-cell table:style-name="ce118" table:formula="of:=[raw.BD17]+ORG.OPENOFFICE.STYLE(IF([raw.K17]&lt;[raw.BF17];&quot;Red&quot;;IF([raw.K17]&gt;[raw.BG17];&quot;Blue&quot;;&quot;Green&quot;)))" office:value-type="string" office:string-value="" calcext:value-type="error">
            <text:p>#VALUE!</text:p>
          </table:table-cell>
          <table:table-cell table:style-name="ce118" table:formula="of:=[raw.BH17]+ORG.OPENOFFICE.STYLE(IF([raw.K17]&lt;[raw.BI17];&quot;Red&quot;;IF([raw.K17]&gt;[raw.BJ17];&quot;Blue&quot;;&quot;Green&quot;)))" office:value-type="string" office:string-value="" calcext:value-type="error">
            <text:p>#VALUE!</text:p>
          </table:table-cell>
          <table:table-cell table:style-name="ce85" table:formula="of:=[raw.BK17]+ORG.OPENOFFICE.STYLE(IF([raw.K17]&lt;[raw.BL17];&quot;Red&quot;;IF([raw.K17]&gt;[raw.BM17];&quot;Blue&quot;;&quot;Green&quot;)))" office:value-type="string" office:string-value="" calcext:value-type="error">
            <text:p>#VALUE!</text:p>
          </table:table-cell>
          <table:table-cell table:style-name="ce131" table:formula="of:=[raw.BN17]+ORG.OPENOFFICE.STYLE(IF([raw.K17]&lt;[raw.BO17];&quot;Red&quot;;IF([raw.K17]&gt;[raw.BP17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7" table:formula="of:=[$raw.A18]" office:value-type="string" office:string-value="bky_posdep_posonly_pwr" calcext:value-type="string">
            <text:p>bky_posdep_posonly_pwr</text:p>
          </table:table-cell>
          <table:table-cell table:style-name="ce2" table:formula="of:=[$raw.B18]" office:value-type="float" office:value="7" calcext:value-type="float">
            <text:p>7</text:p>
          </table:table-cell>
          <table:table-cell table:formula="of:=[$raw.C18]" office:value-type="float" office:value="0.25" calcext:value-type="float">
            <text:p>0.25</text:p>
          </table:table-cell>
          <table:table-cell table:formula="of:=[$raw.D18]" office:value-type="float" office:value="0" calcext:value-type="float">
            <text:p>0</text:p>
          </table:table-cell>
          <table:table-cell table:formula="of:=[$raw.E18]" office:value-type="float" office:value="0.25" calcext:value-type="float">
            <text:p>0.25</text:p>
          </table:table-cell>
          <table:table-cell table:style-name="ce18" table:formula="of:=[$raw.F18]" office:value-type="string" office:string-value="BKY2006" calcext:value-type="string">
            <text:p>BKY2006</text:p>
          </table:table-cell>
          <table:table-cell table:style-name="ce32" table:formula="of:=[raw.N18]+ORG.OPENOFFICE.STYLE(IF([raw.K18]&lt;[raw.O18];&quot;Red&quot;;IF([raw.K18]&gt;[raw.P18];&quot;Blue&quot;;&quot;Green&quot;)))" office:value-type="float" office:value="0.807171" calcext:value-type="float">
            <text:p>0.8072</text:p>
          </table:table-cell>
          <table:table-cell table:style-name="ce41" table:formula="of:=[raw.Q18]+ORG.OPENOFFICE.STYLE(IF([raw.K18]&lt;[raw.R18];&quot;Red&quot;;IF([raw.K18]&gt;[raw.S18];&quot;Blue&quot;;&quot;Green&quot;)))" office:value-type="float" office:value="0.650078" calcext:value-type="float">
            <text:p>0.6501</text:p>
          </table:table-cell>
          <table:table-cell table:style-name="ce41" table:formula="of:=[raw.T18]+ORG.OPENOFFICE.STYLE(IF([raw.K18]&lt;[raw.U18];&quot;Red&quot;;IF([raw.K18]&gt;[raw.V18];&quot;Blue&quot;;&quot;Green&quot;)))" office:value-type="float" office:value="0.669171" calcext:value-type="float">
            <text:p>0.6692</text:p>
          </table:table-cell>
          <table:table-cell table:style-name="ce42" table:formula="of:=[raw.W18]+ORG.OPENOFFICE.STYLE(IF([raw.K18]&lt;[raw.X18];&quot;Red&quot;;IF([raw.K18]&gt;[raw.Y18];&quot;Blue&quot;;&quot;Green&quot;)))" office:value-type="float" office:value="0.796623000000001" calcext:value-type="float">
            <text:p>0.7966</text:p>
          </table:table-cell>
          <table:table-cell table:style-name="ce42" table:formula="of:=[raw.Z18]+ORG.OPENOFFICE.STYLE(IF([raw.K18]&lt;[raw.AA18];&quot;Red&quot;;IF([raw.K18]&gt;[raw.AB18];&quot;Blue&quot;;&quot;Green&quot;)))" office:value-type="float" office:value="0.66722" calcext:value-type="float">
            <text:p>0.6672</text:p>
          </table:table-cell>
          <table:table-cell table:style-name="ce50" table:formula="of:=[raw.AC18]+ORG.OPENOFFICE.STYLE(IF([raw.K18]&lt;[raw.AD18];&quot;Red&quot;;IF([raw.K18]&gt;[raw.AE18];&quot;Blue&quot;;&quot;Green&quot;)))" office:value-type="float" office:value="0.65602" calcext:value-type="float">
            <text:p>0.6560</text:p>
          </table:table-cell>
          <table:table-cell table:style-name="ce32" table:formula="of:=[raw.AF18]+ORG.OPENOFFICE.STYLE(IF([raw.K18]&lt;[raw.AG18];&quot;Red&quot;;IF([raw.K18]&gt;[raw.AH18];&quot;Blue&quot;;&quot;Green&quot;)))" office:value-type="float" office:value="0.806001547340658" calcext:value-type="float">
            <text:p>0.8060</text:p>
          </table:table-cell>
          <table:table-cell table:style-name="ce77" table:formula="of:=[raw.AI18]+ORG.OPENOFFICE.STYLE(IF([raw.K18]&lt;[raw.AJ18];&quot;Red&quot;;IF([raw.K18]&gt;[raw.AK18];&quot;Blue&quot;;&quot;Green&quot;)))" office:value-type="float" office:value="0.644454249578705" calcext:value-type="float">
            <text:p>0.6445</text:p>
          </table:table-cell>
          <table:table-cell table:style-name="ce77" table:formula="of:=[raw.AL18]+ORG.OPENOFFICE.STYLE(IF([raw.K18]&lt;[raw.AM18];&quot;Red&quot;;IF([raw.K18]&gt;[raw.AN18];&quot;Blue&quot;;&quot;Green&quot;)))" office:value-type="float" office:value="0.662945074130372" calcext:value-type="float">
            <text:p>0.6629</text:p>
          </table:table-cell>
          <table:table-cell table:style-name="ce41" table:formula="of:=[raw.AO18]+ORG.OPENOFFICE.STYLE(IF([raw.K18]&lt;[raw.AP18];&quot;Red&quot;;IF([raw.K18]&gt;[raw.AQ18];&quot;Blue&quot;;&quot;Green&quot;)))" office:value-type="float" office:value="0.796638340298156" calcext:value-type="float">
            <text:p>0.7966</text:p>
          </table:table-cell>
          <table:table-cell table:style-name="ce41" table:formula="of:=[raw.AR18]+ORG.OPENOFFICE.STYLE(IF([raw.K18]&lt;[raw.AS18];&quot;Red&quot;;IF([raw.K18]&gt;[raw.AT18];&quot;Blue&quot;;&quot;Green&quot;)))" office:value-type="float" office:value="0.666298956092284" calcext:value-type="float">
            <text:p>0.6663</text:p>
          </table:table-cell>
          <table:table-cell table:style-name="ce50" table:formula="of:=[raw.AU18]+ORG.OPENOFFICE.STYLE(IF([raw.K18]&lt;[raw.AV18];&quot;Red&quot;;IF([raw.K18]&gt;[raw.AW18];&quot;Blue&quot;;&quot;Green&quot;)))" office:value-type="float" office:value="0.655969246845636" calcext:value-type="float">
            <text:p>0.6560</text:p>
          </table:table-cell>
          <table:table-cell table:style-name="ce69" table:formula="of:=[raw.AX18]+ORG.OPENOFFICE.STYLE(IF([raw.K18]&lt;[raw.AY18];&quot;Red&quot;;IF([raw.K18]&gt;[raw.AZ18];&quot;Blue&quot;;&quot;Green&quot;)))" office:value-type="string" office:string-value="" calcext:value-type="error">
            <text:p>#VALUE!</text:p>
          </table:table-cell>
          <table:table-cell table:style-name="ce118" table:formula="of:=[raw.BA18]+ORG.OPENOFFICE.STYLE(IF([raw.K18]&lt;[raw.BB18];&quot;Red&quot;;IF([raw.K18]&gt;[raw.BC18];&quot;Blue&quot;;&quot;Green&quot;)))" office:value-type="string" office:string-value="" calcext:value-type="error">
            <text:p>#VALUE!</text:p>
          </table:table-cell>
          <table:table-cell table:style-name="ce118" table:formula="of:=[raw.BD18]+ORG.OPENOFFICE.STYLE(IF([raw.K18]&lt;[raw.BF18];&quot;Red&quot;;IF([raw.K18]&gt;[raw.BG18];&quot;Blue&quot;;&quot;Green&quot;)))" office:value-type="string" office:string-value="" calcext:value-type="error">
            <text:p>#VALUE!</text:p>
          </table:table-cell>
          <table:table-cell table:style-name="ce118" table:formula="of:=[raw.BH18]+ORG.OPENOFFICE.STYLE(IF([raw.K18]&lt;[raw.BI18];&quot;Red&quot;;IF([raw.K18]&gt;[raw.BJ18];&quot;Blue&quot;;&quot;Green&quot;)))" office:value-type="string" office:string-value="" calcext:value-type="error">
            <text:p>#VALUE!</text:p>
          </table:table-cell>
          <table:table-cell table:style-name="ce85" table:formula="of:=[raw.BK18]+ORG.OPENOFFICE.STYLE(IF([raw.K18]&lt;[raw.BL18];&quot;Red&quot;;IF([raw.K18]&gt;[raw.BM18];&quot;Blue&quot;;&quot;Green&quot;)))" office:value-type="string" office:string-value="" calcext:value-type="error">
            <text:p>#VALUE!</text:p>
          </table:table-cell>
          <table:table-cell table:style-name="ce131" table:formula="of:=[raw.BN18]+ORG.OPENOFFICE.STYLE(IF([raw.K18]&lt;[raw.BO18];&quot;Red&quot;;IF([raw.K18]&gt;[raw.BP18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7" table:formula="of:=[$raw.A19]" office:value-type="string" office:string-value="bky_posdep_negonly_pwr" calcext:value-type="string">
            <text:p>bky_posdep_negonly_pwr</text:p>
          </table:table-cell>
          <table:table-cell table:style-name="ce2" table:formula="of:=[$raw.B19]" office:value-type="float" office:value="8" calcext:value-type="float">
            <text:p>8</text:p>
          </table:table-cell>
          <table:table-cell table:formula="of:=[$raw.C19]" office:value-type="float" office:value="0" calcext:value-type="float">
            <text:p>0</text:p>
          </table:table-cell>
          <table:table-cell table:formula="of:=[$raw.D19]" office:value-type="float" office:value="0.25" calcext:value-type="float">
            <text:p>0.25</text:p>
          </table:table-cell>
          <table:table-cell table:formula="of:=[$raw.E19]" office:value-type="float" office:value="0.25" calcext:value-type="float">
            <text:p>0.25</text:p>
          </table:table-cell>
          <table:table-cell table:style-name="ce18" table:formula="of:=[$raw.F19]" office:value-type="string" office:string-value="BKY2006" calcext:value-type="string">
            <text:p>BKY2006</text:p>
          </table:table-cell>
          <table:table-cell table:style-name="ce32" table:formula="of:=[raw.N19]+ORG.OPENOFFICE.STYLE(IF([raw.K19]&lt;[raw.O19];&quot;Red&quot;;IF([raw.K19]&gt;[raw.P19];&quot;Blue&quot;;&quot;Green&quot;)))" office:value-type="float" office:value="0.810541" calcext:value-type="float">
            <text:p>0.8105</text:p>
          </table:table-cell>
          <table:table-cell table:style-name="ce41" table:formula="of:=[raw.Q19]+ORG.OPENOFFICE.STYLE(IF([raw.K19]&lt;[raw.R19];&quot;Red&quot;;IF([raw.K19]&gt;[raw.S19];&quot;Blue&quot;;&quot;Green&quot;)))" office:value-type="float" office:value="0.656206" calcext:value-type="float">
            <text:p>0.6562</text:p>
          </table:table-cell>
          <table:table-cell table:style-name="ce41" table:formula="of:=[raw.T19]+ORG.OPENOFFICE.STYLE(IF([raw.K19]&lt;[raw.U19];&quot;Red&quot;;IF([raw.K19]&gt;[raw.V19];&quot;Blue&quot;;&quot;Green&quot;)))" office:value-type="float" office:value="0.67474" calcext:value-type="float">
            <text:p>0.6747</text:p>
          </table:table-cell>
          <table:table-cell table:style-name="ce42" table:formula="of:=[raw.W19]+ORG.OPENOFFICE.STYLE(IF([raw.K19]&lt;[raw.X19];&quot;Red&quot;;IF([raw.K19]&gt;[raw.Y19];&quot;Blue&quot;;&quot;Green&quot;)))" office:value-type="float" office:value="0.801654" calcext:value-type="float">
            <text:p>0.8017</text:p>
          </table:table-cell>
          <table:table-cell table:style-name="ce42" table:formula="of:=[raw.Z19]+ORG.OPENOFFICE.STYLE(IF([raw.K19]&lt;[raw.AA19];&quot;Red&quot;;IF([raw.K19]&gt;[raw.AB19];&quot;Blue&quot;;&quot;Green&quot;)))" office:value-type="float" office:value="0.671604" calcext:value-type="float">
            <text:p>0.6716</text:p>
          </table:table-cell>
          <table:table-cell table:style-name="ce50" table:formula="of:=[raw.AC19]+ORG.OPENOFFICE.STYLE(IF([raw.K19]&lt;[raw.AD19];&quot;Red&quot;;IF([raw.K19]&gt;[raw.AE19];&quot;Blue&quot;;&quot;Green&quot;)))" office:value-type="float" office:value="0.66075" calcext:value-type="float">
            <text:p>0.6608</text:p>
          </table:table-cell>
          <table:table-cell table:style-name="ce32" table:formula="of:=[raw.AF19]+ORG.OPENOFFICE.STYLE(IF([raw.K19]&lt;[raw.AG19];&quot;Red&quot;;IF([raw.K19]&gt;[raw.AH19];&quot;Blue&quot;;&quot;Green&quot;)))" office:value-type="string" office:string-value="" calcext:value-type="error">
            <text:p>#VALUE!</text:p>
          </table:table-cell>
          <table:table-cell table:style-name="ce77" table:formula="of:=[raw.AI19]+ORG.OPENOFFICE.STYLE(IF([raw.K19]&lt;[raw.AJ19];&quot;Red&quot;;IF([raw.K19]&gt;[raw.AK19];&quot;Blue&quot;;&quot;Green&quot;)))" office:value-type="string" office:string-value="" calcext:value-type="error">
            <text:p>#VALUE!</text:p>
          </table:table-cell>
          <table:table-cell table:style-name="ce77" table:formula="of:=[raw.AL19]+ORG.OPENOFFICE.STYLE(IF([raw.K19]&lt;[raw.AM19];&quot;Red&quot;;IF([raw.K19]&gt;[raw.AN19];&quot;Blue&quot;;&quot;Green&quot;)))" office:value-type="string" office:string-value="" calcext:value-type="error">
            <text:p>#VALUE!</text:p>
          </table:table-cell>
          <table:table-cell table:style-name="ce41" table:formula="of:=[raw.AO19]+ORG.OPENOFFICE.STYLE(IF([raw.K19]&lt;[raw.AP19];&quot;Red&quot;;IF([raw.K19]&gt;[raw.AQ19];&quot;Blue&quot;;&quot;Green&quot;)))" office:value-type="string" office:string-value="" calcext:value-type="error">
            <text:p>#VALUE!</text:p>
          </table:table-cell>
          <table:table-cell table:style-name="ce41" table:formula="of:=[raw.AR19]+ORG.OPENOFFICE.STYLE(IF([raw.K19]&lt;[raw.AS19];&quot;Red&quot;;IF([raw.K19]&gt;[raw.AT19];&quot;Blue&quot;;&quot;Green&quot;)))" office:value-type="string" office:string-value="" calcext:value-type="error">
            <text:p>#VALUE!</text:p>
          </table:table-cell>
          <table:table-cell table:style-name="ce50" table:formula="of:=[raw.AU19]+ORG.OPENOFFICE.STYLE(IF([raw.K19]&lt;[raw.AV19];&quot;Red&quot;;IF([raw.K19]&gt;[raw.AW19];&quot;Blue&quot;;&quot;Green&quot;)))" office:value-type="string" office:string-value="" calcext:value-type="error">
            <text:p>#VALUE!</text:p>
          </table:table-cell>
          <table:table-cell table:style-name="ce69" table:formula="of:=[raw.AX19]+ORG.OPENOFFICE.STYLE(IF([raw.K19]&lt;[raw.AY19];&quot;Red&quot;;IF([raw.K19]&gt;[raw.AZ19];&quot;Blue&quot;;&quot;Green&quot;)))" office:value-type="float" office:value="0.809582213656665" calcext:value-type="float">
            <text:p>0.8096</text:p>
          </table:table-cell>
          <table:table-cell table:style-name="ce118" table:formula="of:=[raw.BA19]+ORG.OPENOFFICE.STYLE(IF([raw.K19]&lt;[raw.BB19];&quot;Red&quot;;IF([raw.K19]&gt;[raw.BC19];&quot;Blue&quot;;&quot;Green&quot;)))" office:value-type="float" office:value="0.650610109558189" calcext:value-type="float">
            <text:p>0.6506</text:p>
          </table:table-cell>
          <table:table-cell table:style-name="ce118" table:formula="of:=[raw.BD19]+ORG.OPENOFFICE.STYLE(IF([raw.K19]&lt;[raw.BF19];&quot;Red&quot;;IF([raw.K19]&gt;[raw.BG19];&quot;Blue&quot;;&quot;Green&quot;)))" office:value-type="float" office:value="0.668505695040117" calcext:value-type="float">
            <text:p>0.6685</text:p>
          </table:table-cell>
          <table:table-cell table:style-name="ce118" table:formula="of:=[raw.BH19]+ORG.OPENOFFICE.STYLE(IF([raw.K19]&lt;[raw.BI19];&quot;Red&quot;;IF([raw.K19]&gt;[raw.BJ19];&quot;Blue&quot;;&quot;Green&quot;)))" office:value-type="float" office:value="0.791903377162205" calcext:value-type="float">
            <text:p>0.7919</text:p>
          </table:table-cell>
          <table:table-cell table:style-name="ce85" table:formula="of:=[raw.BK19]+ORG.OPENOFFICE.STYLE(IF([raw.K19]&lt;[raw.BL19];&quot;Red&quot;;IF([raw.K19]&gt;[raw.BM19];&quot;Blue&quot;;&quot;Green&quot;)))" office:value-type="float" office:value="0.65834768438851" calcext:value-type="float">
            <text:p>0.6583</text:p>
          </table:table-cell>
          <table:table-cell table:style-name="ce131" table:formula="of:=[raw.BN19]+ORG.OPENOFFICE.STYLE(IF([raw.K19]&lt;[raw.BO19];&quot;Red&quot;;IF([raw.K19]&gt;[raw.BP19];&quot;Blue&quot;;&quot;Green&quot;)))" office:value-type="float" office:value="0.650562726125153" calcext:value-type="float">
            <text:p>0.6506</text:p>
          </table:table-cell>
        </table:table-row>
        <table:table-row table:style-name="ro1">
          <table:table-cell table:style-name="ce7" table:formula="of:=[$raw.A20]" office:value-type="string" office:string-value="bky_posdep_balanced_pwr" calcext:value-type="string">
            <text:p>bky_posdep_balanced_pwr</text:p>
          </table:table-cell>
          <table:table-cell table:style-name="ce27" table:formula="of:=[$raw.B20]" office:value-type="float" office:value="9" calcext:value-type="float">
            <text:p>9</text:p>
          </table:table-cell>
          <table:table-cell table:style-name="ce27" table:formula="of:=[$raw.C20]" office:value-type="float" office:value="0.25" calcext:value-type="float">
            <text:p>0.25</text:p>
          </table:table-cell>
          <table:table-cell table:style-name="ce27" table:formula="of:=[$raw.D20]" office:value-type="float" office:value="0.25" calcext:value-type="float">
            <text:p>0.25</text:p>
          </table:table-cell>
          <table:table-cell table:style-name="ce27" table:formula="of:=[$raw.E20]" office:value-type="float" office:value="0.25" calcext:value-type="float">
            <text:p>0.25</text:p>
          </table:table-cell>
          <table:table-cell table:style-name="ce18" table:formula="of:=[$raw.F20]" office:value-type="string" office:string-value="BKY2006" calcext:value-type="string">
            <text:p>BKY2006</text:p>
          </table:table-cell>
          <table:table-cell table:style-name="ce32" table:formula="of:=[raw.N20]+ORG.OPENOFFICE.STYLE(IF([raw.K20]&lt;[raw.O20];&quot;Red&quot;;IF([raw.K20]&gt;[raw.P20];&quot;Blue&quot;;&quot;Green&quot;)))" office:value-type="float" office:value="0.7845005" calcext:value-type="float">
            <text:p>0.7845</text:p>
          </table:table-cell>
          <table:table-cell table:style-name="ce42" table:formula="of:=[raw.Q20]+ORG.OPENOFFICE.STYLE(IF([raw.K20]&lt;[raw.R20];&quot;Red&quot;;IF([raw.K20]&gt;[raw.S20];&quot;Blue&quot;;&quot;Green&quot;)))" office:value-type="float" office:value="0.799884" calcext:value-type="float">
            <text:p>0.7999</text:p>
          </table:table-cell>
          <table:table-cell table:style-name="ce42" table:formula="of:=[raw.T20]+ORG.OPENOFFICE.STYLE(IF([raw.K20]&lt;[raw.U20];&quot;Red&quot;;IF([raw.K20]&gt;[raw.V20];&quot;Blue&quot;;&quot;Green&quot;)))" office:value-type="float" office:value="0.8523345" calcext:value-type="float">
            <text:p>0.8523</text:p>
          </table:table-cell>
          <table:table-cell table:style-name="ce42" table:formula="of:=[raw.W20]+ORG.OPENOFFICE.STYLE(IF([raw.K20]&lt;[raw.X20];&quot;Red&quot;;IF([raw.K20]&gt;[raw.Y20];&quot;Blue&quot;;&quot;Green&quot;)))" office:value-type="float" office:value="0.850574" calcext:value-type="float">
            <text:p>0.8506</text:p>
          </table:table-cell>
          <table:table-cell table:style-name="ce42" table:formula="of:=[raw.Z20]+ORG.OPENOFFICE.STYLE(IF([raw.K20]&lt;[raw.AA20];&quot;Red&quot;;IF([raw.K20]&gt;[raw.AB20];&quot;Blue&quot;;&quot;Green&quot;)))" office:value-type="float" office:value="0.7842465" calcext:value-type="float">
            <text:p>0.7842</text:p>
          </table:table-cell>
          <table:table-cell table:style-name="ce50" table:formula="of:=[raw.AC20]+ORG.OPENOFFICE.STYLE(IF([raw.K20]&lt;[raw.AD20];&quot;Red&quot;;IF([raw.K20]&gt;[raw.AE20];&quot;Blue&quot;;&quot;Green&quot;)))" office:value-type="float" office:value="0.850574" calcext:value-type="float">
            <text:p>0.8506</text:p>
          </table:table-cell>
          <table:table-cell table:style-name="ce32" table:formula="of:=[raw.AF20]+ORG.OPENOFFICE.STYLE(IF([raw.K20]&lt;[raw.AG20];&quot;Red&quot;;IF([raw.K20]&gt;[raw.AH20];&quot;Blue&quot;;&quot;Green&quot;)))" office:value-type="float" office:value="0.783588516217856" calcext:value-type="float">
            <text:p>0.7836</text:p>
          </table:table-cell>
          <table:table-cell table:style-name="ce77" table:formula="of:=[raw.AI20]+ORG.OPENOFFICE.STYLE(IF([raw.K20]&lt;[raw.AJ20];&quot;Red&quot;;IF([raw.K20]&gt;[raw.AK20];&quot;Blue&quot;;&quot;Green&quot;)))" office:value-type="float" office:value="0.799502406491183" calcext:value-type="float">
            <text:p>0.7995</text:p>
          </table:table-cell>
          <table:table-cell table:style-name="ce77" table:formula="of:=[raw.AL20]+ORG.OPENOFFICE.STYLE(IF([raw.K20]&lt;[raw.AM20];&quot;Red&quot;;IF([raw.K20]&gt;[raw.AN20];&quot;Blue&quot;;&quot;Green&quot;)))" office:value-type="float" office:value="0.851769571940875" calcext:value-type="float">
            <text:p>0.8518</text:p>
          </table:table-cell>
          <table:table-cell table:style-name="ce42" table:formula="of:=[raw.AO20]+ORG.OPENOFFICE.STYLE(IF([raw.K20]&lt;[raw.AP20];&quot;Red&quot;;IF([raw.K20]&gt;[raw.AQ20];&quot;Blue&quot;;&quot;Green&quot;)))" office:value-type="float" office:value="0.849043322150482" calcext:value-type="float">
            <text:p>0.8490</text:p>
          </table:table-cell>
          <table:table-cell table:style-name="ce42" table:formula="of:=[raw.AR20]+ORG.OPENOFFICE.STYLE(IF([raw.K20]&lt;[raw.AS20];&quot;Red&quot;;IF([raw.K20]&gt;[raw.AT20];&quot;Blue&quot;;&quot;Green&quot;)))" office:value-type="float" office:value="0.783588516217856" calcext:value-type="float">
            <text:p>0.7836</text:p>
          </table:table-cell>
          <table:table-cell table:style-name="ce50" table:formula="of:=[raw.AU20]+ORG.OPENOFFICE.STYLE(IF([raw.K20]&lt;[raw.AV20];&quot;Red&quot;;IF([raw.K20]&gt;[raw.AW20];&quot;Blue&quot;;&quot;Green&quot;)))" office:value-type="float" office:value="0.849043322150482" calcext:value-type="float">
            <text:p>0.8490</text:p>
          </table:table-cell>
          <table:table-cell table:style-name="ce69" table:formula="of:=[raw.AX20]+ORG.OPENOFFICE.STYLE(IF([raw.K20]&lt;[raw.AY20];&quot;Red&quot;;IF([raw.K20]&gt;[raw.AZ20];&quot;Blue&quot;;&quot;Green&quot;)))" office:value-type="float" office:value="0.786243536615989" calcext:value-type="float">
            <text:p>0.7862</text:p>
          </table:table-cell>
          <table:table-cell table:style-name="ce118" table:formula="of:=[raw.BA20]+ORG.OPENOFFICE.STYLE(IF([raw.K20]&lt;[raw.BB20];&quot;Red&quot;;IF([raw.K20]&gt;[raw.BC20];&quot;Blue&quot;;&quot;Green&quot;)))" office:value-type="float" office:value="0.801472284123613" calcext:value-type="float">
            <text:p>0.8015</text:p>
          </table:table-cell>
          <table:table-cell table:style-name="ce118" table:formula="of:=[raw.BD20]+ORG.OPENOFFICE.STYLE(IF([raw.K20]&lt;[raw.BF20];&quot;Red&quot;;IF([raw.K20]&gt;[raw.BG20];&quot;Blue&quot;;&quot;Green&quot;)))" office:value-type="float" office:value="0.854268447938894" calcext:value-type="float">
            <text:p>0.8543</text:p>
          </table:table-cell>
          <table:table-cell table:style-name="ce118" table:formula="of:=[raw.BH20]+ORG.OPENOFFICE.STYLE(IF([raw.K20]&lt;[raw.BI20];&quot;Red&quot;;IF([raw.K20]&gt;[raw.BJ20];&quot;Blue&quot;;&quot;Green&quot;)))" office:value-type="float" office:value="0.844720126212221" calcext:value-type="float">
            <text:p>0.8447</text:p>
          </table:table-cell>
          <table:table-cell table:style-name="ce85" table:formula="of:=[raw.BK20]+ORG.OPENOFFICE.STYLE(IF([raw.K20]&lt;[raw.BL20];&quot;Red&quot;;IF([raw.K20]&gt;[raw.BM20];&quot;Blue&quot;;&quot;Green&quot;)))" office:value-type="float" office:value="0.774622752887797" calcext:value-type="float">
            <text:p>0.7746</text:p>
          </table:table-cell>
          <table:table-cell table:style-name="ce131" table:formula="of:=[raw.BN20]+ORG.OPENOFFICE.STYLE(IF([raw.K20]&lt;[raw.BO20];&quot;Red&quot;;IF([raw.K20]&gt;[raw.BP20];&quot;Blue&quot;;&quot;Green&quot;)))" office:value-type="float" office:value="0.844720126212221" calcext:value-type="float">
            <text:p>0.8447</text:p>
          </table:table-cell>
        </table:table-row>
        <table:table-row table:style-name="ro1">
          <table:table-cell table:style-name="ce10" table:formula="of:=[$raw.A21]" office:value-type="string" office:string-value="bky_posdep_unbalanced_pwr" calcext:value-type="string">
            <text:p>bky_posdep_unbalanced_pwr</text:p>
          </table:table-cell>
          <table:table-cell table:style-name="ce24" table:formula="of:=[$raw.B21]" office:value-type="float" office:value="10" calcext:value-type="float">
            <text:p>10</text:p>
          </table:table-cell>
          <table:table-cell table:style-name="ce24" table:formula="of:=[$raw.C21]" office:value-type="float" office:value="0.1" calcext:value-type="float">
            <text:p>0.1</text:p>
          </table:table-cell>
          <table:table-cell table:style-name="ce24" table:formula="of:=[$raw.D21]" office:value-type="float" office:value="0.4" calcext:value-type="float">
            <text:p>0.4</text:p>
          </table:table-cell>
          <table:table-cell table:style-name="ce24" table:formula="of:=[$raw.E21]" office:value-type="float" office:value="0.25" calcext:value-type="float">
            <text:p>0.25</text:p>
          </table:table-cell>
          <table:table-cell table:style-name="ce24" table:formula="of:=[$raw.F21]" office:value-type="string" office:string-value="BKY2006" calcext:value-type="string">
            <text:p>BKY2006</text:p>
          </table:table-cell>
          <table:table-cell table:style-name="ce34" table:formula="of:=[raw.N21]+ORG.OPENOFFICE.STYLE(IF([raw.K21]&lt;[raw.O21];&quot;Red&quot;;IF([raw.K21]&gt;[raw.P21];&quot;Blue&quot;;&quot;Green&quot;)))" office:value-type="float" office:value="0.8266915" calcext:value-type="float">
            <text:p>0.8267</text:p>
          </table:table-cell>
          <table:table-cell table:style-name="ce43" table:formula="of:=[raw.Q21]+ORG.OPENOFFICE.STYLE(IF([raw.K21]&lt;[raw.R21];&quot;Red&quot;;IF([raw.K21]&gt;[raw.S21];&quot;Blue&quot;;&quot;Green&quot;)))" office:value-type="float" office:value="0.791244" calcext:value-type="float">
            <text:p>0.7912</text:p>
          </table:table-cell>
          <table:table-cell table:style-name="ce43" table:formula="of:=[raw.T21]+ORG.OPENOFFICE.STYLE(IF([raw.K21]&lt;[raw.U21];&quot;Red&quot;;IF([raw.K21]&gt;[raw.V21];&quot;Blue&quot;;&quot;Green&quot;)))" office:value-type="float" office:value="0.8413725" calcext:value-type="float">
            <text:p>0.8414</text:p>
          </table:table-cell>
          <table:table-cell table:style-name="ce43" table:formula="of:=[raw.W21]+ORG.OPENOFFICE.STYLE(IF([raw.K21]&lt;[raw.X21];&quot;Red&quot;;IF([raw.K21]&gt;[raw.Y21];&quot;Blue&quot;;&quot;Green&quot;)))" office:value-type="float" office:value="0.8642825" calcext:value-type="float">
            <text:p>0.8643</text:p>
          </table:table-cell>
          <table:table-cell table:style-name="ce43" table:formula="of:=[raw.Z21]+ORG.OPENOFFICE.STYLE(IF([raw.K21]&lt;[raw.AA21];&quot;Red&quot;;IF([raw.K21]&gt;[raw.AB21];&quot;Blue&quot;;&quot;Green&quot;)))" office:value-type="float" office:value="0.8258625" calcext:value-type="float">
            <text:p>0.8259</text:p>
          </table:table-cell>
          <table:table-cell table:style-name="ce51" table:formula="of:=[raw.AC21]+ORG.OPENOFFICE.STYLE(IF([raw.K21]&lt;[raw.AD21];&quot;Red&quot;;IF([raw.K21]&gt;[raw.AE21];&quot;Blue&quot;;&quot;Green&quot;)))" office:value-type="float" office:value="0.8642825" calcext:value-type="float">
            <text:p>0.8643</text:p>
          </table:table-cell>
          <table:table-cell table:style-name="ce34" table:formula="of:=[raw.AF21]+ORG.OPENOFFICE.STYLE(IF([raw.K21]&lt;[raw.AG21];&quot;Red&quot;;IF([raw.K21]&gt;[raw.AH21];&quot;Blue&quot;;&quot;Green&quot;)))" office:value-type="float" office:value="0.616579408154886" calcext:value-type="float">
            <text:p>0.6166</text:p>
          </table:table-cell>
          <table:table-cell table:style-name="ce43" table:formula="of:=[raw.AI21]+ORG.OPENOFFICE.STYLE(IF([raw.K21]&lt;[raw.AJ21];&quot;Red&quot;;IF([raw.K21]&gt;[raw.AK21];&quot;Blue&quot;;&quot;Green&quot;)))" office:value-type="float" office:value="0.826619731620214" calcext:value-type="float">
            <text:p>0.8266</text:p>
          </table:table-cell>
          <table:table-cell table:style-name="ce43" table:formula="of:=[raw.AL21]+ORG.OPENOFFICE.STYLE(IF([raw.K21]&lt;[raw.AM21];&quot;Red&quot;;IF([raw.K21]&gt;[raw.AN21];&quot;Blue&quot;;&quot;Green&quot;)))" office:value-type="float" office:value="0.890186899649072" calcext:value-type="float">
            <text:p>0.8902</text:p>
          </table:table-cell>
          <table:table-cell table:style-name="ce43" table:formula="of:=[raw.AO21]+ORG.OPENOFFICE.STYLE(IF([raw.K21]&lt;[raw.AP21];&quot;Red&quot;;IF([raw.K21]&gt;[raw.AQ21];&quot;Blue&quot;;&quot;Green&quot;)))" office:value-type="float" office:value="0.729519339172588" calcext:value-type="float">
            <text:p>0.7295</text:p>
          </table:table-cell>
          <table:table-cell table:style-name="ce43" table:formula="of:=[raw.AR21]+ORG.OPENOFFICE.STYLE(IF([raw.K21]&lt;[raw.AS21];&quot;Red&quot;;IF([raw.K21]&gt;[raw.AT21];&quot;Blue&quot;;&quot;Green&quot;)))" office:value-type="float" office:value="0.616579408154886" calcext:value-type="float">
            <text:p>0.6166</text:p>
          </table:table-cell>
          <table:table-cell table:style-name="ce51" table:formula="of:=[raw.AU21]+ORG.OPENOFFICE.STYLE(IF([raw.K21]&lt;[raw.AV21];&quot;Red&quot;;IF([raw.K21]&gt;[raw.AW21];&quot;Blue&quot;;&quot;Green&quot;)))" office:value-type="float" office:value="0.729519339172588" calcext:value-type="float">
            <text:p>0.7295</text:p>
          </table:table-cell>
          <table:table-cell table:style-name="ce70" table:formula="of:=[raw.AX21]+ORG.OPENOFFICE.STYLE(IF([raw.K21]&lt;[raw.AY21];&quot;Red&quot;;IF([raw.K21]&gt;[raw.AZ21];&quot;Blue&quot;;&quot;Green&quot;)))" office:value-type="float" office:value="0.87986439211516" calcext:value-type="float">
            <text:p>0.8799</text:p>
          </table:table-cell>
          <table:table-cell table:style-name="ce78" table:formula="of:=[raw.BA21]+ORG.OPENOFFICE.STYLE(IF([raw.K21]&lt;[raw.BB21];&quot;Red&quot;;IF([raw.K21]&gt;[raw.BC21];&quot;Blue&quot;;&quot;Green&quot;)))" office:value-type="float" office:value="0.783131249580507" calcext:value-type="float">
            <text:p>0.7831</text:p>
          </table:table-cell>
          <table:table-cell table:style-name="ce78" table:formula="of:=[raw.BD21]+ORG.OPENOFFICE.STYLE(IF([raw.K21]&lt;[raw.BF21];&quot;Red&quot;;IF([raw.K21]&gt;[raw.BG21];&quot;Blue&quot;;&quot;Green&quot;)))" office:value-type="float" office:value="0.829986458742869" calcext:value-type="float">
            <text:p>0.8300</text:p>
          </table:table-cell>
          <table:table-cell table:style-name="ce78" table:formula="of:=[raw.BH21]+ORG.OPENOFFICE.STYLE(IF([raw.K21]&lt;[raw.BI21];&quot;Red&quot;;IF([raw.K21]&gt;[raw.BJ21];&quot;Blue&quot;;&quot;Green&quot;)))" office:value-type="float" office:value="0.890762332470977" calcext:value-type="float">
            <text:p>0.8908</text:p>
          </table:table-cell>
          <table:table-cell table:style-name="ce78" table:formula="of:=[raw.BK21]+ORG.OPENOFFICE.STYLE(IF([raw.K21]&lt;[raw.BL21];&quot;Red&quot;;IF([raw.K21]&gt;[raw.BM21];&quot;Blue&quot;;&quot;Green&quot;)))" office:value-type="float" office:value="0.868855387293165" calcext:value-type="float">
            <text:p>0.8689</text:p>
          </table:table-cell>
          <table:table-cell table:style-name="ce98" table:formula="of:=[raw.BN21]+ORG.OPENOFFICE.STYLE(IF([raw.K21]&lt;[raw.BO21];&quot;Red&quot;;IF([raw.K21]&gt;[raw.BP21];&quot;Blue&quot;;&quot;Green&quot;)))" office:value-type="float" office:value="0.890762332470977" calcext:value-type="float">
            <text:p>0.8908</text:p>
          </table:table-cell>
        </table:table-row>
        <table:table-row table:style-name="ro1" table:number-rows-repeated="104855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raw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3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42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43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4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fracPos</text:p>
          </table:table-cell>
          <table:table-cell office:value-type="string" calcext:value-type="string">
            <text:p>fracNeg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FDRmethod</text:p>
          </table:table-cell>
          <table:table-cell office:value-type="string" calcext:value-type="string">
            <text:p>numTests</text:p>
          </table:table-cell>
          <table:table-cell office:value-type="string" calcext:value-type="string">
            <text:p>numRealizations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CImetho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BothSides_canonical_mean</text:p>
          </table:table-cell>
          <table:table-cell office:value-type="string" calcext:value-type="string">
            <text:p>BothSides_canonical_lower</text:p>
          </table:table-cell>
          <table:table-cell office:value-type="string" calcext:value-type="string">
            <text:p>BothSides_canonical_upper</text:p>
          </table:table-cell>
          <table:table-cell office:value-type="string" calcext:value-type="string">
            <text:p>BothSides_combined_mean</text:p>
          </table:table-cell>
          <table:table-cell office:value-type="string" calcext:value-type="string">
            <text:p>BothSides_combined_lower</text:p>
          </table:table-cell>
          <table:table-cell office:value-type="string" calcext:value-type="string">
            <text:p>BothSides_combined_upper</text:p>
          </table:table-cell>
          <table:table-cell office:value-type="string" calcext:value-type="string">
            <text:p>BothSides_twotailed_mean</text:p>
          </table:table-cell>
          <table:table-cell office:value-type="string" calcext:value-type="string">
            <text:p>BothSides_twotailed_lower</text:p>
          </table:table-cell>
          <table:table-cell office:value-type="string" calcext:value-type="string">
            <text:p>BothSides_twotailed_upper</text:p>
          </table:table-cell>
          <table:table-cell office:value-type="string" calcext:value-type="string">
            <text:p>BothSides_split2tail_mean</text:p>
          </table:table-cell>
          <table:table-cell office:value-type="string" calcext:value-type="string">
            <text:p>BothSides_split2tail_lower</text:p>
          </table:table-cell>
          <table:table-cell office:value-type="string" calcext:value-type="string">
            <text:p>BothSides_split2tail_upper</text:p>
          </table:table-cell>
          <table:table-cell office:value-type="string" calcext:value-type="string">
            <text:p>BothSides_canonicalbb_mean</text:p>
          </table:table-cell>
          <table:table-cell office:value-type="string" calcext:value-type="string">
            <text:p>BothSides_canonicalbb_lower</text:p>
          </table:table-cell>
          <table:table-cell office:value-type="string" calcext:value-type="string">
            <text:p>BothSides_canonicalbb_upper</text:p>
          </table:table-cell>
          <table:table-cell office:value-type="string" calcext:value-type="string">
            <text:p>BothSides_split2tailbb_mean</text:p>
          </table:table-cell>
          <table:table-cell office:value-type="string" calcext:value-type="string">
            <text:p>BothSides_split2tailbb_lower</text:p>
          </table:table-cell>
          <table:table-cell office:value-type="string" calcext:value-type="string">
            <text:p>BothSides_split2tailbb_upper</text:p>
          </table:table-cell>
          <table:table-cell office:value-type="string" calcext:value-type="string">
            <text:p>PosSide_canonical_mean</text:p>
          </table:table-cell>
          <table:table-cell office:value-type="string" calcext:value-type="string">
            <text:p>PosSide_canonical_lower</text:p>
          </table:table-cell>
          <table:table-cell office:value-type="string" calcext:value-type="string">
            <text:p>PosSide_canonical_upper</text:p>
          </table:table-cell>
          <table:table-cell office:value-type="string" calcext:value-type="string">
            <text:p>PosSide_combined_mean</text:p>
          </table:table-cell>
          <table:table-cell office:value-type="string" calcext:value-type="string">
            <text:p>PosSide_combined_lower</text:p>
          </table:table-cell>
          <table:table-cell office:value-type="string" calcext:value-type="string">
            <text:p>PosSide_combined_upper</text:p>
          </table:table-cell>
          <table:table-cell office:value-type="string" calcext:value-type="string">
            <text:p>PosSide_twotailed_mean</text:p>
          </table:table-cell>
          <table:table-cell office:value-type="string" calcext:value-type="string">
            <text:p>PosSide_twotailed_lower</text:p>
          </table:table-cell>
          <table:table-cell office:value-type="string" calcext:value-type="string">
            <text:p>PosSide_twotailed_upper</text:p>
          </table:table-cell>
          <table:table-cell office:value-type="string" calcext:value-type="string">
            <text:p>PosSide_split2tail_mean</text:p>
          </table:table-cell>
          <table:table-cell office:value-type="string" calcext:value-type="string">
            <text:p>PosSide_split2tail_lower</text:p>
          </table:table-cell>
          <table:table-cell office:value-type="string" calcext:value-type="string">
            <text:p>PosSide_split2tail_upper</text:p>
          </table:table-cell>
          <table:table-cell office:value-type="string" calcext:value-type="string">
            <text:p>PosSide_canonicalbb_mean</text:p>
          </table:table-cell>
          <table:table-cell office:value-type="string" calcext:value-type="string">
            <text:p>PosSide_canonicalbb_lower</text:p>
          </table:table-cell>
          <table:table-cell office:value-type="string" calcext:value-type="string">
            <text:p>PosSide_canonicalbb_upper</text:p>
          </table:table-cell>
          <table:table-cell office:value-type="string" calcext:value-type="string">
            <text:p>PosSide_split2tailbb_mean</text:p>
          </table:table-cell>
          <table:table-cell office:value-type="string" calcext:value-type="string">
            <text:p>PosSide_split2tailbb_lower</text:p>
          </table:table-cell>
          <table:table-cell office:value-type="string" calcext:value-type="string">
            <text:p>PosSide_split2tailbb_upper</text:p>
          </table:table-cell>
          <table:table-cell office:value-type="string" calcext:value-type="string">
            <text:p>NegSide_canonical_mean</text:p>
          </table:table-cell>
          <table:table-cell office:value-type="string" calcext:value-type="string">
            <text:p>NegSide_canonical_lower</text:p>
          </table:table-cell>
          <table:table-cell office:value-type="string" calcext:value-type="string">
            <text:p>NegSide_canonical_upper</text:p>
          </table:table-cell>
          <table:table-cell office:value-type="string" calcext:value-type="string">
            <text:p>NegSide_combined_mean</text:p>
          </table:table-cell>
          <table:table-cell office:value-type="string" calcext:value-type="string">
            <text:p>NegSide_combined_lower</text:p>
          </table:table-cell>
          <table:table-cell office:value-type="string" calcext:value-type="string">
            <text:p>NegSide_combined_upper</text:p>
          </table:table-cell>
          <table:table-cell office:value-type="string" calcext:value-type="string">
            <text:p>NegSide_twotailed_mean</text:p>
          </table:table-cell>
          <table:table-cell office:value-type="string" calcext:value-type="string">
            <text:p>NegSide_twotailed_lower</text:p>
          </table:table-cell>
          <table:table-cell office:value-type="string" calcext:value-type="string">
            <text:p>NegSide_twotailed_upper</text:p>
          </table:table-cell>
          <table:table-cell office:value-type="string" calcext:value-type="string">
            <text:p>NegSide_split2tail_mean</text:p>
          </table:table-cell>
          <table:table-cell office:value-type="string" calcext:value-type="string">
            <text:p>NegSide_split2tail_lower</text:p>
          </table:table-cell>
          <table:table-cell office:value-type="string" calcext:value-type="string">
            <text:p>NegSide_split2tail_upper</text:p>
          </table:table-cell>
          <table:table-cell office:value-type="string" calcext:value-type="string">
            <text:p>NegSide_canonicalbb_mean</text:p>
          </table:table-cell>
          <table:table-cell office:value-type="string" calcext:value-type="string">
            <text:p>NegSide_canonicalbb_lower</text:p>
          </table:table-cell>
          <table:table-cell office:value-type="string" calcext:value-type="string">
            <text:p>NegSide_canonicalbb_upper</text:p>
          </table:table-cell>
          <table:table-cell office:value-type="string" calcext:value-type="string">
            <text:p>NegSide_split2tailbb_mean</text:p>
          </table:table-cell>
          <table:table-cell office:value-type="string" calcext:value-type="string">
            <text:p>NegSide_split2tailbb_lower</text:p>
          </table:table-cell>
          <table:table-cell office:value-type="string" calcext:value-type="string">
            <text:p>NegSide_split2tailbb_upper</text:p>
          </table:table-cell>
          <table:table-cell office:value-type="string" calcext:value-type="string">
            <text:p>elapsed</text:p>
          </table:table-cell>
        </table:table-row>
        <table:table-row table:style-name="ro1">
          <table:table-cell office:value-type="string" calcext:value-type="string">
            <text:p>bh_indep_null_pw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table:number-columns-repeated="54" office:value-type="string" calcext:value-type="string">
            <text:p>NaN</text:p>
          </table:table-cell>
          <table:table-cell office:value-type="float" office:value="3.56192525" calcext:value-type="float">
            <text:p>3.56192525</text:p>
          </table:table-cell>
        </table:table-row>
        <table:table-row table:style-name="ro1">
          <table:table-cell office:value-type="string" calcext:value-type="string">
            <text:p>bh_indep_posonly_pwr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75165" calcext:value-type="float">
            <text:p>0.775165</text:p>
          </table:table-cell>
          <table:table-cell office:value-type="float" office:value="0.774039019186673" calcext:value-type="float">
            <text:p>0.774039019186673</text:p>
          </table:table-cell>
          <table:table-cell office:value-type="float" office:value="0.776290980813326" calcext:value-type="float">
            <text:p>0.776290980813326</text:p>
          </table:table-cell>
          <table:table-cell office:value-type="float" office:value="0.666396" calcext:value-type="float">
            <text:p>0.666396</text:p>
          </table:table-cell>
          <table:table-cell office:value-type="float" office:value="0.665121702395616" calcext:value-type="float">
            <text:p>0.665121702395616</text:p>
          </table:table-cell>
          <table:table-cell office:value-type="float" office:value="0.667670297604383" calcext:value-type="float">
            <text:p>0.667670297604383</text:p>
          </table:table-cell>
          <table:table-cell office:value-type="float" office:value="0.666396" calcext:value-type="float">
            <text:p>0.666396</text:p>
          </table:table-cell>
          <table:table-cell office:value-type="float" office:value="0.665121702395616" calcext:value-type="float">
            <text:p>0.665121702395616</text:p>
          </table:table-cell>
          <table:table-cell office:value-type="float" office:value="0.667670297604383" calcext:value-type="float">
            <text:p>0.667670297604383</text:p>
          </table:table-cell>
          <table:table-cell office:value-type="float" office:value="0.734829" calcext:value-type="float">
            <text:p>0.734829</text:p>
          </table:table-cell>
          <table:table-cell office:value-type="float" office:value="0.733665485107068" calcext:value-type="float">
            <text:p>0.733665485107068</text:p>
          </table:table-cell>
          <table:table-cell office:value-type="float" office:value="0.735992514892933" calcext:value-type="float">
            <text:p>0.735992514892933</text:p>
          </table:table-cell>
          <table:table-cell office:value-type="float" office:value="0.655931" calcext:value-type="float">
            <text:p>0.655931</text:p>
          </table:table-cell>
          <table:table-cell office:value-type="float" office:value="0.654314089217223" calcext:value-type="float">
            <text:p>0.654314089217223</text:p>
          </table:table-cell>
          <table:table-cell office:value-type="float" office:value="0.657547910782776" calcext:value-type="float">
            <text:p>0.657547910782776</text:p>
          </table:table-cell>
          <table:table-cell office:value-type="float" office:value="0.617955000000001" calcext:value-type="float">
            <text:p>0.617955000000001</text:p>
          </table:table-cell>
          <table:table-cell office:value-type="float" office:value="0.616258261199392" calcext:value-type="float">
            <text:p>0.616258261199392</text:p>
          </table:table-cell>
          <table:table-cell office:value-type="float" office:value="0.619651738800609" calcext:value-type="float">
            <text:p>0.619651738800609</text:p>
          </table:table-cell>
          <table:table-cell office:value-type="float" office:value="0.776081348315989" calcext:value-type="float">
            <text:p>0.776081348315989</text:p>
          </table:table-cell>
          <table:table-cell office:value-type="float" office:value="0.774954494936486" calcext:value-type="float">
            <text:p>0.774954494936486</text:p>
          </table:table-cell>
          <table:table-cell office:value-type="float" office:value="0.777208201695491" calcext:value-type="float">
            <text:p>0.777208201695491</text:p>
          </table:table-cell>
          <table:table-cell office:value-type="float" office:value="0.654755142811155" calcext:value-type="float">
            <text:p>0.654755142811155</text:p>
          </table:table-cell>
          <table:table-cell office:value-type="float" office:value="0.653536472873852" calcext:value-type="float">
            <text:p>0.653536472873852</text:p>
          </table:table-cell>
          <table:table-cell office:value-type="float" office:value="0.655973812748457" calcext:value-type="float">
            <text:p>0.655973812748457</text:p>
          </table:table-cell>
          <table:table-cell office:value-type="float" office:value="0.654755142811155" calcext:value-type="float">
            <text:p>0.654755142811155</text:p>
          </table:table-cell>
          <table:table-cell office:value-type="float" office:value="0.653536472873852" calcext:value-type="float">
            <text:p>0.653536472873852</text:p>
          </table:table-cell>
          <table:table-cell office:value-type="float" office:value="0.655973812748457" calcext:value-type="float">
            <text:p>0.655973812748457</text:p>
          </table:table-cell>
          <table:table-cell office:value-type="float" office:value="0.735669992185197" calcext:value-type="float">
            <text:p>0.735669992185197</text:p>
          </table:table-cell>
          <table:table-cell office:value-type="float" office:value="0.734506109994656" calcext:value-type="float">
            <text:p>0.734506109994656</text:p>
          </table:table-cell>
          <table:table-cell office:value-type="float" office:value="0.736833874375739" calcext:value-type="float">
            <text:p>0.736833874375739</text:p>
          </table:table-cell>
          <table:table-cell office:value-type="float" office:value="0.656691781279654" calcext:value-type="float">
            <text:p>0.656691781279654</text:p>
          </table:table-cell>
          <table:table-cell office:value-type="float" office:value="0.65508655512013" calcext:value-type="float">
            <text:p>0.65508655512013</text:p>
          </table:table-cell>
          <table:table-cell office:value-type="float" office:value="0.658297007439177" calcext:value-type="float">
            <text:p>0.658297007439177</text:p>
          </table:table-cell>
          <table:table-cell office:value-type="float" office:value="0.618645017663951" calcext:value-type="float">
            <text:p>0.618645017663951</text:p>
          </table:table-cell>
          <table:table-cell office:value-type="float" office:value="0.616961078316215" calcext:value-type="float">
            <text:p>0.616961078316215</text:p>
          </table:table-cell>
          <table:table-cell office:value-type="float" office:value="0.620328957011686" calcext:value-type="float">
            <text:p>0.620328957011686</text:p>
          </table:table-cell>
          <table:table-cell table:number-columns-repeated="18" office:value-type="string" calcext:value-type="string">
            <text:p>NaN</text:p>
          </table:table-cell>
          <table:table-cell office:value-type="float" office:value="3.99405070833333" calcext:value-type="float">
            <text:p>3.99405070833333</text:p>
          </table:table-cell>
        </table:table-row>
        <table:table-row table:style-name="ro1">
          <table:table-cell office:value-type="string" calcext:value-type="string">
            <text:p>bh_indep_negonly_pw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77569" calcext:value-type="float">
            <text:p>0.777569</text:p>
          </table:table-cell>
          <table:table-cell office:value-type="float" office:value="0.776423768993326" calcext:value-type="float">
            <text:p>0.776423768993326</text:p>
          </table:table-cell>
          <table:table-cell office:value-type="float" office:value="0.778714231006673" calcext:value-type="float">
            <text:p>0.778714231006673</text:p>
          </table:table-cell>
          <table:table-cell office:value-type="float" office:value="0.668014" calcext:value-type="float">
            <text:p>0.668014</text:p>
          </table:table-cell>
          <table:table-cell office:value-type="float" office:value="0.666721931453394" calcext:value-type="float">
            <text:p>0.666721931453394</text:p>
          </table:table-cell>
          <table:table-cell office:value-type="float" office:value="0.669306068546606" calcext:value-type="float">
            <text:p>0.669306068546606</text:p>
          </table:table-cell>
          <table:table-cell office:value-type="float" office:value="0.668014" calcext:value-type="float">
            <text:p>0.668014</text:p>
          </table:table-cell>
          <table:table-cell office:value-type="float" office:value="0.666721931453394" calcext:value-type="float">
            <text:p>0.666721931453394</text:p>
          </table:table-cell>
          <table:table-cell office:value-type="float" office:value="0.669306068546606" calcext:value-type="float">
            <text:p>0.669306068546606</text:p>
          </table:table-cell>
          <table:table-cell office:value-type="float" office:value="0.736484" calcext:value-type="float">
            <text:p>0.736484</text:p>
          </table:table-cell>
          <table:table-cell office:value-type="float" office:value="0.735304332857611" calcext:value-type="float">
            <text:p>0.735304332857611</text:p>
          </table:table-cell>
          <table:table-cell office:value-type="float" office:value="0.737663667142389" calcext:value-type="float">
            <text:p>0.737663667142389</text:p>
          </table:table-cell>
          <table:table-cell office:value-type="float" office:value="0.658028999999999" calcext:value-type="float">
            <text:p>0.658028999999999</text:p>
          </table:table-cell>
          <table:table-cell office:value-type="float" office:value="0.656331834732902" calcext:value-type="float">
            <text:p>0.656331834732902</text:p>
          </table:table-cell>
          <table:table-cell office:value-type="float" office:value="0.659726165267097" calcext:value-type="float">
            <text:p>0.659726165267097</text:p>
          </table:table-cell>
          <table:table-cell office:value-type="float" office:value="0.619595" calcext:value-type="float">
            <text:p>0.619595</text:p>
          </table:table-cell>
          <table:table-cell office:value-type="float" office:value="0.617827630201629" calcext:value-type="float">
            <text:p>0.617827630201629</text:p>
          </table:table-cell>
          <table:table-cell office:value-type="float" office:value="0.621362369798372" calcext:value-type="float">
            <text:p>0.621362369798372</text:p>
          </table:table-cell>
          <table:table-cell table:number-columns-repeated="18" office:value-type="string" calcext:value-type="string">
            <text:p>NaN</text:p>
          </table:table-cell>
          <table:table-cell office:value-type="float" office:value="0.778539599526218" calcext:value-type="float">
            <text:p>0.778539599526218</text:p>
          </table:table-cell>
          <table:table-cell office:value-type="float" office:value="0.777394242365665" calcext:value-type="float">
            <text:p>0.777394242365665</text:p>
          </table:table-cell>
          <table:table-cell office:value-type="float" office:value="0.779684956686772" calcext:value-type="float">
            <text:p>0.779684956686772</text:p>
          </table:table-cell>
          <table:table-cell office:value-type="float" office:value="0.656295265179877" calcext:value-type="float">
            <text:p>0.656295265179877</text:p>
          </table:table-cell>
          <table:table-cell office:value-type="float" office:value="0.655053903198367" calcext:value-type="float">
            <text:p>0.655053903198367</text:p>
          </table:table-cell>
          <table:table-cell office:value-type="float" office:value="0.657536627161386" calcext:value-type="float">
            <text:p>0.657536627161386</text:p>
          </table:table-cell>
          <table:table-cell office:value-type="float" office:value="0.656295265179877" calcext:value-type="float">
            <text:p>0.656295265179877</text:p>
          </table:table-cell>
          <table:table-cell office:value-type="float" office:value="0.655053903198367" calcext:value-type="float">
            <text:p>0.655053903198367</text:p>
          </table:table-cell>
          <table:table-cell office:value-type="float" office:value="0.657536627161386" calcext:value-type="float">
            <text:p>0.657536627161386</text:p>
          </table:table-cell>
          <table:table-cell office:value-type="float" office:value="0.73738215870611" calcext:value-type="float">
            <text:p>0.73738215870611</text:p>
          </table:table-cell>
          <table:table-cell office:value-type="float" office:value="0.736201825995507" calcext:value-type="float">
            <text:p>0.736201825995507</text:p>
          </table:table-cell>
          <table:table-cell office:value-type="float" office:value="0.738562491416713" calcext:value-type="float">
            <text:p>0.738562491416713</text:p>
          </table:table-cell>
          <table:table-cell office:value-type="float" office:value="0.658834036401383" calcext:value-type="float">
            <text:p>0.658834036401383</text:p>
          </table:table-cell>
          <table:table-cell office:value-type="float" office:value="0.657149517134682" calcext:value-type="float">
            <text:p>0.657149517134682</text:p>
          </table:table-cell>
          <table:table-cell office:value-type="float" office:value="0.660518555668085" calcext:value-type="float">
            <text:p>0.660518555668085</text:p>
          </table:table-cell>
          <table:table-cell office:value-type="float" office:value="0.620332019430123" calcext:value-type="float">
            <text:p>0.620332019430123</text:p>
          </table:table-cell>
          <table:table-cell office:value-type="float" office:value="0.618577538169266" calcext:value-type="float">
            <text:p>0.618577538169266</text:p>
          </table:table-cell>
          <table:table-cell office:value-type="float" office:value="0.62208650069098" calcext:value-type="float">
            <text:p>0.62208650069098</text:p>
          </table:table-cell>
          <table:table-cell office:value-type="float" office:value="4.02408820833333" calcext:value-type="float">
            <text:p>4.02408820833333</text:p>
          </table:table-cell>
        </table:table-row>
        <table:table-row table:style-name="ro1">
          <table:table-cell office:value-type="string" calcext:value-type="string">
            <text:p>bh_indep_balanced_pw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64328499999999" calcext:value-type="float">
            <text:p>0.764328499999999</text:p>
          </table:table-cell>
          <table:table-cell office:value-type="float" office:value="0.763544377657247" calcext:value-type="float">
            <text:p>0.763544377657247</text:p>
          </table:table-cell>
          <table:table-cell office:value-type="float" office:value="0.765112622342751" calcext:value-type="float">
            <text:p>0.765112622342751</text:p>
          </table:table-cell>
          <table:table-cell office:value-type="float" office:value="0.764354" calcext:value-type="float">
            <text:p>0.764354</text:p>
          </table:table-cell>
          <table:table-cell office:value-type="float" office:value="0.763569917977768" calcext:value-type="float">
            <text:p>0.763569917977768</text:p>
          </table:table-cell>
          <table:table-cell office:value-type="float" office:value="0.765138082022232" calcext:value-type="float">
            <text:p>0.765138082022232</text:p>
          </table:table-cell>
          <table:table-cell office:value-type="float" office:value="0.764354" calcext:value-type="float">
            <text:p>0.764354</text:p>
          </table:table-cell>
          <table:table-cell office:value-type="float" office:value="0.763569917977768" calcext:value-type="float">
            <text:p>0.763569917977768</text:p>
          </table:table-cell>
          <table:table-cell office:value-type="float" office:value="0.765138082022232" calcext:value-type="float">
            <text:p>0.765138082022232</text:p>
          </table:table-cell>
          <table:table-cell office:value-type="float" office:value="0.7643075" calcext:value-type="float">
            <text:p>0.7643075</text:p>
          </table:table-cell>
          <table:table-cell office:value-type="float" office:value="0.763524826955464" calcext:value-type="float">
            <text:p>0.763524826955464</text:p>
          </table:table-cell>
          <table:table-cell office:value-type="float" office:value="0.765090173044535" calcext:value-type="float">
            <text:p>0.765090173044535</text:p>
          </table:table-cell>
          <table:table-cell office:value-type="float" office:value="0.764328499999999" calcext:value-type="float">
            <text:p>0.764328499999999</text:p>
          </table:table-cell>
          <table:table-cell office:value-type="float" office:value="0.763544377657247" calcext:value-type="float">
            <text:p>0.763544377657247</text:p>
          </table:table-cell>
          <table:table-cell office:value-type="float" office:value="0.765112622342751" calcext:value-type="float">
            <text:p>0.765112622342751</text:p>
          </table:table-cell>
          <table:table-cell office:value-type="float" office:value="0.7643075" calcext:value-type="float">
            <text:p>0.7643075</text:p>
          </table:table-cell>
          <table:table-cell office:value-type="float" office:value="0.763524826955464" calcext:value-type="float">
            <text:p>0.763524826955464</text:p>
          </table:table-cell>
          <table:table-cell office:value-type="float" office:value="0.765090173044535" calcext:value-type="float">
            <text:p>0.765090173044535</text:p>
          </table:table-cell>
          <table:table-cell office:value-type="float" office:value="0.764608421331078" calcext:value-type="float">
            <text:p>0.764608421331078</text:p>
          </table:table-cell>
          <table:table-cell office:value-type="float" office:value="0.763502369516197" calcext:value-type="float">
            <text:p>0.763502369516197</text:p>
          </table:table-cell>
          <table:table-cell office:value-type="float" office:value="0.76571447314596" calcext:value-type="float">
            <text:p>0.76571447314596</text:p>
          </table:table-cell>
          <table:table-cell office:value-type="float" office:value="0.764752009911182" calcext:value-type="float">
            <text:p>0.764752009911182</text:p>
          </table:table-cell>
          <table:table-cell office:value-type="float" office:value="0.763744561556148" calcext:value-type="float">
            <text:p>0.763744561556148</text:p>
          </table:table-cell>
          <table:table-cell office:value-type="float" office:value="0.765759458266215" calcext:value-type="float">
            <text:p>0.765759458266215</text:p>
          </table:table-cell>
          <table:table-cell office:value-type="float" office:value="0.764752009911182" calcext:value-type="float">
            <text:p>0.764752009911182</text:p>
          </table:table-cell>
          <table:table-cell office:value-type="float" office:value="0.763744561556148" calcext:value-type="float">
            <text:p>0.763744561556148</text:p>
          </table:table-cell>
          <table:table-cell office:value-type="float" office:value="0.765759458266215" calcext:value-type="float">
            <text:p>0.765759458266215</text:p>
          </table:table-cell>
          <table:table-cell office:value-type="float" office:value="0.764684507407381" calcext:value-type="float">
            <text:p>0.764684507407381</text:p>
          </table:table-cell>
          <table:table-cell office:value-type="float" office:value="0.763583622281321" calcext:value-type="float">
            <text:p>0.763583622281321</text:p>
          </table:table-cell>
          <table:table-cell office:value-type="float" office:value="0.765785392533442" calcext:value-type="float">
            <text:p>0.765785392533442</text:p>
          </table:table-cell>
          <table:table-cell office:value-type="float" office:value="0.764608421331078" calcext:value-type="float">
            <text:p>0.764608421331078</text:p>
          </table:table-cell>
          <table:table-cell office:value-type="float" office:value="0.763502369516197" calcext:value-type="float">
            <text:p>0.763502369516197</text:p>
          </table:table-cell>
          <table:table-cell office:value-type="float" office:value="0.76571447314596" calcext:value-type="float">
            <text:p>0.76571447314596</text:p>
          </table:table-cell>
          <table:table-cell office:value-type="float" office:value="0.764684507407381" calcext:value-type="float">
            <text:p>0.764684507407381</text:p>
          </table:table-cell>
          <table:table-cell office:value-type="float" office:value="0.763583622281321" calcext:value-type="float">
            <text:p>0.763583622281321</text:p>
          </table:table-cell>
          <table:table-cell office:value-type="float" office:value="0.765785392533442" calcext:value-type="float">
            <text:p>0.765785392533442</text:p>
          </table:table-cell>
          <table:table-cell office:value-type="float" office:value="0.766110101278214" calcext:value-type="float">
            <text:p>0.766110101278214</text:p>
          </table:table-cell>
          <table:table-cell office:value-type="float" office:value="0.7650120373902" calcext:value-type="float">
            <text:p>0.7650120373902</text:p>
          </table:table-cell>
          <table:table-cell office:value-type="float" office:value="0.767208165166229" calcext:value-type="float">
            <text:p>0.767208165166229</text:p>
          </table:table-cell>
          <table:table-cell office:value-type="float" office:value="0.76601797947175" calcext:value-type="float">
            <text:p>0.76601797947175</text:p>
          </table:table-cell>
          <table:table-cell office:value-type="float" office:value="0.765013774446983" calcext:value-type="float">
            <text:p>0.765013774446983</text:p>
          </table:table-cell>
          <table:table-cell office:value-type="float" office:value="0.767022184496517" calcext:value-type="float">
            <text:p>0.767022184496517</text:p>
          </table:table-cell>
          <table:table-cell office:value-type="float" office:value="0.76601797947175" calcext:value-type="float">
            <text:p>0.76601797947175</text:p>
          </table:table-cell>
          <table:table-cell office:value-type="float" office:value="0.765013774446983" calcext:value-type="float">
            <text:p>0.765013774446983</text:p>
          </table:table-cell>
          <table:table-cell office:value-type="float" office:value="0.767022184496517" calcext:value-type="float">
            <text:p>0.767022184496517</text:p>
          </table:table-cell>
          <table:table-cell office:value-type="float" office:value="0.765992392931638" calcext:value-type="float">
            <text:p>0.765992392931638</text:p>
          </table:table-cell>
          <table:table-cell office:value-type="float" office:value="0.764886034682499" calcext:value-type="float">
            <text:p>0.764886034682499</text:p>
          </table:table-cell>
          <table:table-cell office:value-type="float" office:value="0.767098751180777" calcext:value-type="float">
            <text:p>0.767098751180777</text:p>
          </table:table-cell>
          <table:table-cell office:value-type="float" office:value="0.766110101278214" calcext:value-type="float">
            <text:p>0.766110101278214</text:p>
          </table:table-cell>
          <table:table-cell office:value-type="float" office:value="0.7650120373902" calcext:value-type="float">
            <text:p>0.7650120373902</text:p>
          </table:table-cell>
          <table:table-cell office:value-type="float" office:value="0.767208165166229" calcext:value-type="float">
            <text:p>0.767208165166229</text:p>
          </table:table-cell>
          <table:table-cell office:value-type="float" office:value="0.765992392931638" calcext:value-type="float">
            <text:p>0.765992392931638</text:p>
          </table:table-cell>
          <table:table-cell office:value-type="float" office:value="0.764886034682499" calcext:value-type="float">
            <text:p>0.764886034682499</text:p>
          </table:table-cell>
          <table:table-cell office:value-type="float" office:value="0.767098751180777" calcext:value-type="float">
            <text:p>0.767098751180777</text:p>
          </table:table-cell>
          <table:table-cell office:value-type="float" office:value="4.420156625" calcext:value-type="float">
            <text:p>4.420156625</text:p>
          </table:table-cell>
        </table:table-row>
        <table:table-row table:style-name="ro1">
          <table:table-cell office:value-type="string" calcext:value-type="string">
            <text:p>bh_indep_unbalanced_pwr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87545499999999" calcext:value-type="float">
            <text:p>0.787545499999999</text:p>
          </table:table-cell>
          <table:table-cell office:value-type="float" office:value="0.786768463749352" calcext:value-type="float">
            <text:p>0.786768463749352</text:p>
          </table:table-cell>
          <table:table-cell office:value-type="float" office:value="0.788322536250647" calcext:value-type="float">
            <text:p>0.788322536250647</text:p>
          </table:table-cell>
          <table:table-cell office:value-type="float" office:value="0.763912999999999" calcext:value-type="float">
            <text:p>0.763912999999999</text:p>
          </table:table-cell>
          <table:table-cell office:value-type="float" office:value="0.763098610693378" calcext:value-type="float">
            <text:p>0.763098610693378</text:p>
          </table:table-cell>
          <table:table-cell office:value-type="float" office:value="0.764727389306621" calcext:value-type="float">
            <text:p>0.764727389306621</text:p>
          </table:table-cell>
          <table:table-cell office:value-type="float" office:value="0.763912999999999" calcext:value-type="float">
            <text:p>0.763912999999999</text:p>
          </table:table-cell>
          <table:table-cell office:value-type="float" office:value="0.763098610693378" calcext:value-type="float">
            <text:p>0.763098610693378</text:p>
          </table:table-cell>
          <table:table-cell office:value-type="float" office:value="0.764727389306621" calcext:value-type="float">
            <text:p>0.764727389306621</text:p>
          </table:table-cell>
          <table:table-cell office:value-type="float" office:value="0.7684555" calcext:value-type="float">
            <text:p>0.7684555</text:p>
          </table:table-cell>
          <table:table-cell office:value-type="float" office:value="0.767659689595294" calcext:value-type="float">
            <text:p>0.767659689595294</text:p>
          </table:table-cell>
          <table:table-cell office:value-type="float" office:value="0.769251310404706" calcext:value-type="float">
            <text:p>0.769251310404706</text:p>
          </table:table-cell>
          <table:table-cell office:value-type="float" office:value="0.787545499999999" calcext:value-type="float">
            <text:p>0.787545499999999</text:p>
          </table:table-cell>
          <table:table-cell office:value-type="float" office:value="0.786768463749352" calcext:value-type="float">
            <text:p>0.786768463749352</text:p>
          </table:table-cell>
          <table:table-cell office:value-type="float" office:value="0.788322536250647" calcext:value-type="float">
            <text:p>0.788322536250647</text:p>
          </table:table-cell>
          <table:table-cell office:value-type="float" office:value="0.7684555" calcext:value-type="float">
            <text:p>0.7684555</text:p>
          </table:table-cell>
          <table:table-cell office:value-type="float" office:value="0.767659689595294" calcext:value-type="float">
            <text:p>0.767659689595294</text:p>
          </table:table-cell>
          <table:table-cell office:value-type="float" office:value="0.769251310404706" calcext:value-type="float">
            <text:p>0.769251310404706</text:p>
          </table:table-cell>
          <table:table-cell office:value-type="float" office:value="0.621548275401259" calcext:value-type="float">
            <text:p>0.621548275401259</text:p>
          </table:table-cell>
          <table:table-cell office:value-type="float" office:value="0.619479711137598" calcext:value-type="float">
            <text:p>0.619479711137598</text:p>
          </table:table-cell>
          <table:table-cell office:value-type="float" office:value="0.62361683966492" calcext:value-type="float">
            <text:p>0.62361683966492</text:p>
          </table:table-cell>
          <table:table-cell office:value-type="float" office:value="0.793549728791885" calcext:value-type="float">
            <text:p>0.793549728791885</text:p>
          </table:table-cell>
          <table:table-cell office:value-type="float" office:value="0.791950079323442" calcext:value-type="float">
            <text:p>0.791950079323442</text:p>
          </table:table-cell>
          <table:table-cell office:value-type="float" office:value="0.795149378260328" calcext:value-type="float">
            <text:p>0.795149378260328</text:p>
          </table:table-cell>
          <table:table-cell office:value-type="float" office:value="0.793549728791885" calcext:value-type="float">
            <text:p>0.793549728791885</text:p>
          </table:table-cell>
          <table:table-cell office:value-type="float" office:value="0.791950079323442" calcext:value-type="float">
            <text:p>0.791950079323442</text:p>
          </table:table-cell>
          <table:table-cell office:value-type="float" office:value="0.795149378260328" calcext:value-type="float">
            <text:p>0.795149378260328</text:p>
          </table:table-cell>
          <table:table-cell office:value-type="float" office:value="0.688869240960094" calcext:value-type="float">
            <text:p>0.688869240960094</text:p>
          </table:table-cell>
          <table:table-cell office:value-type="float" office:value="0.686887391580623" calcext:value-type="float">
            <text:p>0.686887391580623</text:p>
          </table:table-cell>
          <table:table-cell office:value-type="float" office:value="0.690851090339566" calcext:value-type="float">
            <text:p>0.690851090339566</text:p>
          </table:table-cell>
          <table:table-cell office:value-type="float" office:value="0.621548275401259" calcext:value-type="float">
            <text:p>0.621548275401259</text:p>
          </table:table-cell>
          <table:table-cell office:value-type="float" office:value="0.619479711137598" calcext:value-type="float">
            <text:p>0.619479711137598</text:p>
          </table:table-cell>
          <table:table-cell office:value-type="float" office:value="0.62361683966492" calcext:value-type="float">
            <text:p>0.62361683966492</text:p>
          </table:table-cell>
          <table:table-cell office:value-type="float" office:value="0.688869240960094" calcext:value-type="float">
            <text:p>0.688869240960094</text:p>
          </table:table-cell>
          <table:table-cell office:value-type="float" office:value="0.686887391580623" calcext:value-type="float">
            <text:p>0.686887391580623</text:p>
          </table:table-cell>
          <table:table-cell office:value-type="float" office:value="0.690851090339566" calcext:value-type="float">
            <text:p>0.690851090339566</text:p>
          </table:table-cell>
          <table:table-cell office:value-type="float" office:value="0.830352212305735" calcext:value-type="float">
            <text:p>0.830352212305735</text:p>
          </table:table-cell>
          <table:table-cell office:value-type="float" office:value="0.829543032342881" calcext:value-type="float">
            <text:p>0.829543032342881</text:p>
          </table:table-cell>
          <table:table-cell office:value-type="float" office:value="0.831161392268588" calcext:value-type="float">
            <text:p>0.831161392268588</text:p>
          </table:table-cell>
          <table:table-cell office:value-type="float" office:value="0.757773393692945" calcext:value-type="float">
            <text:p>0.757773393692945</text:p>
          </table:table-cell>
          <table:table-cell office:value-type="float" office:value="0.756920296852693" calcext:value-type="float">
            <text:p>0.756920296852693</text:p>
          </table:table-cell>
          <table:table-cell office:value-type="float" office:value="0.758626490533198" calcext:value-type="float">
            <text:p>0.758626490533198</text:p>
          </table:table-cell>
          <table:table-cell office:value-type="float" office:value="0.757773393692945" calcext:value-type="float">
            <text:p>0.757773393692945</text:p>
          </table:table-cell>
          <table:table-cell office:value-type="float" office:value="0.756920296852693" calcext:value-type="float">
            <text:p>0.756920296852693</text:p>
          </table:table-cell>
          <table:table-cell office:value-type="float" office:value="0.758626490533198" calcext:value-type="float">
            <text:p>0.758626490533198</text:p>
          </table:table-cell>
          <table:table-cell office:value-type="float" office:value="0.789628763869247" calcext:value-type="float">
            <text:p>0.789628763869247</text:p>
          </table:table-cell>
          <table:table-cell office:value-type="float" office:value="0.788777959675027" calcext:value-type="float">
            <text:p>0.788777959675027</text:p>
          </table:table-cell>
          <table:table-cell office:value-type="float" office:value="0.790479568063467" calcext:value-type="float">
            <text:p>0.790479568063467</text:p>
          </table:table-cell>
          <table:table-cell office:value-type="float" office:value="0.830352212305735" calcext:value-type="float">
            <text:p>0.830352212305735</text:p>
          </table:table-cell>
          <table:table-cell office:value-type="float" office:value="0.829543032342881" calcext:value-type="float">
            <text:p>0.829543032342881</text:p>
          </table:table-cell>
          <table:table-cell office:value-type="float" office:value="0.831161392268588" calcext:value-type="float">
            <text:p>0.831161392268588</text:p>
          </table:table-cell>
          <table:table-cell office:value-type="float" office:value="0.789628763869247" calcext:value-type="float">
            <text:p>0.789628763869247</text:p>
          </table:table-cell>
          <table:table-cell office:value-type="float" office:value="0.788777959675027" calcext:value-type="float">
            <text:p>0.788777959675027</text:p>
          </table:table-cell>
          <table:table-cell office:value-type="float" office:value="0.790479568063467" calcext:value-type="float">
            <text:p>0.790479568063467</text:p>
          </table:table-cell>
          <table:table-cell office:value-type="float" office:value="4.40621775" calcext:value-type="float">
            <text:p>4.40621775</text:p>
          </table:table-cell>
        </table:table-row>
        <table:table-row table:style-name="ro1">
          <table:table-cell office:value-type="string" calcext:value-type="string">
            <text:p>bh_posdep_null_pw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table:number-columns-repeated="54" office:value-type="string" calcext:value-type="string">
            <text:p>NaN</text:p>
          </table:table-cell>
          <table:table-cell office:value-type="float" office:value="3.508741" calcext:value-type="float">
            <text:p>3.508741</text:p>
          </table:table-cell>
        </table:table-row>
        <table:table-row table:style-name="ro1">
          <table:table-cell office:value-type="string" calcext:value-type="string">
            <text:p>bh_posdep_posonly_pwr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76201" calcext:value-type="float">
            <text:p>0.776201</text:p>
          </table:table-cell>
          <table:table-cell office:value-type="float" office:value="0.76455600777564" calcext:value-type="float">
            <text:p>0.76455600777564</text:p>
          </table:table-cell>
          <table:table-cell office:value-type="float" office:value="0.78784599222436" calcext:value-type="float">
            <text:p>0.78784599222436</text:p>
          </table:table-cell>
          <table:table-cell office:value-type="float" office:value="0.652712" calcext:value-type="float">
            <text:p>0.652712</text:p>
          </table:table-cell>
          <table:table-cell office:value-type="float" office:value="0.64118792740945" calcext:value-type="float">
            <text:p>0.64118792740945</text:p>
          </table:table-cell>
          <table:table-cell office:value-type="float" office:value="0.66423607259055" calcext:value-type="float">
            <text:p>0.66423607259055</text:p>
          </table:table-cell>
          <table:table-cell office:value-type="float" office:value="0.652712" calcext:value-type="float">
            <text:p>0.652712</text:p>
          </table:table-cell>
          <table:table-cell office:value-type="float" office:value="0.64118792740945" calcext:value-type="float">
            <text:p>0.64118792740945</text:p>
          </table:table-cell>
          <table:table-cell office:value-type="float" office:value="0.66423607259055" calcext:value-type="float">
            <text:p>0.66423607259055</text:p>
          </table:table-cell>
          <table:table-cell office:value-type="float" office:value="0.74148" calcext:value-type="float">
            <text:p>0.74148</text:p>
          </table:table-cell>
          <table:table-cell office:value-type="float" office:value="0.732046619133094" calcext:value-type="float">
            <text:p>0.732046619133094</text:p>
          </table:table-cell>
          <table:table-cell office:value-type="float" office:value="0.750913380866906" calcext:value-type="float">
            <text:p>0.750913380866906</text:p>
          </table:table-cell>
          <table:table-cell office:value-type="float" office:value="0.647833" calcext:value-type="float">
            <text:p>0.647833</text:p>
          </table:table-cell>
          <table:table-cell office:value-type="float" office:value="0.636151327776153" calcext:value-type="float">
            <text:p>0.636151327776153</text:p>
          </table:table-cell>
          <table:table-cell office:value-type="float" office:value="0.659514672223848" calcext:value-type="float">
            <text:p>0.659514672223848</text:p>
          </table:table-cell>
          <table:table-cell office:value-type="float" office:value="0.615053" calcext:value-type="float">
            <text:p>0.615053</text:p>
          </table:table-cell>
          <table:table-cell office:value-type="float" office:value="0.605030269692087" calcext:value-type="float">
            <text:p>0.605030269692087</text:p>
          </table:table-cell>
          <table:table-cell office:value-type="float" office:value="0.625075730307913" calcext:value-type="float">
            <text:p>0.625075730307913</text:p>
          </table:table-cell>
          <table:table-cell office:value-type="float" office:value="0.775744926007608" calcext:value-type="float">
            <text:p>0.775744926007608</text:p>
          </table:table-cell>
          <table:table-cell office:value-type="float" office:value="0.764044987952632" calcext:value-type="float">
            <text:p>0.764044987952632</text:p>
          </table:table-cell>
          <table:table-cell office:value-type="float" office:value="0.787444864062585" calcext:value-type="float">
            <text:p>0.787444864062585</text:p>
          </table:table-cell>
          <table:table-cell office:value-type="float" office:value="0.647865069548634" calcext:value-type="float">
            <text:p>0.647865069548634</text:p>
          </table:table-cell>
          <table:table-cell office:value-type="float" office:value="0.636147240804013" calcext:value-type="float">
            <text:p>0.636147240804013</text:p>
          </table:table-cell>
          <table:table-cell office:value-type="float" office:value="0.659582898293255" calcext:value-type="float">
            <text:p>0.659582898293255</text:p>
          </table:table-cell>
          <table:table-cell office:value-type="float" office:value="0.647865069548634" calcext:value-type="float">
            <text:p>0.647865069548634</text:p>
          </table:table-cell>
          <table:table-cell office:value-type="float" office:value="0.636147240804013" calcext:value-type="float">
            <text:p>0.636147240804013</text:p>
          </table:table-cell>
          <table:table-cell office:value-type="float" office:value="0.659582898293255" calcext:value-type="float">
            <text:p>0.659582898293255</text:p>
          </table:table-cell>
          <table:table-cell office:value-type="float" office:value="0.741513842829023" calcext:value-type="float">
            <text:p>0.741513842829023</text:p>
          </table:table-cell>
          <table:table-cell office:value-type="float" office:value="0.732058620813083" calcext:value-type="float">
            <text:p>0.732058620813083</text:p>
          </table:table-cell>
          <table:table-cell office:value-type="float" office:value="0.750969064844963" calcext:value-type="float">
            <text:p>0.750969064844963</text:p>
          </table:table-cell>
          <table:table-cell office:value-type="float" office:value="0.647516986561358" calcext:value-type="float">
            <text:p>0.647516986561358</text:p>
          </table:table-cell>
          <table:table-cell office:value-type="float" office:value="0.635798104328705" calcext:value-type="float">
            <text:p>0.635798104328705</text:p>
          </table:table-cell>
          <table:table-cell office:value-type="float" office:value="0.659235868794011" calcext:value-type="float">
            <text:p>0.659235868794011</text:p>
          </table:table-cell>
          <table:table-cell office:value-type="float" office:value="0.614950476484972" calcext:value-type="float">
            <text:p>0.614950476484972</text:p>
          </table:table-cell>
          <table:table-cell office:value-type="float" office:value="0.604909893395927" calcext:value-type="float">
            <text:p>0.604909893395927</text:p>
          </table:table-cell>
          <table:table-cell office:value-type="float" office:value="0.624991059574018" calcext:value-type="float">
            <text:p>0.624991059574018</text:p>
          </table:table-cell>
          <table:table-cell table:number-columns-repeated="18" office:value-type="string" calcext:value-type="string">
            <text:p>NaN</text:p>
          </table:table-cell>
          <table:table-cell office:value-type="float" office:value="3.94520716666667" calcext:value-type="float">
            <text:p>3.94520716666667</text:p>
          </table:table-cell>
        </table:table-row>
        <table:table-row table:style-name="ro1">
          <table:table-cell office:value-type="string" calcext:value-type="string">
            <text:p>bh_posdep_negonly_pw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69601" calcext:value-type="float">
            <text:p>0.769601</text:p>
          </table:table-cell>
          <table:table-cell office:value-type="float" office:value="0.757680849718883" calcext:value-type="float">
            <text:p>0.757680849718883</text:p>
          </table:table-cell>
          <table:table-cell office:value-type="float" office:value="0.781521150281117" calcext:value-type="float">
            <text:p>0.781521150281117</text:p>
          </table:table-cell>
          <table:table-cell office:value-type="float" office:value="0.64838" calcext:value-type="float">
            <text:p>0.64838</text:p>
          </table:table-cell>
          <table:table-cell office:value-type="float" office:value="0.636719892412672" calcext:value-type="float">
            <text:p>0.636719892412672</text:p>
          </table:table-cell>
          <table:table-cell office:value-type="float" office:value="0.660040107587327" calcext:value-type="float">
            <text:p>0.660040107587327</text:p>
          </table:table-cell>
          <table:table-cell office:value-type="float" office:value="0.64838" calcext:value-type="float">
            <text:p>0.64838</text:p>
          </table:table-cell>
          <table:table-cell office:value-type="float" office:value="0.636719892412672" calcext:value-type="float">
            <text:p>0.636719892412672</text:p>
          </table:table-cell>
          <table:table-cell office:value-type="float" office:value="0.660040107587327" calcext:value-type="float">
            <text:p>0.660040107587327</text:p>
          </table:table-cell>
          <table:table-cell office:value-type="float" office:value="0.736977" calcext:value-type="float">
            <text:p>0.736977</text:p>
          </table:table-cell>
          <table:table-cell office:value-type="float" office:value="0.727338081916808" calcext:value-type="float">
            <text:p>0.727338081916808</text:p>
          </table:table-cell>
          <table:table-cell office:value-type="float" office:value="0.746615918083192" calcext:value-type="float">
            <text:p>0.746615918083192</text:p>
          </table:table-cell>
          <table:table-cell office:value-type="float" office:value="0.643308" calcext:value-type="float">
            <text:p>0.643308</text:p>
          </table:table-cell>
          <table:table-cell office:value-type="float" office:value="0.631476602370272" calcext:value-type="float">
            <text:p>0.631476602370272</text:p>
          </table:table-cell>
          <table:table-cell office:value-type="float" office:value="0.655139397629729" calcext:value-type="float">
            <text:p>0.655139397629729</text:p>
          </table:table-cell>
          <table:table-cell office:value-type="float" office:value="0.610755" calcext:value-type="float">
            <text:p>0.610755</text:p>
          </table:table-cell>
          <table:table-cell office:value-type="float" office:value="0.600608722579408" calcext:value-type="float">
            <text:p>0.600608722579408</text:p>
          </table:table-cell>
          <table:table-cell office:value-type="float" office:value="0.620901277420591" calcext:value-type="float">
            <text:p>0.620901277420591</text:p>
          </table:table-cell>
          <table:table-cell table:number-columns-repeated="18" office:value-type="string" calcext:value-type="string">
            <text:p>NaN</text:p>
          </table:table-cell>
          <table:table-cell office:value-type="float" office:value="0.769033810551895" calcext:value-type="float">
            <text:p>0.769033810551895</text:p>
          </table:table-cell>
          <table:table-cell office:value-type="float" office:value="0.757034206264701" calcext:value-type="float">
            <text:p>0.757034206264701</text:p>
          </table:table-cell>
          <table:table-cell office:value-type="float" office:value="0.781033414839089" calcext:value-type="float">
            <text:p>0.781033414839089</text:p>
          </table:table-cell>
          <table:table-cell office:value-type="float" office:value="0.643444320328914" calcext:value-type="float">
            <text:p>0.643444320328914</text:p>
          </table:table-cell>
          <table:table-cell office:value-type="float" office:value="0.631589390045935" calcext:value-type="float">
            <text:p>0.631589390045935</text:p>
          </table:table-cell>
          <table:table-cell office:value-type="float" office:value="0.655299250611892" calcext:value-type="float">
            <text:p>0.655299250611892</text:p>
          </table:table-cell>
          <table:table-cell office:value-type="float" office:value="0.643444320328914" calcext:value-type="float">
            <text:p>0.643444320328914</text:p>
          </table:table-cell>
          <table:table-cell office:value-type="float" office:value="0.631589390045935" calcext:value-type="float">
            <text:p>0.631589390045935</text:p>
          </table:table-cell>
          <table:table-cell office:value-type="float" office:value="0.655299250611892" calcext:value-type="float">
            <text:p>0.655299250611892</text:p>
          </table:table-cell>
          <table:table-cell office:value-type="float" office:value="0.737042902583086" calcext:value-type="float">
            <text:p>0.737042902583086</text:p>
          </table:table-cell>
          <table:table-cell office:value-type="float" office:value="0.727379202247391" calcext:value-type="float">
            <text:p>0.727379202247391</text:p>
          </table:table-cell>
          <table:table-cell office:value-type="float" office:value="0.74670660291878" calcext:value-type="float">
            <text:p>0.74670660291878</text:p>
          </table:table-cell>
          <table:table-cell office:value-type="float" office:value="0.642767422101844" calcext:value-type="float">
            <text:p>0.642767422101844</text:p>
          </table:table-cell>
          <table:table-cell office:value-type="float" office:value="0.630883053640085" calcext:value-type="float">
            <text:p>0.630883053640085</text:p>
          </table:table-cell>
          <table:table-cell office:value-type="float" office:value="0.654651790563603" calcext:value-type="float">
            <text:p>0.654651790563603</text:p>
          </table:table-cell>
          <table:table-cell office:value-type="float" office:value="0.610671816114636" calcext:value-type="float">
            <text:p>0.610671816114636</text:p>
          </table:table-cell>
          <table:table-cell office:value-type="float" office:value="0.600503525415368" calcext:value-type="float">
            <text:p>0.600503525415368</text:p>
          </table:table-cell>
          <table:table-cell office:value-type="float" office:value="0.620840106813905" calcext:value-type="float">
            <text:p>0.620840106813905</text:p>
          </table:table-cell>
          <table:table-cell office:value-type="float" office:value="3.95587154166667" calcext:value-type="float">
            <text:p>3.95587154166667</text:p>
          </table:table-cell>
        </table:table-row>
        <table:table-row table:style-name="ro1">
          <table:table-cell office:value-type="string" calcext:value-type="string">
            <text:p>bh_posdep_balanced_pwr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46022" calcext:value-type="float">
            <text:p>0.746022</text:p>
          </table:table-cell>
          <table:table-cell office:value-type="float" office:value="0.743993453029456" calcext:value-type="float">
            <text:p>0.743993453029456</text:p>
          </table:table-cell>
          <table:table-cell office:value-type="float" office:value="0.748050546970544" calcext:value-type="float">
            <text:p>0.748050546970544</text:p>
          </table:table-cell>
          <table:table-cell office:value-type="float" office:value="0.762805999999999" calcext:value-type="float">
            <text:p>0.762805999999999</text:p>
          </table:table-cell>
          <table:table-cell office:value-type="float" office:value="0.761499939197495" calcext:value-type="float">
            <text:p>0.761499939197495</text:p>
          </table:table-cell>
          <table:table-cell office:value-type="float" office:value="0.764112060802504" calcext:value-type="float">
            <text:p>0.764112060802504</text:p>
          </table:table-cell>
          <table:table-cell office:value-type="float" office:value="0.762805999999999" calcext:value-type="float">
            <text:p>0.762805999999999</text:p>
          </table:table-cell>
          <table:table-cell office:value-type="float" office:value="0.761499939197495" calcext:value-type="float">
            <text:p>0.761499939197495</text:p>
          </table:table-cell>
          <table:table-cell office:value-type="float" office:value="0.764112060802504" calcext:value-type="float">
            <text:p>0.764112060802504</text:p>
          </table:table-cell>
          <table:table-cell office:value-type="float" office:value="0.757759" calcext:value-type="float">
            <text:p>0.757759</text:p>
          </table:table-cell>
          <table:table-cell office:value-type="float" office:value="0.756096317619379" calcext:value-type="float">
            <text:p>0.756096317619379</text:p>
          </table:table-cell>
          <table:table-cell office:value-type="float" office:value="0.75942168238062" calcext:value-type="float">
            <text:p>0.75942168238062</text:p>
          </table:table-cell>
          <table:table-cell office:value-type="float" office:value="0.7455325" calcext:value-type="float">
            <text:p>0.7455325</text:p>
          </table:table-cell>
          <table:table-cell office:value-type="float" office:value="0.743523156926128" calcext:value-type="float">
            <text:p>0.743523156926128</text:p>
          </table:table-cell>
          <table:table-cell office:value-type="float" office:value="0.747541843073872" calcext:value-type="float">
            <text:p>0.747541843073872</text:p>
          </table:table-cell>
          <table:table-cell office:value-type="float" office:value="0.757477" calcext:value-type="float">
            <text:p>0.757477</text:p>
          </table:table-cell>
          <table:table-cell office:value-type="float" office:value="0.755811335757699" calcext:value-type="float">
            <text:p>0.755811335757699</text:p>
          </table:table-cell>
          <table:table-cell office:value-type="float" office:value="0.7591426642423" calcext:value-type="float">
            <text:p>0.7591426642423</text:p>
          </table:table-cell>
          <table:table-cell office:value-type="float" office:value="0.741674158711539" calcext:value-type="float">
            <text:p>0.741674158711539</text:p>
          </table:table-cell>
          <table:table-cell office:value-type="float" office:value="0.730485347570529" calcext:value-type="float">
            <text:p>0.730485347570529</text:p>
          </table:table-cell>
          <table:table-cell office:value-type="float" office:value="0.752862969852549" calcext:value-type="float">
            <text:p>0.752862969852549</text:p>
          </table:table-cell>
          <table:table-cell office:value-type="float" office:value="0.760057948604686" calcext:value-type="float">
            <text:p>0.760057948604686</text:p>
          </table:table-cell>
          <table:table-cell office:value-type="float" office:value="0.751509379837492" calcext:value-type="float">
            <text:p>0.751509379837492</text:p>
          </table:table-cell>
          <table:table-cell office:value-type="float" office:value="0.768606517371881" calcext:value-type="float">
            <text:p>0.768606517371881</text:p>
          </table:table-cell>
          <table:table-cell office:value-type="float" office:value="0.760057948604686" calcext:value-type="float">
            <text:p>0.760057948604686</text:p>
          </table:table-cell>
          <table:table-cell office:value-type="float" office:value="0.751509379837492" calcext:value-type="float">
            <text:p>0.751509379837492</text:p>
          </table:table-cell>
          <table:table-cell office:value-type="float" office:value="0.768606517371881" calcext:value-type="float">
            <text:p>0.768606517371881</text:p>
          </table:table-cell>
          <table:table-cell office:value-type="float" office:value="0.754319126636763" calcext:value-type="float">
            <text:p>0.754319126636763</text:p>
          </table:table-cell>
          <table:table-cell office:value-type="float" office:value="0.744981198569177" calcext:value-type="float">
            <text:p>0.744981198569177</text:p>
          </table:table-cell>
          <table:table-cell office:value-type="float" office:value="0.76365705470435" calcext:value-type="float">
            <text:p>0.76365705470435</text:p>
          </table:table-cell>
          <table:table-cell office:value-type="float" office:value="0.741328158711539" calcext:value-type="float">
            <text:p>0.741328158711539</text:p>
          </table:table-cell>
          <table:table-cell office:value-type="float" office:value="0.730182206768206" calcext:value-type="float">
            <text:p>0.730182206768206</text:p>
          </table:table-cell>
          <table:table-cell office:value-type="float" office:value="0.752474110654872" calcext:value-type="float">
            <text:p>0.752474110654872</text:p>
          </table:table-cell>
          <table:table-cell office:value-type="float" office:value="0.754210126636763" calcext:value-type="float">
            <text:p>0.754210126636763</text:p>
          </table:table-cell>
          <table:table-cell office:value-type="float" office:value="0.74488474029425" calcext:value-type="float">
            <text:p>0.74488474029425</text:p>
          </table:table-cell>
          <table:table-cell office:value-type="float" office:value="0.763535512979277" calcext:value-type="float">
            <text:p>0.763535512979277</text:p>
          </table:table-cell>
          <table:table-cell office:value-type="float" office:value="0.751228372755692" calcext:value-type="float">
            <text:p>0.751228372755692</text:p>
          </table:table-cell>
          <table:table-cell office:value-type="float" office:value="0.740075210851593" calcext:value-type="float">
            <text:p>0.740075210851593</text:p>
          </table:table-cell>
          <table:table-cell office:value-type="float" office:value="0.762381534659792" calcext:value-type="float">
            <text:p>0.762381534659792</text:p>
          </table:table-cell>
          <table:table-cell office:value-type="float" office:value="0.766772421303746" calcext:value-type="float">
            <text:p>0.766772421303746</text:p>
          </table:table-cell>
          <table:table-cell office:value-type="float" office:value="0.758203432024418" calcext:value-type="float">
            <text:p>0.758203432024418</text:p>
          </table:table-cell>
          <table:table-cell office:value-type="float" office:value="0.775341410583074" calcext:value-type="float">
            <text:p>0.775341410583074</text:p>
          </table:table-cell>
          <table:table-cell office:value-type="float" office:value="0.766772421303746" calcext:value-type="float">
            <text:p>0.766772421303746</text:p>
          </table:table-cell>
          <table:table-cell office:value-type="float" office:value="0.758203432024418" calcext:value-type="float">
            <text:p>0.758203432024418</text:p>
          </table:table-cell>
          <table:table-cell office:value-type="float" office:value="0.775341410583074" calcext:value-type="float">
            <text:p>0.775341410583074</text:p>
          </table:table-cell>
          <table:table-cell office:value-type="float" office:value="0.762258725997103" calcext:value-type="float">
            <text:p>0.762258725997103</text:p>
          </table:table-cell>
          <table:table-cell office:value-type="float" office:value="0.75296093147611" calcext:value-type="float">
            <text:p>0.75296093147611</text:p>
          </table:table-cell>
          <table:table-cell office:value-type="float" office:value="0.771556520518097" calcext:value-type="float">
            <text:p>0.771556520518097</text:p>
          </table:table-cell>
          <table:table-cell office:value-type="float" office:value="0.750595372755692" calcext:value-type="float">
            <text:p>0.750595372755692</text:p>
          </table:table-cell>
          <table:table-cell office:value-type="float" office:value="0.739539117074175" calcext:value-type="float">
            <text:p>0.739539117074175</text:p>
          </table:table-cell>
          <table:table-cell office:value-type="float" office:value="0.76165162843721" calcext:value-type="float">
            <text:p>0.76165162843721</text:p>
          </table:table-cell>
          <table:table-cell office:value-type="float" office:value="0.761803725997103" calcext:value-type="float">
            <text:p>0.761803725997103</text:p>
          </table:table-cell>
          <table:table-cell office:value-type="float" office:value="0.752579475279427" calcext:value-type="float">
            <text:p>0.752579475279427</text:p>
          </table:table-cell>
          <table:table-cell office:value-type="float" office:value="0.77102797671478" calcext:value-type="float">
            <text:p>0.77102797671478</text:p>
          </table:table-cell>
          <table:table-cell office:value-type="float" office:value="4.30300641666667" calcext:value-type="float">
            <text:p>4.30300641666667</text:p>
          </table:table-cell>
        </table:table-row>
        <table:table-row table:style-name="ro1">
          <table:table-cell office:value-type="string" calcext:value-type="string">
            <text:p>bh_posdep_unbalanced_pwr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72394" calcext:value-type="float">
            <text:p>0.772394</text:p>
          </table:table-cell>
          <table:table-cell office:value-type="float" office:value="0.767119298757445" calcext:value-type="float">
            <text:p>0.767119298757445</text:p>
          </table:table-cell>
          <table:table-cell office:value-type="float" office:value="0.777668701242556" calcext:value-type="float">
            <text:p>0.777668701242556</text:p>
          </table:table-cell>
          <table:table-cell office:value-type="float" office:value="0.755951" calcext:value-type="float">
            <text:p>0.755951</text:p>
          </table:table-cell>
          <table:table-cell office:value-type="float" office:value="0.750261247855946" calcext:value-type="float">
            <text:p>0.750261247855946</text:p>
          </table:table-cell>
          <table:table-cell office:value-type="float" office:value="0.761640752144054" calcext:value-type="float">
            <text:p>0.761640752144054</text:p>
          </table:table-cell>
          <table:table-cell office:value-type="float" office:value="0.755951" calcext:value-type="float">
            <text:p>0.755951</text:p>
          </table:table-cell>
          <table:table-cell office:value-type="float" office:value="0.750261247855946" calcext:value-type="float">
            <text:p>0.750261247855946</text:p>
          </table:table-cell>
          <table:table-cell office:value-type="float" office:value="0.761640752144054" calcext:value-type="float">
            <text:p>0.761640752144054</text:p>
          </table:table-cell>
          <table:table-cell office:value-type="float" office:value="0.760993" calcext:value-type="float">
            <text:p>0.760993</text:p>
          </table:table-cell>
          <table:table-cell office:value-type="float" office:value="0.755945685417441" calcext:value-type="float">
            <text:p>0.755945685417441</text:p>
          </table:table-cell>
          <table:table-cell office:value-type="float" office:value="0.766040314582559" calcext:value-type="float">
            <text:p>0.766040314582559</text:p>
          </table:table-cell>
          <table:table-cell office:value-type="float" office:value="0.771542" calcext:value-type="float">
            <text:p>0.771542</text:p>
          </table:table-cell>
          <table:table-cell office:value-type="float" office:value="0.766302745543288" calcext:value-type="float">
            <text:p>0.766302745543288</text:p>
          </table:table-cell>
          <table:table-cell office:value-type="float" office:value="0.776781254456712" calcext:value-type="float">
            <text:p>0.776781254456712</text:p>
          </table:table-cell>
          <table:table-cell office:value-type="float" office:value="0.7607815" calcext:value-type="float">
            <text:p>0.7607815</text:p>
          </table:table-cell>
          <table:table-cell office:value-type="float" office:value="0.755733921230924" calcext:value-type="float">
            <text:p>0.755733921230924</text:p>
          </table:table-cell>
          <table:table-cell office:value-type="float" office:value="0.765829078769075" calcext:value-type="float">
            <text:p>0.765829078769075</text:p>
          </table:table-cell>
          <table:table-cell office:value-type="float" office:value="0.607465388525762" calcext:value-type="float">
            <text:p>0.607465388525762</text:p>
          </table:table-cell>
          <table:table-cell office:value-type="float" office:value="0.594540477196986" calcext:value-type="float">
            <text:p>0.594540477196986</text:p>
          </table:table-cell>
          <table:table-cell office:value-type="float" office:value="0.620390299854538" calcext:value-type="float">
            <text:p>0.620390299854538</text:p>
          </table:table-cell>
          <table:table-cell office:value-type="float" office:value="0.78636894338008" calcext:value-type="float">
            <text:p>0.78636894338008</text:p>
          </table:table-cell>
          <table:table-cell office:value-type="float" office:value="0.777827972893009" calcext:value-type="float">
            <text:p>0.777827972893009</text:p>
          </table:table-cell>
          <table:table-cell office:value-type="float" office:value="0.794909913867151" calcext:value-type="float">
            <text:p>0.794909913867151</text:p>
          </table:table-cell>
          <table:table-cell office:value-type="float" office:value="0.78636894338008" calcext:value-type="float">
            <text:p>0.78636894338008</text:p>
          </table:table-cell>
          <table:table-cell office:value-type="float" office:value="0.777827972893009" calcext:value-type="float">
            <text:p>0.777827972893009</text:p>
          </table:table-cell>
          <table:table-cell office:value-type="float" office:value="0.794909913867151" calcext:value-type="float">
            <text:p>0.794909913867151</text:p>
          </table:table-cell>
          <table:table-cell office:value-type="float" office:value="0.684999371962455" calcext:value-type="float">
            <text:p>0.684999371962455</text:p>
          </table:table-cell>
          <table:table-cell office:value-type="float" office:value="0.674527198956508" calcext:value-type="float">
            <text:p>0.674527198956508</text:p>
          </table:table-cell>
          <table:table-cell office:value-type="float" office:value="0.695471544968403" calcext:value-type="float">
            <text:p>0.695471544968403</text:p>
          </table:table-cell>
          <table:table-cell office:value-type="float" office:value="0.606815388525762" calcext:value-type="float">
            <text:p>0.606815388525762</text:p>
          </table:table-cell>
          <table:table-cell office:value-type="float" office:value="0.594008306405453" calcext:value-type="float">
            <text:p>0.594008306405453</text:p>
          </table:table-cell>
          <table:table-cell office:value-type="float" office:value="0.61962247064607" calcext:value-type="float">
            <text:p>0.61962247064607</text:p>
          </table:table-cell>
          <table:table-cell office:value-type="float" office:value="0.684511871962455" calcext:value-type="float">
            <text:p>0.684511871962455</text:p>
          </table:table-cell>
          <table:table-cell office:value-type="float" office:value="0.674134344785502" calcext:value-type="float">
            <text:p>0.674134344785502</text:p>
          </table:table-cell>
          <table:table-cell office:value-type="float" office:value="0.694889399139409" calcext:value-type="float">
            <text:p>0.694889399139409</text:p>
          </table:table-cell>
          <table:table-cell office:value-type="float" office:value="0.814243945390439" calcext:value-type="float">
            <text:p>0.814243945390439</text:p>
          </table:table-cell>
          <table:table-cell office:value-type="float" office:value="0.804696761148125" calcext:value-type="float">
            <text:p>0.804696761148125</text:p>
          </table:table-cell>
          <table:table-cell office:value-type="float" office:value="0.823791129632752" calcext:value-type="float">
            <text:p>0.823791129632752</text:p>
          </table:table-cell>
          <table:table-cell office:value-type="float" office:value="0.749047765383972" calcext:value-type="float">
            <text:p>0.749047765383972</text:p>
          </table:table-cell>
          <table:table-cell office:value-type="float" office:value="0.739964840171599" calcext:value-type="float">
            <text:p>0.739964840171599</text:p>
          </table:table-cell>
          <table:table-cell office:value-type="float" office:value="0.758130690596346" calcext:value-type="float">
            <text:p>0.758130690596346</text:p>
          </table:table-cell>
          <table:table-cell office:value-type="float" office:value="0.749047765383972" calcext:value-type="float">
            <text:p>0.749047765383972</text:p>
          </table:table-cell>
          <table:table-cell office:value-type="float" office:value="0.739964840171599" calcext:value-type="float">
            <text:p>0.739964840171599</text:p>
          </table:table-cell>
          <table:table-cell office:value-type="float" office:value="0.758130690596346" calcext:value-type="float">
            <text:p>0.758130690596346</text:p>
          </table:table-cell>
          <table:table-cell office:value-type="float" office:value="0.78065889991316" calcext:value-type="float">
            <text:p>0.78065889991316</text:p>
          </table:table-cell>
          <table:table-cell office:value-type="float" office:value="0.77195569129442" calcext:value-type="float">
            <text:p>0.77195569129442</text:p>
          </table:table-cell>
          <table:table-cell office:value-type="float" office:value="0.7893621085319" calcext:value-type="float">
            <text:p>0.7893621085319</text:p>
          </table:table-cell>
          <table:table-cell office:value-type="float" office:value="0.813341445390439" calcext:value-type="float">
            <text:p>0.813341445390439</text:p>
          </table:table-cell>
          <table:table-cell office:value-type="float" office:value="0.803869186446248" calcext:value-type="float">
            <text:p>0.803869186446248</text:p>
          </table:table-cell>
          <table:table-cell office:value-type="float" office:value="0.82281370433463" calcext:value-type="float">
            <text:p>0.82281370433463</text:p>
          </table:table-cell>
          <table:table-cell office:value-type="float" office:value="0.78051639991316" calcext:value-type="float">
            <text:p>0.78051639991316</text:p>
          </table:table-cell>
          <table:table-cell office:value-type="float" office:value="0.771832240454827" calcext:value-type="float">
            <text:p>0.771832240454827</text:p>
          </table:table-cell>
          <table:table-cell office:value-type="float" office:value="0.789200559371492" calcext:value-type="float">
            <text:p>0.789200559371492</text:p>
          </table:table-cell>
          <table:table-cell office:value-type="float" office:value="4.33226304166667" calcext:value-type="float">
            <text:p>4.33226304166667</text:p>
          </table:table-cell>
        </table:table-row>
        <table:table-row table:style-name="ro1">
          <table:table-cell office:value-type="string" calcext:value-type="string">
            <text:p>bky_indep_null_pw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table:number-columns-repeated="54" office:value-type="string" calcext:value-type="string">
            <text:p>NaN</text:p>
          </table:table-cell>
          <table:table-cell office:value-type="float" office:value="95.7036262083333" calcext:value-type="float">
            <text:p>95.7036262083333</text:p>
          </table:table-cell>
        </table:table-row>
        <table:table-row table:style-name="ro1">
          <table:table-cell office:value-type="string" calcext:value-type="string">
            <text:p>bky_indep_posonly_pwr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15166" calcext:value-type="float">
            <text:p>0.815166</text:p>
          </table:table-cell>
          <table:table-cell office:value-type="float" office:value="0.814025079308207" calcext:value-type="float">
            <text:p>0.814025079308207</text:p>
          </table:table-cell>
          <table:table-cell office:value-type="float" office:value="0.816306920691793" calcext:value-type="float">
            <text:p>0.816306920691793</text:p>
          </table:table-cell>
          <table:table-cell office:value-type="float" office:value="0.683206" calcext:value-type="float">
            <text:p>0.683206</text:p>
          </table:table-cell>
          <table:table-cell office:value-type="float" office:value="0.681952902020161" calcext:value-type="float">
            <text:p>0.681952902020161</text:p>
          </table:table-cell>
          <table:table-cell office:value-type="float" office:value="0.684459097979839" calcext:value-type="float">
            <text:p>0.684459097979839</text:p>
          </table:table-cell>
          <table:table-cell office:value-type="float" office:value="0.702845" calcext:value-type="float">
            <text:p>0.702845</text:p>
          </table:table-cell>
          <table:table-cell office:value-type="float" office:value="0.701537484379705" calcext:value-type="float">
            <text:p>0.701537484379705</text:p>
          </table:table-cell>
          <table:table-cell office:value-type="float" office:value="0.704152515620295" calcext:value-type="float">
            <text:p>0.704152515620295</text:p>
          </table:table-cell>
          <table:table-cell office:value-type="float" office:value="0.801121" calcext:value-type="float">
            <text:p>0.801121</text:p>
          </table:table-cell>
          <table:table-cell office:value-type="float" office:value="0.799910409350371" calcext:value-type="float">
            <text:p>0.799910409350371</text:p>
          </table:table-cell>
          <table:table-cell office:value-type="float" office:value="0.802331590649628" calcext:value-type="float">
            <text:p>0.802331590649628</text:p>
          </table:table-cell>
          <table:table-cell office:value-type="float" office:value="0.693808" calcext:value-type="float">
            <text:p>0.693808</text:p>
          </table:table-cell>
          <table:table-cell office:value-type="float" office:value="0.691803869635939" calcext:value-type="float">
            <text:p>0.691803869635939</text:p>
          </table:table-cell>
          <table:table-cell office:value-type="float" office:value="0.69581213036406" calcext:value-type="float">
            <text:p>0.69581213036406</text:p>
          </table:table-cell>
          <table:table-cell office:value-type="float" office:value="0.67858" calcext:value-type="float">
            <text:p>0.67858</text:p>
          </table:table-cell>
          <table:table-cell office:value-type="float" office:value="0.676354127421717" calcext:value-type="float">
            <text:p>0.676354127421717</text:p>
          </table:table-cell>
          <table:table-cell office:value-type="float" office:value="0.680805872578282" calcext:value-type="float">
            <text:p>0.680805872578282</text:p>
          </table:table-cell>
          <table:table-cell office:value-type="float" office:value="0.816185376176499" calcext:value-type="float">
            <text:p>0.816185376176499</text:p>
          </table:table-cell>
          <table:table-cell office:value-type="float" office:value="0.81504637097979" calcext:value-type="float">
            <text:p>0.81504637097979</text:p>
          </table:table-cell>
          <table:table-cell office:value-type="float" office:value="0.817324381373208" calcext:value-type="float">
            <text:p>0.817324381373208</text:p>
          </table:table-cell>
          <table:table-cell office:value-type="float" office:value="0.670159141848117" calcext:value-type="float">
            <text:p>0.670159141848117</text:p>
          </table:table-cell>
          <table:table-cell office:value-type="float" office:value="0.668959336874884" calcext:value-type="float">
            <text:p>0.668959336874884</text:p>
          </table:table-cell>
          <table:table-cell office:value-type="float" office:value="0.671358946821351" calcext:value-type="float">
            <text:p>0.671358946821351</text:p>
          </table:table-cell>
          <table:table-cell office:value-type="float" office:value="0.687886595827777" calcext:value-type="float">
            <text:p>0.687886595827777</text:p>
          </table:table-cell>
          <table:table-cell office:value-type="float" office:value="0.686646556739979" calcext:value-type="float">
            <text:p>0.686646556739979</text:p>
          </table:table-cell>
          <table:table-cell office:value-type="float" office:value="0.689126634915575" calcext:value-type="float">
            <text:p>0.689126634915575</text:p>
          </table:table-cell>
          <table:table-cell office:value-type="float" office:value="0.80208453180921" calcext:value-type="float">
            <text:p>0.80208453180921</text:p>
          </table:table-cell>
          <table:table-cell office:value-type="float" office:value="0.800874991796956" calcext:value-type="float">
            <text:p>0.800874991796956</text:p>
          </table:table-cell>
          <table:table-cell office:value-type="float" office:value="0.803294071821465" calcext:value-type="float">
            <text:p>0.803294071821465</text:p>
          </table:table-cell>
          <table:table-cell office:value-type="float" office:value="0.69466084112139" calcext:value-type="float">
            <text:p>0.69466084112139</text:p>
          </table:table-cell>
          <table:table-cell office:value-type="float" office:value="0.69266723121359" calcext:value-type="float">
            <text:p>0.69266723121359</text:p>
          </table:table-cell>
          <table:table-cell office:value-type="float" office:value="0.69665445102919" calcext:value-type="float">
            <text:p>0.69665445102919</text:p>
          </table:table-cell>
          <table:table-cell office:value-type="float" office:value="0.679374992254874" calcext:value-type="float">
            <text:p>0.679374992254874</text:p>
          </table:table-cell>
          <table:table-cell office:value-type="float" office:value="0.677162128551487" calcext:value-type="float">
            <text:p>0.677162128551487</text:p>
          </table:table-cell>
          <table:table-cell office:value-type="float" office:value="0.681587855958261" calcext:value-type="float">
            <text:p>0.681587855958261</text:p>
          </table:table-cell>
          <table:table-cell table:number-columns-repeated="18" office:value-type="string" calcext:value-type="string">
            <text:p>NaN</text:p>
          </table:table-cell>
          <table:table-cell office:value-type="float" office:value="103.85501925" calcext:value-type="float">
            <text:p>103.85501925</text:p>
          </table:table-cell>
        </table:table-row>
        <table:table-row table:style-name="ro1">
          <table:table-cell office:value-type="string" calcext:value-type="string">
            <text:p>bky_indep_negonly_pw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17017" calcext:value-type="float">
            <text:p>0.817017</text:p>
          </table:table-cell>
          <table:table-cell office:value-type="float" office:value="0.815858861219186" calcext:value-type="float">
            <text:p>0.815858861219186</text:p>
          </table:table-cell>
          <table:table-cell office:value-type="float" office:value="0.818175138780814" calcext:value-type="float">
            <text:p>0.818175138780814</text:p>
          </table:table-cell>
          <table:table-cell office:value-type="float" office:value="0.68498" calcext:value-type="float">
            <text:p>0.68498</text:p>
          </table:table-cell>
          <table:table-cell office:value-type="float" office:value="0.683645969212081" calcext:value-type="float">
            <text:p>0.683645969212081</text:p>
          </table:table-cell>
          <table:table-cell office:value-type="float" office:value="0.686314030787918" calcext:value-type="float">
            <text:p>0.686314030787918</text:p>
          </table:table-cell>
          <table:table-cell office:value-type="float" office:value="0.704612" calcext:value-type="float">
            <text:p>0.704612</text:p>
          </table:table-cell>
          <table:table-cell office:value-type="float" office:value="0.703242683846845" calcext:value-type="float">
            <text:p>0.703242683846845</text:p>
          </table:table-cell>
          <table:table-cell office:value-type="float" office:value="0.705981316153155" calcext:value-type="float">
            <text:p>0.705981316153155</text:p>
          </table:table-cell>
          <table:table-cell office:value-type="float" office:value="0.803128" calcext:value-type="float">
            <text:p>0.803128</text:p>
          </table:table-cell>
          <table:table-cell office:value-type="float" office:value="0.801902796440686" calcext:value-type="float">
            <text:p>0.801902796440686</text:p>
          </table:table-cell>
          <table:table-cell office:value-type="float" office:value="0.804353203559314" calcext:value-type="float">
            <text:p>0.804353203559314</text:p>
          </table:table-cell>
          <table:table-cell office:value-type="float" office:value="0.692943" calcext:value-type="float">
            <text:p>0.692943</text:p>
          </table:table-cell>
          <table:table-cell office:value-type="float" office:value="0.691019333512923" calcext:value-type="float">
            <text:p>0.691019333512923</text:p>
          </table:table-cell>
          <table:table-cell office:value-type="float" office:value="0.694866666487077" calcext:value-type="float">
            <text:p>0.694866666487077</text:p>
          </table:table-cell>
          <table:table-cell office:value-type="float" office:value="0.678949" calcext:value-type="float">
            <text:p>0.678949</text:p>
          </table:table-cell>
          <table:table-cell office:value-type="float" office:value="0.6767256161894" calcext:value-type="float">
            <text:p>0.6767256161894</text:p>
          </table:table-cell>
          <table:table-cell office:value-type="float" office:value="0.6811723838106" calcext:value-type="float">
            <text:p>0.6811723838106</text:p>
          </table:table-cell>
          <table:table-cell table:number-columns-repeated="18" office:value-type="string" calcext:value-type="string">
            <text:p>NaN</text:p>
          </table:table-cell>
          <table:table-cell office:value-type="float" office:value="0.818059214562808" calcext:value-type="float">
            <text:p>0.818059214562808</text:p>
          </table:table-cell>
          <table:table-cell office:value-type="float" office:value="0.816900320861303" calcext:value-type="float">
            <text:p>0.816900320861303</text:p>
          </table:table-cell>
          <table:table-cell office:value-type="float" office:value="0.819218108264313" calcext:value-type="float">
            <text:p>0.819218108264313</text:p>
          </table:table-cell>
          <table:table-cell office:value-type="float" office:value="0.671840633510591" calcext:value-type="float">
            <text:p>0.671840633510591</text:p>
          </table:table-cell>
          <table:table-cell office:value-type="float" office:value="0.670570619805354" calcext:value-type="float">
            <text:p>0.670570619805354</text:p>
          </table:table-cell>
          <table:table-cell office:value-type="float" office:value="0.673110647215827" calcext:value-type="float">
            <text:p>0.673110647215827</text:p>
          </table:table-cell>
          <table:table-cell office:value-type="float" office:value="0.689621654035697" calcext:value-type="float">
            <text:p>0.689621654035697</text:p>
          </table:table-cell>
          <table:table-cell office:value-type="float" office:value="0.688329570217091" calcext:value-type="float">
            <text:p>0.688329570217091</text:p>
          </table:table-cell>
          <table:table-cell office:value-type="float" office:value="0.690913737854302" calcext:value-type="float">
            <text:p>0.690913737854302</text:p>
          </table:table-cell>
          <table:table-cell office:value-type="float" office:value="0.804128373508012" calcext:value-type="float">
            <text:p>0.804128373508012</text:p>
          </table:table-cell>
          <table:table-cell office:value-type="float" office:value="0.802901797013343" calcext:value-type="float">
            <text:p>0.802901797013343</text:p>
          </table:table-cell>
          <table:table-cell office:value-type="float" office:value="0.805354950002681" calcext:value-type="float">
            <text:p>0.805354950002681</text:p>
          </table:table-cell>
          <table:table-cell office:value-type="float" office:value="0.693816736753608" calcext:value-type="float">
            <text:p>0.693816736753608</text:p>
          </table:table-cell>
          <table:table-cell office:value-type="float" office:value="0.69189915331759" calcext:value-type="float">
            <text:p>0.69189915331759</text:p>
          </table:table-cell>
          <table:table-cell office:value-type="float" office:value="0.695734320189625" calcext:value-type="float">
            <text:p>0.695734320189625</text:p>
          </table:table-cell>
          <table:table-cell office:value-type="float" office:value="0.67978080844998" calcext:value-type="float">
            <text:p>0.67978080844998</text:p>
          </table:table-cell>
          <table:table-cell office:value-type="float" office:value="0.677564096849035" calcext:value-type="float">
            <text:p>0.677564096849035</text:p>
          </table:table-cell>
          <table:table-cell office:value-type="float" office:value="0.681997520050926" calcext:value-type="float">
            <text:p>0.681997520050926</text:p>
          </table:table-cell>
          <table:table-cell office:value-type="float" office:value="103.788895958333" calcext:value-type="float">
            <text:p>103.788895958333</text:p>
          </table:table-cell>
        </table:table-row>
        <table:table-row table:style-name="ro1">
          <table:table-cell office:value-type="string" calcext:value-type="string">
            <text:p>bky_indep_balanced_pw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002555" calcext:value-type="float">
            <text:p>0.8002555</text:p>
          </table:table-cell>
          <table:table-cell office:value-type="float" office:value="0.799441951419201" calcext:value-type="float">
            <text:p>0.799441951419201</text:p>
          </table:table-cell>
          <table:table-cell office:value-type="float" office:value="0.8010690485808" calcext:value-type="float">
            <text:p>0.8010690485808</text:p>
          </table:table-cell>
          <table:table-cell office:value-type="float" office:value="0.800302" calcext:value-type="float">
            <text:p>0.800302</text:p>
          </table:table-cell>
          <table:table-cell office:value-type="float" office:value="0.799488775593164" calcext:value-type="float">
            <text:p>0.799488775593164</text:p>
          </table:table-cell>
          <table:table-cell office:value-type="float" office:value="0.801115224406837" calcext:value-type="float">
            <text:p>0.801115224406837</text:p>
          </table:table-cell>
          <table:table-cell office:value-type="float" office:value="0.852818" calcext:value-type="float">
            <text:p>0.852818</text:p>
          </table:table-cell>
          <table:table-cell office:value-type="float" office:value="0.851972685133855" calcext:value-type="float">
            <text:p>0.851972685133855</text:p>
          </table:table-cell>
          <table:table-cell office:value-type="float" office:value="0.853663314866145" calcext:value-type="float">
            <text:p>0.853663314866145</text:p>
          </table:table-cell>
          <table:table-cell office:value-type="float" office:value="0.852737500000001" calcext:value-type="float">
            <text:p>0.852737500000001</text:p>
          </table:table-cell>
          <table:table-cell office:value-type="float" office:value="0.85189190701597" calcext:value-type="float">
            <text:p>0.85189190701597</text:p>
          </table:table-cell>
          <table:table-cell office:value-type="float" office:value="0.853583092984031" calcext:value-type="float">
            <text:p>0.853583092984031</text:p>
          </table:table-cell>
          <table:table-cell office:value-type="float" office:value="0.8002555" calcext:value-type="float">
            <text:p>0.8002555</text:p>
          </table:table-cell>
          <table:table-cell office:value-type="float" office:value="0.799441951419201" calcext:value-type="float">
            <text:p>0.799441951419201</text:p>
          </table:table-cell>
          <table:table-cell office:value-type="float" office:value="0.8010690485808" calcext:value-type="float">
            <text:p>0.8010690485808</text:p>
          </table:table-cell>
          <table:table-cell office:value-type="float" office:value="0.852737500000001" calcext:value-type="float">
            <text:p>0.852737500000001</text:p>
          </table:table-cell>
          <table:table-cell office:value-type="float" office:value="0.85189190701597" calcext:value-type="float">
            <text:p>0.85189190701597</text:p>
          </table:table-cell>
          <table:table-cell office:value-type="float" office:value="0.853583092984031" calcext:value-type="float">
            <text:p>0.853583092984031</text:p>
          </table:table-cell>
          <table:table-cell office:value-type="float" office:value="0.800590885375833" calcext:value-type="float">
            <text:p>0.800590885375833</text:p>
          </table:table-cell>
          <table:table-cell office:value-type="float" office:value="0.799474347896267" calcext:value-type="float">
            <text:p>0.799474347896267</text:p>
          </table:table-cell>
          <table:table-cell office:value-type="float" office:value="0.801707422855399" calcext:value-type="float">
            <text:p>0.801707422855399</text:p>
          </table:table-cell>
          <table:table-cell office:value-type="float" office:value="0.800747093653998" calcext:value-type="float">
            <text:p>0.800747093653998</text:p>
          </table:table-cell>
          <table:table-cell office:value-type="float" office:value="0.799740769751035" calcext:value-type="float">
            <text:p>0.799740769751035</text:p>
          </table:table-cell>
          <table:table-cell office:value-type="float" office:value="0.80175341755696" calcext:value-type="float">
            <text:p>0.80175341755696</text:p>
          </table:table-cell>
          <table:table-cell office:value-type="float" office:value="0.853269495783179" calcext:value-type="float">
            <text:p>0.853269495783179</text:p>
          </table:table-cell>
          <table:table-cell office:value-type="float" office:value="0.852257013174584" calcext:value-type="float">
            <text:p>0.852257013174584</text:p>
          </table:table-cell>
          <table:table-cell office:value-type="float" office:value="0.854281978391774" calcext:value-type="float">
            <text:p>0.854281978391774</text:p>
          </table:table-cell>
          <table:table-cell office:value-type="float" office:value="0.853072468785425" calcext:value-type="float">
            <text:p>0.853072468785425</text:p>
          </table:table-cell>
          <table:table-cell office:value-type="float" office:value="0.851898263677216" calcext:value-type="float">
            <text:p>0.851898263677216</text:p>
          </table:table-cell>
          <table:table-cell office:value-type="float" office:value="0.854246673893634" calcext:value-type="float">
            <text:p>0.854246673893634</text:p>
          </table:table-cell>
          <table:table-cell office:value-type="float" office:value="0.800590885375833" calcext:value-type="float">
            <text:p>0.800590885375833</text:p>
          </table:table-cell>
          <table:table-cell office:value-type="float" office:value="0.799474347896267" calcext:value-type="float">
            <text:p>0.799474347896267</text:p>
          </table:table-cell>
          <table:table-cell office:value-type="float" office:value="0.801707422855399" calcext:value-type="float">
            <text:p>0.801707422855399</text:p>
          </table:table-cell>
          <table:table-cell office:value-type="float" office:value="0.853072468785425" calcext:value-type="float">
            <text:p>0.853072468785425</text:p>
          </table:table-cell>
          <table:table-cell office:value-type="float" office:value="0.851898263677216" calcext:value-type="float">
            <text:p>0.851898263677216</text:p>
          </table:table-cell>
          <table:table-cell office:value-type="float" office:value="0.854246673893634" calcext:value-type="float">
            <text:p>0.854246673893634</text:p>
          </table:table-cell>
          <table:table-cell office:value-type="float" office:value="0.802046035322276" calcext:value-type="float">
            <text:p>0.802046035322276</text:p>
          </table:table-cell>
          <table:table-cell office:value-type="float" office:value="0.800895255825343" calcext:value-type="float">
            <text:p>0.800895255825343</text:p>
          </table:table-cell>
          <table:table-cell office:value-type="float" office:value="0.803196814819209" calcext:value-type="float">
            <text:p>0.803196814819209</text:p>
          </table:table-cell>
          <table:table-cell office:value-type="float" office:value="0.801983050803551" calcext:value-type="float">
            <text:p>0.801983050803551</text:p>
          </table:table-cell>
          <table:table-cell office:value-type="float" office:value="0.800941746519495" calcext:value-type="float">
            <text:p>0.800941746519495</text:p>
          </table:table-cell>
          <table:table-cell office:value-type="float" office:value="0.803024355087608" calcext:value-type="float">
            <text:p>0.803024355087608</text:p>
          </table:table-cell>
          <table:table-cell office:value-type="float" office:value="0.85463234412906" calcext:value-type="float">
            <text:p>0.85463234412906</text:p>
          </table:table-cell>
          <table:table-cell office:value-type="float" office:value="0.85356994957138" calcext:value-type="float">
            <text:p>0.85356994957138</text:p>
          </table:table-cell>
          <table:table-cell office:value-type="float" office:value="0.85569473868674" calcext:value-type="float">
            <text:p>0.85569473868674</text:p>
          </table:table-cell>
          <table:table-cell office:value-type="float" office:value="0.854668132464739" calcext:value-type="float">
            <text:p>0.854668132464739</text:p>
          </table:table-cell>
          <table:table-cell office:value-type="float" office:value="0.85344630676323" calcext:value-type="float">
            <text:p>0.85344630676323</text:p>
          </table:table-cell>
          <table:table-cell office:value-type="float" office:value="0.855889958166247" calcext:value-type="float">
            <text:p>0.855889958166247</text:p>
          </table:table-cell>
          <table:table-cell office:value-type="float" office:value="0.802046035322276" calcext:value-type="float">
            <text:p>0.802046035322276</text:p>
          </table:table-cell>
          <table:table-cell office:value-type="float" office:value="0.800895255825343" calcext:value-type="float">
            <text:p>0.800895255825343</text:p>
          </table:table-cell>
          <table:table-cell office:value-type="float" office:value="0.803196814819209" calcext:value-type="float">
            <text:p>0.803196814819209</text:p>
          </table:table-cell>
          <table:table-cell office:value-type="float" office:value="0.854668132464739" calcext:value-type="float">
            <text:p>0.854668132464739</text:p>
          </table:table-cell>
          <table:table-cell office:value-type="float" office:value="0.85344630676323" calcext:value-type="float">
            <text:p>0.85344630676323</text:p>
          </table:table-cell>
          <table:table-cell office:value-type="float" office:value="0.855889958166247" calcext:value-type="float">
            <text:p>0.855889958166247</text:p>
          </table:table-cell>
          <table:table-cell office:value-type="float" office:value="127.842212208333" calcext:value-type="float">
            <text:p>127.842212208333</text:p>
          </table:table-cell>
        </table:table-row>
        <table:table-row table:style-name="ro1">
          <table:table-cell office:value-type="string" calcext:value-type="string">
            <text:p>bky_indep_unbalanced_pwr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41200500000001" calcext:value-type="float">
            <text:p>0.841200500000001</text:p>
          </table:table-cell>
          <table:table-cell office:value-type="float" office:value="0.840464036536052" calcext:value-type="float">
            <text:p>0.840464036536052</text:p>
          </table:table-cell>
          <table:table-cell office:value-type="float" office:value="0.84193696346395" calcext:value-type="float">
            <text:p>0.84193696346395</text:p>
          </table:table-cell>
          <table:table-cell office:value-type="float" office:value="0.8001605" calcext:value-type="float">
            <text:p>0.8001605</text:p>
          </table:table-cell>
          <table:table-cell office:value-type="float" office:value="0.799368707367926" calcext:value-type="float">
            <text:p>0.799368707367926</text:p>
          </table:table-cell>
          <table:table-cell office:value-type="float" office:value="0.800952292632074" calcext:value-type="float">
            <text:p>0.800952292632074</text:p>
          </table:table-cell>
          <table:table-cell office:value-type="float" office:value="0.8529705" calcext:value-type="float">
            <text:p>0.8529705</text:p>
          </table:table-cell>
          <table:table-cell office:value-type="float" office:value="0.852145815401618" calcext:value-type="float">
            <text:p>0.852145815401618</text:p>
          </table:table-cell>
          <table:table-cell office:value-type="float" office:value="0.853795184598383" calcext:value-type="float">
            <text:p>0.853795184598383</text:p>
          </table:table-cell>
          <table:table-cell office:value-type="float" office:value="0.8702785" calcext:value-type="float">
            <text:p>0.8702785</text:p>
          </table:table-cell>
          <table:table-cell office:value-type="float" office:value="0.86947418926012" calcext:value-type="float">
            <text:p>0.86947418926012</text:p>
          </table:table-cell>
          <table:table-cell office:value-type="float" office:value="0.871082810739881" calcext:value-type="float">
            <text:p>0.871082810739881</text:p>
          </table:table-cell>
          <table:table-cell office:value-type="float" office:value="0.841200500000001" calcext:value-type="float">
            <text:p>0.841200500000001</text:p>
          </table:table-cell>
          <table:table-cell office:value-type="float" office:value="0.840464036536052" calcext:value-type="float">
            <text:p>0.840464036536052</text:p>
          </table:table-cell>
          <table:table-cell office:value-type="float" office:value="0.84193696346395" calcext:value-type="float">
            <text:p>0.84193696346395</text:p>
          </table:table-cell>
          <table:table-cell office:value-type="float" office:value="0.8702785" calcext:value-type="float">
            <text:p>0.8702785</text:p>
          </table:table-cell>
          <table:table-cell office:value-type="float" office:value="0.86947418926012" calcext:value-type="float">
            <text:p>0.86947418926012</text:p>
          </table:table-cell>
          <table:table-cell office:value-type="float" office:value="0.871082810739881" calcext:value-type="float">
            <text:p>0.871082810739881</text:p>
          </table:table-cell>
          <table:table-cell office:value-type="float" office:value="0.630163825429382" calcext:value-type="float">
            <text:p>0.630163825429382</text:p>
          </table:table-cell>
          <table:table-cell office:value-type="float" office:value="0.62812668041749" calcext:value-type="float">
            <text:p>0.62812668041749</text:p>
          </table:table-cell>
          <table:table-cell office:value-type="float" office:value="0.632200970441275" calcext:value-type="float">
            <text:p>0.632200970441275</text:p>
          </table:table-cell>
          <table:table-cell office:value-type="float" office:value="0.836462453759852" calcext:value-type="float">
            <text:p>0.836462453759852</text:p>
          </table:table-cell>
          <table:table-cell office:value-type="float" office:value="0.83483823494636" calcext:value-type="float">
            <text:p>0.83483823494636</text:p>
          </table:table-cell>
          <table:table-cell office:value-type="float" office:value="0.838086672573345" calcext:value-type="float">
            <text:p>0.838086672573345</text:p>
          </table:table-cell>
          <table:table-cell office:value-type="float" office:value="0.906497630660867" calcext:value-type="float">
            <text:p>0.906497630660867</text:p>
          </table:table-cell>
          <table:table-cell office:value-type="float" office:value="0.90478066227531" calcext:value-type="float">
            <text:p>0.90478066227531</text:p>
          </table:table-cell>
          <table:table-cell office:value-type="float" office:value="0.908214599046425" calcext:value-type="float">
            <text:p>0.908214599046425</text:p>
          </table:table-cell>
          <table:table-cell office:value-type="float" office:value="0.72967712416103" calcext:value-type="float">
            <text:p>0.72967712416103</text:p>
          </table:table-cell>
          <table:table-cell office:value-type="float" office:value="0.72760954266404" calcext:value-type="float">
            <text:p>0.72760954266404</text:p>
          </table:table-cell>
          <table:table-cell office:value-type="float" office:value="0.731744705658019" calcext:value-type="float">
            <text:p>0.731744705658019</text:p>
          </table:table-cell>
          <table:table-cell office:value-type="float" office:value="0.630163825429382" calcext:value-type="float">
            <text:p>0.630163825429382</text:p>
          </table:table-cell>
          <table:table-cell office:value-type="float" office:value="0.62812668041749" calcext:value-type="float">
            <text:p>0.62812668041749</text:p>
          </table:table-cell>
          <table:table-cell office:value-type="float" office:value="0.632200970441275" calcext:value-type="float">
            <text:p>0.632200970441275</text:p>
          </table:table-cell>
          <table:table-cell office:value-type="float" office:value="0.72967712416103" calcext:value-type="float">
            <text:p>0.72967712416103</text:p>
          </table:table-cell>
          <table:table-cell office:value-type="float" office:value="0.72760954266404" calcext:value-type="float">
            <text:p>0.72760954266404</text:p>
          </table:table-cell>
          <table:table-cell office:value-type="float" office:value="0.731744705658019" calcext:value-type="float">
            <text:p>0.731744705658019</text:p>
          </table:table-cell>
          <table:table-cell office:value-type="float" office:value="0.895356632333205" calcext:value-type="float">
            <text:p>0.895356632333205</text:p>
          </table:table-cell>
          <table:table-cell office:value-type="float" office:value="0.894582720137654" calcext:value-type="float">
            <text:p>0.894582720137654</text:p>
          </table:table-cell>
          <table:table-cell office:value-type="float" office:value="0.896130544528757" calcext:value-type="float">
            <text:p>0.896130544528757</text:p>
          </table:table-cell>
          <table:table-cell office:value-type="float" office:value="0.79240773677352" calcext:value-type="float">
            <text:p>0.79240773677352</text:p>
          </table:table-cell>
          <table:table-cell office:value-type="float" office:value="0.791601131171745" calcext:value-type="float">
            <text:p>0.791601131171745</text:p>
          </table:table-cell>
          <table:table-cell office:value-type="float" office:value="0.793214342375295" calcext:value-type="float">
            <text:p>0.793214342375295</text:p>
          </table:table-cell>
          <table:table-cell office:value-type="float" office:value="0.840997688027918" calcext:value-type="float">
            <text:p>0.840997688027918</text:p>
          </table:table-cell>
          <table:table-cell office:value-type="float" office:value="0.840180962104234" calcext:value-type="float">
            <text:p>0.840180962104234</text:p>
          </table:table-cell>
          <table:table-cell office:value-type="float" office:value="0.841814413951601" calcext:value-type="float">
            <text:p>0.841814413951601</text:p>
          </table:table-cell>
          <table:table-cell office:value-type="float" office:value="0.906872174124028" calcext:value-type="float">
            <text:p>0.906872174124028</text:p>
          </table:table-cell>
          <table:table-cell office:value-type="float" office:value="0.905999413801789" calcext:value-type="float">
            <text:p>0.905999413801789</text:p>
          </table:table-cell>
          <table:table-cell office:value-type="float" office:value="0.907744934446267" calcext:value-type="float">
            <text:p>0.907744934446267</text:p>
          </table:table-cell>
          <table:table-cell office:value-type="float" office:value="0.895356632333205" calcext:value-type="float">
            <text:p>0.895356632333205</text:p>
          </table:table-cell>
          <table:table-cell office:value-type="float" office:value="0.894582720137654" calcext:value-type="float">
            <text:p>0.894582720137654</text:p>
          </table:table-cell>
          <table:table-cell office:value-type="float" office:value="0.896130544528757" calcext:value-type="float">
            <text:p>0.896130544528757</text:p>
          </table:table-cell>
          <table:table-cell office:value-type="float" office:value="0.906872174124028" calcext:value-type="float">
            <text:p>0.906872174124028</text:p>
          </table:table-cell>
          <table:table-cell office:value-type="float" office:value="0.905999413801789" calcext:value-type="float">
            <text:p>0.905999413801789</text:p>
          </table:table-cell>
          <table:table-cell office:value-type="float" office:value="0.907744934446267" calcext:value-type="float">
            <text:p>0.907744934446267</text:p>
          </table:table-cell>
          <table:table-cell office:value-type="float" office:value="126.006601458333" calcext:value-type="float">
            <text:p>126.006601458333</text:p>
          </table:table-cell>
        </table:table-row>
        <table:table-row table:style-name="ro1">
          <table:table-cell office:value-type="string" calcext:value-type="string">
            <text:p>bky_posdep_null_pw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table:number-columns-repeated="54" office:value-type="string" calcext:value-type="string">
            <text:p>NaN</text:p>
          </table:table-cell>
          <table:table-cell office:value-type="float" office:value="89.0141692083333" calcext:value-type="float">
            <text:p>89.0141692083333</text:p>
          </table:table-cell>
        </table:table-row>
        <table:table-row table:style-name="ro1">
          <table:table-cell office:value-type="string" calcext:value-type="string">
            <text:p>bky_posdep_posonly_pwr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07171" calcext:value-type="float">
            <text:p>0.807171</text:p>
          </table:table-cell>
          <table:table-cell office:value-type="float" office:value="0.792365253355094" calcext:value-type="float">
            <text:p>0.792365253355094</text:p>
          </table:table-cell>
          <table:table-cell office:value-type="float" office:value="0.821976746644906" calcext:value-type="float">
            <text:p>0.821976746644906</text:p>
          </table:table-cell>
          <table:table-cell office:value-type="float" office:value="0.650078" calcext:value-type="float">
            <text:p>0.650078</text:p>
          </table:table-cell>
          <table:table-cell office:value-type="float" office:value="0.637872163131537" calcext:value-type="float">
            <text:p>0.637872163131537</text:p>
          </table:table-cell>
          <table:table-cell office:value-type="float" office:value="0.662283836868463" calcext:value-type="float">
            <text:p>0.662283836868463</text:p>
          </table:table-cell>
          <table:table-cell office:value-type="float" office:value="0.669171" calcext:value-type="float">
            <text:p>0.669171</text:p>
          </table:table-cell>
          <table:table-cell office:value-type="float" office:value="0.65618329623273" calcext:value-type="float">
            <text:p>0.65618329623273</text:p>
          </table:table-cell>
          <table:table-cell office:value-type="float" office:value="0.682158703767269" calcext:value-type="float">
            <text:p>0.682158703767269</text:p>
          </table:table-cell>
          <table:table-cell office:value-type="float" office:value="0.796623000000001" calcext:value-type="float">
            <text:p>0.796623000000001</text:p>
          </table:table-cell>
          <table:table-cell office:value-type="float" office:value="0.786200067968611" calcext:value-type="float">
            <text:p>0.786200067968611</text:p>
          </table:table-cell>
          <table:table-cell office:value-type="float" office:value="0.80704593203139" calcext:value-type="float">
            <text:p>0.80704593203139</text:p>
          </table:table-cell>
          <table:table-cell office:value-type="float" office:value="0.66722" calcext:value-type="float">
            <text:p>0.66722</text:p>
          </table:table-cell>
          <table:table-cell office:value-type="float" office:value="0.654107532904362" calcext:value-type="float">
            <text:p>0.654107532904362</text:p>
          </table:table-cell>
          <table:table-cell office:value-type="float" office:value="0.680332467095638" calcext:value-type="float">
            <text:p>0.680332467095638</text:p>
          </table:table-cell>
          <table:table-cell office:value-type="float" office:value="0.65602" calcext:value-type="float">
            <text:p>0.65602</text:p>
          </table:table-cell>
          <table:table-cell office:value-type="float" office:value="0.645560774806109" calcext:value-type="float">
            <text:p>0.645560774806109</text:p>
          </table:table-cell>
          <table:table-cell office:value-type="float" office:value="0.666479225193892" calcext:value-type="float">
            <text:p>0.666479225193892</text:p>
          </table:table-cell>
          <table:table-cell office:value-type="float" office:value="0.806001547340658" calcext:value-type="float">
            <text:p>0.806001547340658</text:p>
          </table:table-cell>
          <table:table-cell office:value-type="float" office:value="0.791186558344847" calcext:value-type="float">
            <text:p>0.791186558344847</text:p>
          </table:table-cell>
          <table:table-cell office:value-type="float" office:value="0.82081653633647" calcext:value-type="float">
            <text:p>0.82081653633647</text:p>
          </table:table-cell>
          <table:table-cell office:value-type="float" office:value="0.644454249578705" calcext:value-type="float">
            <text:p>0.644454249578705</text:p>
          </table:table-cell>
          <table:table-cell office:value-type="float" office:value="0.632045587955572" calcext:value-type="float">
            <text:p>0.632045587955572</text:p>
          </table:table-cell>
          <table:table-cell office:value-type="float" office:value="0.656862911201838" calcext:value-type="float">
            <text:p>0.656862911201838</text:p>
          </table:table-cell>
          <table:table-cell office:value-type="float" office:value="0.662945074130372" calcext:value-type="float">
            <text:p>0.662945074130372</text:p>
          </table:table-cell>
          <table:table-cell office:value-type="float" office:value="0.649756172860528" calcext:value-type="float">
            <text:p>0.649756172860528</text:p>
          </table:table-cell>
          <table:table-cell office:value-type="float" office:value="0.676133975400217" calcext:value-type="float">
            <text:p>0.676133975400217</text:p>
          </table:table-cell>
          <table:table-cell office:value-type="float" office:value="0.796638340298156" calcext:value-type="float">
            <text:p>0.796638340298156</text:p>
          </table:table-cell>
          <table:table-cell office:value-type="float" office:value="0.786173869251723" calcext:value-type="float">
            <text:p>0.786173869251723</text:p>
          </table:table-cell>
          <table:table-cell office:value-type="float" office:value="0.807102811344589" calcext:value-type="float">
            <text:p>0.807102811344589</text:p>
          </table:table-cell>
          <table:table-cell office:value-type="float" office:value="0.666298956092284" calcext:value-type="float">
            <text:p>0.666298956092284</text:p>
          </table:table-cell>
          <table:table-cell office:value-type="float" office:value="0.653125373224006" calcext:value-type="float">
            <text:p>0.653125373224006</text:p>
          </table:table-cell>
          <table:table-cell office:value-type="float" office:value="0.679472538960563" calcext:value-type="float">
            <text:p>0.679472538960563</text:p>
          </table:table-cell>
          <table:table-cell office:value-type="float" office:value="0.655969246845636" calcext:value-type="float">
            <text:p>0.655969246845636</text:p>
          </table:table-cell>
          <table:table-cell office:value-type="float" office:value="0.645484251938225" calcext:value-type="float">
            <text:p>0.645484251938225</text:p>
          </table:table-cell>
          <table:table-cell office:value-type="float" office:value="0.666454241753047" calcext:value-type="float">
            <text:p>0.666454241753047</text:p>
          </table:table-cell>
          <table:table-cell table:number-columns-repeated="18" office:value-type="string" calcext:value-type="string">
            <text:p>NaN</text:p>
          </table:table-cell>
          <table:table-cell office:value-type="float" office:value="105.522686708333" calcext:value-type="float">
            <text:p>105.522686708333</text:p>
          </table:table-cell>
        </table:table-row>
        <table:table-row table:style-name="ro1">
          <table:table-cell office:value-type="string" calcext:value-type="string">
            <text:p>bky_posdep_negonly_pw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10541" calcext:value-type="float">
            <text:p>0.810541</text:p>
          </table:table-cell>
          <table:table-cell office:value-type="float" office:value="0.797089240297531" calcext:value-type="float">
            <text:p>0.797089240297531</text:p>
          </table:table-cell>
          <table:table-cell office:value-type="float" office:value="0.823992759702469" calcext:value-type="float">
            <text:p>0.823992759702469</text:p>
          </table:table-cell>
          <table:table-cell office:value-type="float" office:value="0.656206" calcext:value-type="float">
            <text:p>0.656206</text:p>
          </table:table-cell>
          <table:table-cell office:value-type="float" office:value="0.644512536809077" calcext:value-type="float">
            <text:p>0.644512536809077</text:p>
          </table:table-cell>
          <table:table-cell office:value-type="float" office:value="0.667899463190922" calcext:value-type="float">
            <text:p>0.667899463190922</text:p>
          </table:table-cell>
          <table:table-cell office:value-type="float" office:value="0.67474" calcext:value-type="float">
            <text:p>0.67474</text:p>
          </table:table-cell>
          <table:table-cell office:value-type="float" office:value="0.66260932965393" calcext:value-type="float">
            <text:p>0.66260932965393</text:p>
          </table:table-cell>
          <table:table-cell office:value-type="float" office:value="0.68687067034607" calcext:value-type="float">
            <text:p>0.68687067034607</text:p>
          </table:table-cell>
          <table:table-cell office:value-type="float" office:value="0.801654" calcext:value-type="float">
            <text:p>0.801654</text:p>
          </table:table-cell>
          <table:table-cell office:value-type="float" office:value="0.792015180323979" calcext:value-type="float">
            <text:p>0.792015180323979</text:p>
          </table:table-cell>
          <table:table-cell office:value-type="float" office:value="0.811292819676021" calcext:value-type="float">
            <text:p>0.811292819676021</text:p>
          </table:table-cell>
          <table:table-cell office:value-type="float" office:value="0.671604" calcext:value-type="float">
            <text:p>0.671604</text:p>
          </table:table-cell>
          <table:table-cell office:value-type="float" office:value="0.659158257596349" calcext:value-type="float">
            <text:p>0.659158257596349</text:p>
          </table:table-cell>
          <table:table-cell office:value-type="float" office:value="0.684049742403651" calcext:value-type="float">
            <text:p>0.684049742403651</text:p>
          </table:table-cell>
          <table:table-cell office:value-type="float" office:value="0.66075" calcext:value-type="float">
            <text:p>0.66075</text:p>
          </table:table-cell>
          <table:table-cell office:value-type="float" office:value="0.65082392984764" calcext:value-type="float">
            <text:p>0.65082392984764</text:p>
          </table:table-cell>
          <table:table-cell office:value-type="float" office:value="0.67067607015236" calcext:value-type="float">
            <text:p>0.67067607015236</text:p>
          </table:table-cell>
          <table:table-cell table:number-columns-repeated="18" office:value-type="string" calcext:value-type="string">
            <text:p>NaN</text:p>
          </table:table-cell>
          <table:table-cell office:value-type="float" office:value="0.809582213656665" calcext:value-type="float">
            <text:p>0.809582213656665</text:p>
          </table:table-cell>
          <table:table-cell office:value-type="float" office:value="0.796081194267719" calcext:value-type="float">
            <text:p>0.796081194267719</text:p>
          </table:table-cell>
          <table:table-cell office:value-type="float" office:value="0.823083233045611" calcext:value-type="float">
            <text:p>0.823083233045611</text:p>
          </table:table-cell>
          <table:table-cell office:value-type="float" office:value="0.650610109558189" calcext:value-type="float">
            <text:p>0.650610109558189</text:p>
          </table:table-cell>
          <table:table-cell office:value-type="float" office:value="0.638715499405282" calcext:value-type="float">
            <text:p>0.638715499405282</text:p>
          </table:table-cell>
          <table:table-cell office:value-type="float" office:value="0.662504719711095" calcext:value-type="float">
            <text:p>0.662504719711095</text:p>
          </table:table-cell>
          <table:table-cell office:value-type="float" office:value="0.668505695040117" calcext:value-type="float">
            <text:p>0.668505695040117</text:p>
          </table:table-cell>
          <table:table-cell office:value-type="float" office:value="0.656165598859902" calcext:value-type="float">
            <text:p>0.656165598859902</text:p>
          </table:table-cell>
          <table:table-cell office:value-type="float" office:value="0.680845791220333" calcext:value-type="float">
            <text:p>0.680845791220333</text:p>
          </table:table-cell>
          <table:table-cell office:value-type="float" office:value="0.801595015153112" calcext:value-type="float">
            <text:p>0.801595015153112</text:p>
          </table:table-cell>
          <table:table-cell office:value-type="float" office:value="0.791903377162205" calcext:value-type="float">
            <text:p>0.791903377162205</text:p>
          </table:table-cell>
          <table:table-cell office:value-type="float" office:value="0.811286653144019" calcext:value-type="float">
            <text:p>0.811286653144019</text:p>
          </table:table-cell>
          <table:table-cell office:value-type="float" office:value="0.670838412390077" calcext:value-type="float">
            <text:p>0.670838412390077</text:p>
          </table:table-cell>
          <table:table-cell office:value-type="float" office:value="0.65834768438851" calcext:value-type="float">
            <text:p>0.65834768438851</text:p>
          </table:table-cell>
          <table:table-cell office:value-type="float" office:value="0.683329140391643" calcext:value-type="float">
            <text:p>0.683329140391643</text:p>
          </table:table-cell>
          <table:table-cell office:value-type="float" office:value="0.660531780568279" calcext:value-type="float">
            <text:p>0.660531780568279</text:p>
          </table:table-cell>
          <table:table-cell office:value-type="float" office:value="0.650562726125153" calcext:value-type="float">
            <text:p>0.650562726125153</text:p>
          </table:table-cell>
          <table:table-cell office:value-type="float" office:value="0.670500835011406" calcext:value-type="float">
            <text:p>0.670500835011406</text:p>
          </table:table-cell>
          <table:table-cell office:value-type="float" office:value="105.533332125" calcext:value-type="float">
            <text:p>105.533332125</text:p>
          </table:table-cell>
        </table:table-row>
        <table:table-row table:style-name="ro1">
          <table:table-cell office:value-type="string" calcext:value-type="string">
            <text:p>bky_posdep_balanced_pwr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845005" calcext:value-type="float">
            <text:p>0.7845005</text:p>
          </table:table-cell>
          <table:table-cell office:value-type="float" office:value="0.782548176038671" calcext:value-type="float">
            <text:p>0.782548176038671</text:p>
          </table:table-cell>
          <table:table-cell office:value-type="float" office:value="0.786452823961329" calcext:value-type="float">
            <text:p>0.786452823961329</text:p>
          </table:table-cell>
          <table:table-cell office:value-type="float" office:value="0.799884" calcext:value-type="float">
            <text:p>0.799884</text:p>
          </table:table-cell>
          <table:table-cell office:value-type="float" office:value="0.798608604744654" calcext:value-type="float">
            <text:p>0.798608604744654</text:p>
          </table:table-cell>
          <table:table-cell office:value-type="float" office:value="0.801159395255345" calcext:value-type="float">
            <text:p>0.801159395255345</text:p>
          </table:table-cell>
          <table:table-cell office:value-type="float" office:value="0.8523345" calcext:value-type="float">
            <text:p>0.8523345</text:p>
          </table:table-cell>
          <table:table-cell office:value-type="float" office:value="0.851135033159242" calcext:value-type="float">
            <text:p>0.851135033159242</text:p>
          </table:table-cell>
          <table:table-cell office:value-type="float" office:value="0.853533966840758" calcext:value-type="float">
            <text:p>0.853533966840758</text:p>
          </table:table-cell>
          <table:table-cell office:value-type="float" office:value="0.850574" calcext:value-type="float">
            <text:p>0.850574</text:p>
          </table:table-cell>
          <table:table-cell office:value-type="float" office:value="0.848993328882074" calcext:value-type="float">
            <text:p>0.848993328882074</text:p>
          </table:table-cell>
          <table:table-cell office:value-type="float" office:value="0.852154671117926" calcext:value-type="float">
            <text:p>0.852154671117926</text:p>
          </table:table-cell>
          <table:table-cell office:value-type="float" office:value="0.7842465" calcext:value-type="float">
            <text:p>0.7842465</text:p>
          </table:table-cell>
          <table:table-cell office:value-type="float" office:value="0.782306826150573" calcext:value-type="float">
            <text:p>0.782306826150573</text:p>
          </table:table-cell>
          <table:table-cell office:value-type="float" office:value="0.786186173849427" calcext:value-type="float">
            <text:p>0.786186173849427</text:p>
          </table:table-cell>
          <table:table-cell office:value-type="float" office:value="0.850574" calcext:value-type="float">
            <text:p>0.850574</text:p>
          </table:table-cell>
          <table:table-cell office:value-type="float" office:value="0.848993328882074" calcext:value-type="float">
            <text:p>0.848993328882074</text:p>
          </table:table-cell>
          <table:table-cell office:value-type="float" office:value="0.852154671117926" calcext:value-type="float">
            <text:p>0.852154671117926</text:p>
          </table:table-cell>
          <table:table-cell office:value-type="float" office:value="0.783588516217856" calcext:value-type="float">
            <text:p>0.783588516217856</text:p>
          </table:table-cell>
          <table:table-cell office:value-type="float" office:value="0.772488721735596" calcext:value-type="float">
            <text:p>0.772488721735596</text:p>
          </table:table-cell>
          <table:table-cell office:value-type="float" office:value="0.794688310700116" calcext:value-type="float">
            <text:p>0.794688310700116</text:p>
          </table:table-cell>
          <table:table-cell office:value-type="float" office:value="0.799502406491183" calcext:value-type="float">
            <text:p>0.799502406491183</text:p>
          </table:table-cell>
          <table:table-cell office:value-type="float" office:value="0.791511868733964" calcext:value-type="float">
            <text:p>0.791511868733964</text:p>
          </table:table-cell>
          <table:table-cell office:value-type="float" office:value="0.807492944248402" calcext:value-type="float">
            <text:p>0.807492944248402</text:p>
          </table:table-cell>
          <table:table-cell office:value-type="float" office:value="0.851769571940875" calcext:value-type="float">
            <text:p>0.851769571940875</text:p>
          </table:table-cell>
          <table:table-cell office:value-type="float" office:value="0.84400608846258" calcext:value-type="float">
            <text:p>0.84400608846258</text:p>
          </table:table-cell>
          <table:table-cell office:value-type="float" office:value="0.859533055419171" calcext:value-type="float">
            <text:p>0.859533055419171</text:p>
          </table:table-cell>
          <table:table-cell office:value-type="float" office:value="0.849043322150482" calcext:value-type="float">
            <text:p>0.849043322150482</text:p>
          </table:table-cell>
          <table:table-cell office:value-type="float" office:value="0.840422234942321" calcext:value-type="float">
            <text:p>0.840422234942321</text:p>
          </table:table-cell>
          <table:table-cell office:value-type="float" office:value="0.857664409358643" calcext:value-type="float">
            <text:p>0.857664409358643</text:p>
          </table:table-cell>
          <table:table-cell office:value-type="float" office:value="0.783588516217856" calcext:value-type="float">
            <text:p>0.783588516217856</text:p>
          </table:table-cell>
          <table:table-cell office:value-type="float" office:value="0.772488721735596" calcext:value-type="float">
            <text:p>0.772488721735596</text:p>
          </table:table-cell>
          <table:table-cell office:value-type="float" office:value="0.794688310700116" calcext:value-type="float">
            <text:p>0.794688310700116</text:p>
          </table:table-cell>
          <table:table-cell office:value-type="float" office:value="0.849043322150482" calcext:value-type="float">
            <text:p>0.849043322150482</text:p>
          </table:table-cell>
          <table:table-cell office:value-type="float" office:value="0.840422234942321" calcext:value-type="float">
            <text:p>0.840422234942321</text:p>
          </table:table-cell>
          <table:table-cell office:value-type="float" office:value="0.857664409358643" calcext:value-type="float">
            <text:p>0.857664409358643</text:p>
          </table:table-cell>
          <table:table-cell office:value-type="float" office:value="0.786243536615989" calcext:value-type="float">
            <text:p>0.786243536615989</text:p>
          </table:table-cell>
          <table:table-cell office:value-type="float" office:value="0.775053398820193" calcext:value-type="float">
            <text:p>0.775053398820193</text:p>
          </table:table-cell>
          <table:table-cell office:value-type="float" office:value="0.797433674411785" calcext:value-type="float">
            <text:p>0.797433674411785</text:p>
          </table:table-cell>
          <table:table-cell office:value-type="float" office:value="0.801472284123613" calcext:value-type="float">
            <text:p>0.801472284123613</text:p>
          </table:table-cell>
          <table:table-cell office:value-type="float" office:value="0.793454185514195" calcext:value-type="float">
            <text:p>0.793454185514195</text:p>
          </table:table-cell>
          <table:table-cell office:value-type="float" office:value="0.809490382733031" calcext:value-type="float">
            <text:p>0.809490382733031</text:p>
          </table:table-cell>
          <table:table-cell office:value-type="float" office:value="0.854268447938894" calcext:value-type="float">
            <text:p>0.854268447938894</text:p>
          </table:table-cell>
          <table:table-cell office:value-type="float" office:value="0.846472906454591" calcext:value-type="float">
            <text:p>0.846472906454591</text:p>
          </table:table-cell>
          <table:table-cell office:value-type="float" office:value="0.862063989423198" calcext:value-type="float">
            <text:p>0.862063989423198</text:p>
          </table:table-cell>
          <table:table-cell office:value-type="float" office:value="0.853287266661988" calcext:value-type="float">
            <text:p>0.853287266661988</text:p>
          </table:table-cell>
          <table:table-cell office:value-type="float" office:value="0.844720126212221" calcext:value-type="float">
            <text:p>0.844720126212221</text:p>
          </table:table-cell>
          <table:table-cell office:value-type="float" office:value="0.861854407111755" calcext:value-type="float">
            <text:p>0.861854407111755</text:p>
          </table:table-cell>
          <table:table-cell office:value-type="float" office:value="0.785735536615989" calcext:value-type="float">
            <text:p>0.785735536615989</text:p>
          </table:table-cell>
          <table:table-cell office:value-type="float" office:value="0.774622752887797" calcext:value-type="float">
            <text:p>0.774622752887797</text:p>
          </table:table-cell>
          <table:table-cell office:value-type="float" office:value="0.796848320344181" calcext:value-type="float">
            <text:p>0.796848320344181</text:p>
          </table:table-cell>
          <table:table-cell office:value-type="float" office:value="0.853287266661988" calcext:value-type="float">
            <text:p>0.853287266661988</text:p>
          </table:table-cell>
          <table:table-cell office:value-type="float" office:value="0.844720126212221" calcext:value-type="float">
            <text:p>0.844720126212221</text:p>
          </table:table-cell>
          <table:table-cell office:value-type="float" office:value="0.861854407111755" calcext:value-type="float">
            <text:p>0.861854407111755</text:p>
          </table:table-cell>
          <table:table-cell office:value-type="float" office:value="127.440435541667" calcext:value-type="float">
            <text:p>127.440435541667</text:p>
          </table:table-cell>
        </table:table-row>
        <table:table-row table:style-name="ro1">
          <table:table-cell office:value-type="string" calcext:value-type="string">
            <text:p>bky_posdep_unbalanced_pwr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266915" calcext:value-type="float">
            <text:p>0.8266915</text:p>
          </table:table-cell>
          <table:table-cell office:value-type="float" office:value="0.821047518573577" calcext:value-type="float">
            <text:p>0.821047518573577</text:p>
          </table:table-cell>
          <table:table-cell office:value-type="float" office:value="0.832335481426422" calcext:value-type="float">
            <text:p>0.832335481426422</text:p>
          </table:table-cell>
          <table:table-cell office:value-type="float" office:value="0.791244" calcext:value-type="float">
            <text:p>0.791244</text:p>
          </table:table-cell>
          <table:table-cell office:value-type="float" office:value="0.785602061999731" calcext:value-type="float">
            <text:p>0.785602061999731</text:p>
          </table:table-cell>
          <table:table-cell office:value-type="float" office:value="0.796885938000269" calcext:value-type="float">
            <text:p>0.796885938000269</text:p>
          </table:table-cell>
          <table:table-cell office:value-type="float" office:value="0.8413725" calcext:value-type="float">
            <text:p>0.8413725</text:p>
          </table:table-cell>
          <table:table-cell office:value-type="float" office:value="0.835635036427446" calcext:value-type="float">
            <text:p>0.835635036427446</text:p>
          </table:table-cell>
          <table:table-cell office:value-type="float" office:value="0.847109963572553" calcext:value-type="float">
            <text:p>0.847109963572553</text:p>
          </table:table-cell>
          <table:table-cell office:value-type="float" office:value="0.8642825" calcext:value-type="float">
            <text:p>0.8642825</text:p>
          </table:table-cell>
          <table:table-cell office:value-type="float" office:value="0.859764097860267" calcext:value-type="float">
            <text:p>0.859764097860267</text:p>
          </table:table-cell>
          <table:table-cell office:value-type="float" office:value="0.868800902139733" calcext:value-type="float">
            <text:p>0.868800902139733</text:p>
          </table:table-cell>
          <table:table-cell office:value-type="float" office:value="0.8258625" calcext:value-type="float">
            <text:p>0.8258625</text:p>
          </table:table-cell>
          <table:table-cell office:value-type="float" office:value="0.820336562259712" calcext:value-type="float">
            <text:p>0.820336562259712</text:p>
          </table:table-cell>
          <table:table-cell office:value-type="float" office:value="0.831388437740287" calcext:value-type="float">
            <text:p>0.831388437740287</text:p>
          </table:table-cell>
          <table:table-cell office:value-type="float" office:value="0.8642825" calcext:value-type="float">
            <text:p>0.8642825</text:p>
          </table:table-cell>
          <table:table-cell office:value-type="float" office:value="0.859764097860267" calcext:value-type="float">
            <text:p>0.859764097860267</text:p>
          </table:table-cell>
          <table:table-cell office:value-type="float" office:value="0.868800902139733" calcext:value-type="float">
            <text:p>0.868800902139733</text:p>
          </table:table-cell>
          <table:table-cell office:value-type="float" office:value="0.616579408154886" calcext:value-type="float">
            <text:p>0.616579408154886</text:p>
          </table:table-cell>
          <table:table-cell office:value-type="float" office:value="0.603149691339008" calcext:value-type="float">
            <text:p>0.603149691339008</text:p>
          </table:table-cell>
          <table:table-cell office:value-type="float" office:value="0.630009124970764" calcext:value-type="float">
            <text:p>0.630009124970764</text:p>
          </table:table-cell>
          <table:table-cell office:value-type="float" office:value="0.826619731620214" calcext:value-type="float">
            <text:p>0.826619731620214</text:p>
          </table:table-cell>
          <table:table-cell office:value-type="float" office:value="0.818334644386508" calcext:value-type="float">
            <text:p>0.818334644386508</text:p>
          </table:table-cell>
          <table:table-cell office:value-type="float" office:value="0.834904818853919" calcext:value-type="float">
            <text:p>0.834904818853919</text:p>
          </table:table-cell>
          <table:table-cell office:value-type="float" office:value="0.890186899649072" calcext:value-type="float">
            <text:p>0.890186899649072</text:p>
          </table:table-cell>
          <table:table-cell office:value-type="float" office:value="0.882234341206988" calcext:value-type="float">
            <text:p>0.882234341206988</text:p>
          </table:table-cell>
          <table:table-cell office:value-type="float" office:value="0.898139458091157" calcext:value-type="float">
            <text:p>0.898139458091157</text:p>
          </table:table-cell>
          <table:table-cell office:value-type="float" office:value="0.729519339172588" calcext:value-type="float">
            <text:p>0.729519339172588</text:p>
          </table:table-cell>
          <table:table-cell office:value-type="float" office:value="0.718865176233266" calcext:value-type="float">
            <text:p>0.718865176233266</text:p>
          </table:table-cell>
          <table:table-cell office:value-type="float" office:value="0.74017350211191" calcext:value-type="float">
            <text:p>0.74017350211191</text:p>
          </table:table-cell>
          <table:table-cell office:value-type="float" office:value="0.616579408154886" calcext:value-type="float">
            <text:p>0.616579408154886</text:p>
          </table:table-cell>
          <table:table-cell office:value-type="float" office:value="0.603149691339008" calcext:value-type="float">
            <text:p>0.603149691339008</text:p>
          </table:table-cell>
          <table:table-cell office:value-type="float" office:value="0.630009124970764" calcext:value-type="float">
            <text:p>0.630009124970764</text:p>
          </table:table-cell>
          <table:table-cell office:value-type="float" office:value="0.729519339172588" calcext:value-type="float">
            <text:p>0.729519339172588</text:p>
          </table:table-cell>
          <table:table-cell office:value-type="float" office:value="0.718865176233266" calcext:value-type="float">
            <text:p>0.718865176233266</text:p>
          </table:table-cell>
          <table:table-cell office:value-type="float" office:value="0.74017350211191" calcext:value-type="float">
            <text:p>0.74017350211191</text:p>
          </table:table-cell>
          <table:table-cell office:value-type="float" office:value="0.87986439211516" calcext:value-type="float">
            <text:p>0.87986439211516</text:p>
          </table:table-cell>
          <table:table-cell office:value-type="float" office:value="0.869758581910593" calcext:value-type="float">
            <text:p>0.869758581910593</text:p>
          </table:table-cell>
          <table:table-cell office:value-type="float" office:value="0.889970202319727" calcext:value-type="float">
            <text:p>0.889970202319727</text:p>
          </table:table-cell>
          <table:table-cell office:value-type="float" office:value="0.783131249580507" calcext:value-type="float">
            <text:p>0.783131249580507</text:p>
          </table:table-cell>
          <table:table-cell office:value-type="float" office:value="0.77417820070639" calcext:value-type="float">
            <text:p>0.77417820070639</text:p>
          </table:table-cell>
          <table:table-cell office:value-type="float" office:value="0.792084298454624" calcext:value-type="float">
            <text:p>0.792084298454624</text:p>
          </table:table-cell>
          <table:table-cell office:value-type="float" office:value="0.829986458742869" calcext:value-type="float">
            <text:p>0.829986458742869</text:p>
          </table:table-cell>
          <table:table-cell office:value-type="float" office:value="0.820991391355853" calcext:value-type="float">
            <text:p>0.820991391355853</text:p>
          </table:table-cell>
          <table:table-cell office:value-type="float" office:value="0.838981526129885" calcext:value-type="float">
            <text:p>0.838981526129885</text:p>
          </table:table-cell>
          <table:table-cell office:value-type="float" office:value="0.898784475586879" calcext:value-type="float">
            <text:p>0.898784475586879</text:p>
          </table:table-cell>
          <table:table-cell office:value-type="float" office:value="0.890762332470977" calcext:value-type="float">
            <text:p>0.890762332470977</text:p>
          </table:table-cell>
          <table:table-cell office:value-type="float" office:value="0.90680661870278" calcext:value-type="float">
            <text:p>0.90680661870278</text:p>
          </table:table-cell>
          <table:table-cell office:value-type="float" office:value="0.87882814211516" calcext:value-type="float">
            <text:p>0.87882814211516</text:p>
          </table:table-cell>
          <table:table-cell office:value-type="float" office:value="0.868855387293165" calcext:value-type="float">
            <text:p>0.868855387293165</text:p>
          </table:table-cell>
          <table:table-cell office:value-type="float" office:value="0.888800896937154" calcext:value-type="float">
            <text:p>0.888800896937154</text:p>
          </table:table-cell>
          <table:table-cell office:value-type="float" office:value="0.898784475586879" calcext:value-type="float">
            <text:p>0.898784475586879</text:p>
          </table:table-cell>
          <table:table-cell office:value-type="float" office:value="0.890762332470977" calcext:value-type="float">
            <text:p>0.890762332470977</text:p>
          </table:table-cell>
          <table:table-cell office:value-type="float" office:value="0.90680661870278" calcext:value-type="float">
            <text:p>0.90680661870278</text:p>
          </table:table-cell>
          <table:table-cell office:value-type="float" office:value="126.216571708333" calcext:value-type="float">
            <text:p>126.216571708333</text:p>
          </table:table-cell>
        </table:table-row>
      </table:table>
      <table:named-expressions/>
      <table:database-ranges>
        <table:database-range table:name="__Anonymous_Sheet_DB__0" table:target-range-address="formatted.A2:formatted.X22" table:display-filter-buttons="true"/>
        <table:database-range table:name="__Anonymous_Sheet_DB__1" table:target-range-address="raw.A1:raw.AX1048576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a933"/>
    </style:style>
    <style:style style:name="Blue" style:family="table-cell" style:parent-style-name="Default">
      <style:text-properties fo:color="#2a6099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 style:data-style-name="N2" text:time-value="23:52:46.08724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16T23:53:19.615831000</dc:date>
    <meta:editing-duration>PT16H48M12S</meta:editing-duration>
    <meta:editing-cycles>31</meta:editing-cycles>
    <meta:generator>LibreOffice/25.8.1.1$MacOSX_AARCH64 LibreOffice_project/54047653041915e595ad4e45cccea684809c77b5</meta:generator>
    <meta:document-statistic meta:table-count="2" meta:cell-count="1935" meta:object-count="0"/>
  </office:meta>
</office:document-meta>
</file>